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Slack-Lato" svg:font-family="Slack-Lato, appleLogo, sans-serif"/>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JP Regular" svg:font-family="'Noto Sans CJK JP Regular'" style:font-family-generic="system" style:font-pitch="variable"/>
  </office:font-face-decls>
  <office:automatic-styles>
    <style:style style:name="표1" style:family="table">
      <style:table-properties style:width="6.6931in" table:align="margins"/>
    </style:style>
    <style:style style:name="표1.A" style:family="table-column">
      <style:table-column-properties style:column-width="1.3389in" style:rel-column-width="13107*"/>
    </style:style>
    <style:style style:name="표1.C" style:family="table-column">
      <style:table-column-properties style:column-width="1.3382in" style:rel-column-width="13106*"/>
    </style:style>
    <style:style style:name="표1.E" style:family="table-column">
      <style:table-column-properties style:column-width="1.3389in" style:rel-column-width="13108*"/>
    </style:style>
    <style:style style:name="표1.A1" style:family="table-cell">
      <style:table-cell-properties fo:padding="0.0382in" fo:border-left="0.05pt solid #000000" fo:border-right="none" fo:border-top="0.05pt solid #000000" fo:border-bottom="0.05pt solid #000000"/>
    </style:style>
    <style:style style:name="표1.E1" style:family="table-cell">
      <style:table-cell-properties fo:padding="0.0382in" fo:border="0.05pt solid #000000"/>
    </style:style>
    <style:style style:name="표1.A2" style:family="table-cell">
      <style:table-cell-properties fo:padding="0.0382in" fo:border-left="0.05pt solid #000000" fo:border-right="none" fo:border-top="none" fo:border-bottom="0.05pt solid #000000"/>
    </style:style>
    <style:style style:name="표1.E2" style:family="table-cell">
      <style:table-cell-properties fo:padding="0.0382in" fo:border-left="0.05pt solid #000000" fo:border-right="0.05pt solid #000000" fo:border-top="none" fo:border-bottom="0.05pt solid #000000"/>
    </style:style>
    <style:style style:name="Table1" style:family="table">
      <style:table-properties style:width="4.1563in" table:align="left"/>
    </style:style>
    <style:style style:name="Table1.A" style:family="table-column">
      <style:table-column-properties style:column-width="0.2507in"/>
    </style:style>
    <style:style style:name="Table1.B" style:family="table-column">
      <style:table-column-properties style:column-width="0.3653in"/>
    </style:style>
    <style:style style:name="Table1.C" style:family="table-column">
      <style:table-column-properties style:column-width="2.0042in"/>
    </style:style>
    <style:style style:name="Table1.D" style:family="table-column">
      <style:table-column-properties style:column-width="1.5361in"/>
    </style:style>
    <style:style style:name="Table1.A1" style:family="table-cell">
      <style:table-cell-properties style:vertical-align="middle" fo:padding="0in" fo:border="none"/>
    </style:style>
    <style:style style:name="Table2" style:family="table">
      <style:table-properties style:width="6.6931in" table:align="margins"/>
    </style:style>
    <style:style style:name="Table2.A" style:family="table-column">
      <style:table-column-properties style:column-width="1.3389in" style:rel-column-width="13107*"/>
    </style:style>
    <style:style style:name="Table2.C" style:family="table-column">
      <style:table-column-properties style:column-width="1.3382in" style:rel-column-width="13106*"/>
    </style:style>
    <style:style style:name="Table2.E" style:family="table-column">
      <style:table-column-properties style:column-width="1.3389in" style:rel-column-width="13108*"/>
    </style:style>
    <style:style style:name="Table2.A1" style:family="table-cell">
      <style:table-cell-properties fo:padding="0.0382in" fo:border-left="0.05pt solid #000000" fo:border-right="none" fo:border-top="0.05pt solid #000000" fo:border-bottom="0.05pt solid #000000"/>
    </style:style>
    <style:style style:name="Table2.E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0f9d21" officeooo:paragraph-rsid="000f9d21"/>
    </style:style>
    <style:style style:name="P2" style:family="paragraph" style:parent-style-name="Standard">
      <style:text-properties officeooo:rsid="0012b3da" officeooo:paragraph-rsid="0012b3da"/>
    </style:style>
    <style:style style:name="P3" style:family="paragraph" style:parent-style-name="Standard">
      <style:text-properties officeooo:rsid="00105ffe" officeooo:paragraph-rsid="00156e24"/>
    </style:style>
    <style:style style:name="P4" style:family="paragraph" style:parent-style-name="Standard">
      <style:text-properties officeooo:rsid="00105ffe" officeooo:paragraph-rsid="0016137e"/>
    </style:style>
    <style:style style:name="P5" style:family="paragraph" style:parent-style-name="Standard">
      <style:text-properties officeooo:rsid="00113659" officeooo:paragraph-rsid="00156e24"/>
    </style:style>
    <style:style style:name="P6" style:family="paragraph" style:parent-style-name="Standard">
      <style:text-properties fo:font-style="italic" fo:font-weight="bold" officeooo:rsid="0012b3da" officeooo:paragraph-rsid="0012b3da" style:font-style-asian="italic" style:font-weight-asian="bold" style:font-style-complex="italic" style:font-weight-complex="bold"/>
    </style:style>
    <style:style style:name="P7" style:family="paragraph" style:parent-style-name="Standard">
      <style:text-properties officeooo:rsid="0016137e" officeooo:paragraph-rsid="0016137e"/>
    </style:style>
    <style:style style:name="P8" style:family="paragraph" style:parent-style-name="Standard">
      <style:text-properties fo:font-weight="bold" officeooo:rsid="00105ffe" officeooo:paragraph-rsid="00156e24" style:font-weight-asian="bold" style:font-weight-complex="bold"/>
    </style:style>
    <style:style style:name="P9" style:family="paragraph" style:parent-style-name="Standard">
      <style:text-properties fo:font-weight="bold" officeooo:rsid="00113659" officeooo:paragraph-rsid="00156e24" style:font-weight-asian="bold" style:font-weight-complex="bold"/>
    </style:style>
    <style:style style:name="P10" style:family="paragraph" style:parent-style-name="Standard">
      <style:text-properties fo:font-weight="bold" officeooo:rsid="0019de0a" officeooo:paragraph-rsid="0019de0a" style:font-weight-asian="bold" style:font-weight-complex="bold"/>
    </style:style>
    <style:style style:name="P11" style:family="paragraph" style:parent-style-name="Standard">
      <style:text-properties fo:font-weight="bold" officeooo:rsid="001c4bac" officeooo:paragraph-rsid="001c4bac" style:font-weight-asian="bold" style:font-weight-complex="bold"/>
    </style:style>
    <style:style style:name="P12" style:family="paragraph" style:parent-style-name="Standard">
      <style:text-properties fo:font-weight="bold" officeooo:rsid="00217a1f" officeooo:paragraph-rsid="00217a1f" style:font-weight-asian="bold" style:font-weight-complex="bold"/>
    </style:style>
    <style:style style:name="P13" style:family="paragraph" style:parent-style-name="Standard">
      <style:text-properties fo:font-weight="bold" officeooo:rsid="0034798c" officeooo:paragraph-rsid="0034798c" style:font-weight-asian="bold" style:font-weight-complex="bold"/>
    </style:style>
    <style:style style:name="P14" style:family="paragraph" style:parent-style-name="Standard">
      <style:text-properties fo:font-weight="bold" officeooo:rsid="0034dfd0" officeooo:paragraph-rsid="0034dfd0" style:font-weight-asian="bold" style:font-weight-complex="bold"/>
    </style:style>
    <style:style style:name="P15" style:family="paragraph" style:parent-style-name="Standard">
      <style:text-properties fo:font-weight="bold" officeooo:rsid="00379e9f" officeooo:paragraph-rsid="00379e9f" style:font-weight-asian="bold" style:font-weight-complex="bold"/>
    </style:style>
    <style:style style:name="P16" style:family="paragraph" style:parent-style-name="Standard">
      <style:text-properties fo:font-weight="bold" officeooo:rsid="0039bf20" officeooo:paragraph-rsid="0039bf20" style:font-weight-asian="bold" style:font-weight-complex="bold"/>
    </style:style>
    <style:style style:name="P17" style:family="paragraph" style:parent-style-name="Standard">
      <style:text-properties fo:font-weight="bold" officeooo:rsid="002aed63" officeooo:paragraph-rsid="005011ee" style:font-weight-asian="bold" style:font-weight-complex="bold"/>
    </style:style>
    <style:style style:name="P18" style:family="paragraph" style:parent-style-name="Standard">
      <style:text-properties fo:font-weight="bold" officeooo:rsid="00556289" officeooo:paragraph-rsid="00556289" style:font-weight-asian="bold" style:font-weight-complex="bold"/>
    </style:style>
    <style:style style:name="P19" style:family="paragraph" style:parent-style-name="Standard">
      <style:text-properties fo:font-weight="bold" officeooo:rsid="00744a4d" officeooo:paragraph-rsid="00744a4d" style:font-weight-asian="bold" style:font-weight-complex="bold"/>
    </style:style>
    <style:style style:name="P20" style:family="paragraph" style:parent-style-name="Standard">
      <style:text-properties fo:font-weight="bold" officeooo:rsid="00108b0b" officeooo:paragraph-rsid="00765e65" style:font-weight-asian="bold" style:font-weight-complex="bold"/>
    </style:style>
    <style:style style:name="P21" style:family="paragraph" style:parent-style-name="Standard">
      <style:text-properties fo:font-weight="bold" officeooo:rsid="0080409e" officeooo:paragraph-rsid="0080409e" style:font-weight-asian="bold" style:font-weight-complex="bold"/>
    </style:style>
    <style:style style:name="P22" style:family="paragraph" style:parent-style-name="Standard">
      <style:text-properties fo:font-weight="bold" officeooo:rsid="00a35135" officeooo:paragraph-rsid="00a35135" style:font-weight-asian="bold" style:font-weight-complex="bold"/>
    </style:style>
    <style:style style:name="P23" style:family="paragraph" style:parent-style-name="Standard">
      <style:text-properties fo:font-weight="bold" officeooo:rsid="00a76be7" officeooo:paragraph-rsid="00a76be7" style:font-weight-asian="bold" style:font-weight-complex="bold"/>
    </style:style>
    <style:style style:name="P24" style:family="paragraph" style:parent-style-name="Standard">
      <style:text-properties fo:font-weight="bold" officeooo:rsid="00aa8fbd" officeooo:paragraph-rsid="00aa8fbd" style:font-weight-asian="bold" style:font-weight-complex="bold"/>
    </style:style>
    <style:style style:name="P25" style:family="paragraph" style:parent-style-name="Standard">
      <style:text-properties fo:font-weight="bold" officeooo:rsid="00ad094e" officeooo:paragraph-rsid="00ad094e" style:font-weight-asian="bold" style:font-weight-complex="bold"/>
    </style:style>
    <style:style style:name="P26" style:family="paragraph" style:parent-style-name="Standard">
      <style:text-properties fo:font-weight="bold" officeooo:rsid="00b26b8b" officeooo:paragraph-rsid="00b26b8b" style:font-weight-asian="bold" style:font-weight-complex="bold"/>
    </style:style>
    <style:style style:name="P27" style:family="paragraph" style:parent-style-name="Standard">
      <style:text-properties fo:font-weight="bold" officeooo:rsid="00b45b96" officeooo:paragraph-rsid="00b45b96" style:font-weight-asian="bold" style:font-weight-complex="bold"/>
    </style:style>
    <style:style style:name="P28" style:family="paragraph" style:parent-style-name="Standard">
      <style:text-properties fo:font-weight="bold" officeooo:rsid="00b6cec8" officeooo:paragraph-rsid="00b6cec8" style:font-weight-asian="bold" style:font-weight-complex="bold"/>
    </style:style>
    <style:style style:name="P29" style:family="paragraph" style:parent-style-name="Standard">
      <style:text-properties fo:font-weight="bold" officeooo:rsid="00b7d5fe" officeooo:paragraph-rsid="00b7d5fe" style:font-weight-asian="bold" style:font-weight-complex="bold"/>
    </style:style>
    <style:style style:name="P30" style:family="paragraph" style:parent-style-name="Standard">
      <style:text-properties fo:font-weight="bold" officeooo:rsid="00bd6735" officeooo:paragraph-rsid="00bd6735" style:font-weight-asian="bold" style:font-weight-complex="bold"/>
    </style:style>
    <style:style style:name="P31" style:family="paragraph" style:parent-style-name="Standard">
      <style:text-properties fo:font-weight="bold" officeooo:rsid="00c4caa6" officeooo:paragraph-rsid="00c4caa6" style:font-weight-asian="bold" style:font-weight-complex="bold"/>
    </style:style>
    <style:style style:name="P32" style:family="paragraph" style:parent-style-name="Standard">
      <style:text-properties fo:font-weight="bold" officeooo:rsid="00c9556a" officeooo:paragraph-rsid="00c9556a" style:font-weight-asian="bold" style:font-weight-complex="bold"/>
    </style:style>
    <style:style style:name="P33" style:family="paragraph" style:parent-style-name="Standard">
      <style:text-properties fo:font-weight="bold" officeooo:rsid="00c87d6a" officeooo:paragraph-rsid="00d362a8" style:font-weight-asian="bold" style:font-weight-complex="bold"/>
    </style:style>
    <style:style style:name="P34" style:family="paragraph" style:parent-style-name="Standard">
      <style:text-properties fo:font-weight="bold" officeooo:rsid="00d375c5" officeooo:paragraph-rsid="00d375c5" style:font-weight-asian="bold" style:font-weight-complex="bold"/>
    </style:style>
    <style:style style:name="P35" style:family="paragraph" style:parent-style-name="Standard">
      <style:text-properties fo:font-weight="bold" officeooo:rsid="00d58f7a" officeooo:paragraph-rsid="00d903ee" style:font-weight-asian="bold" style:font-weight-complex="bold"/>
    </style:style>
    <style:style style:name="P36" style:family="paragraph" style:parent-style-name="Standard">
      <style:text-properties fo:font-weight="bold" officeooo:rsid="00d95210" officeooo:paragraph-rsid="00d95210" style:font-weight-asian="bold" style:font-weight-complex="bold"/>
    </style:style>
    <style:style style:name="P37" style:family="paragraph" style:parent-style-name="Standard">
      <style:text-properties officeooo:rsid="0016483d" officeooo:paragraph-rsid="0016483d"/>
    </style:style>
    <style:style style:name="P38" style:family="paragraph" style:parent-style-name="Standard">
      <style:text-properties officeooo:rsid="0019de0a" officeooo:paragraph-rsid="0019de0a"/>
    </style:style>
    <style:style style:name="P39" style:family="paragraph" style:parent-style-name="Standard">
      <style:text-properties officeooo:rsid="001c4bac" officeooo:paragraph-rsid="001c4bac"/>
    </style:style>
    <style:style style:name="P40" style:family="paragraph" style:parent-style-name="Standard">
      <style:text-properties officeooo:rsid="001c4bac" officeooo:paragraph-rsid="00217a1f"/>
    </style:style>
    <style:style style:name="P41" style:family="paragraph" style:parent-style-name="Standard">
      <style:text-properties officeooo:rsid="001d76da" officeooo:paragraph-rsid="001d76da"/>
    </style:style>
    <style:style style:name="P42" style:family="paragraph" style:parent-style-name="Standard">
      <style:text-properties officeooo:rsid="001ee0d3" officeooo:paragraph-rsid="001ee0d3"/>
    </style:style>
    <style:style style:name="P43" style:family="paragraph" style:parent-style-name="Standard">
      <style:text-properties officeooo:rsid="001f68cc" officeooo:paragraph-rsid="001f68cc"/>
    </style:style>
    <style:style style:name="P44" style:family="paragraph" style:parent-style-name="Standard">
      <style:text-properties officeooo:rsid="001a8616" officeooo:paragraph-rsid="0021718a"/>
    </style:style>
    <style:style style:name="P45" style:family="paragraph" style:parent-style-name="Standard">
      <style:text-properties officeooo:rsid="00217a1f" officeooo:paragraph-rsid="00217a1f"/>
    </style:style>
    <style:style style:name="P46" style:family="paragraph" style:parent-style-name="Standard">
      <style:text-properties officeooo:rsid="0025f455" officeooo:paragraph-rsid="0026750a"/>
    </style:style>
    <style:style style:name="P47" style:family="paragraph" style:parent-style-name="Standard">
      <style:text-properties officeooo:rsid="0025f455" officeooo:paragraph-rsid="001c4bac"/>
    </style:style>
    <style:style style:name="P48" style:family="paragraph" style:parent-style-name="Standard">
      <style:text-properties fo:font-style="normal" fo:font-weight="bold" officeooo:rsid="00259dad" officeooo:paragraph-rsid="00259dad" style:font-style-asian="normal" style:font-weight-asian="bold" style:font-style-complex="normal" style:font-weight-complex="bold"/>
    </style:style>
    <style:style style:name="P49" style:family="paragraph" style:parent-style-name="Standard">
      <style:text-properties officeooo:rsid="00259dad" officeooo:paragraph-rsid="00327991"/>
    </style:style>
    <style:style style:name="P50" style:family="paragraph" style:parent-style-name="Standard">
      <style:text-properties officeooo:rsid="00327991" officeooo:paragraph-rsid="00327991"/>
    </style:style>
    <style:style style:name="P51" style:family="paragraph" style:parent-style-name="Standard">
      <style:text-properties style:text-line-through-style="solid" style:text-line-through-type="single" officeooo:rsid="0025f455" officeooo:paragraph-rsid="0026750a"/>
    </style:style>
    <style:style style:name="P52" style:family="paragraph" style:parent-style-name="Standard">
      <style:text-properties style:text-line-through-style="solid" style:text-line-through-type="single" officeooo:rsid="00c573c9" officeooo:paragraph-rsid="00c573c9"/>
    </style:style>
    <style:style style:name="P53" style:family="paragraph" style:parent-style-name="Standard">
      <style:text-properties style:text-line-through-style="solid" style:text-line-through-type="single" fo:font-size="12pt" style:text-underline-style="none" officeooo:rsid="00eba2a3" officeooo:paragraph-rsid="00eba2a3" style:font-size-asian="10.5pt" style:font-size-complex="12pt"/>
    </style:style>
    <style:style style:name="P54" style:family="paragraph" style:parent-style-name="Standard">
      <style:text-properties officeooo:rsid="0034798c" officeooo:paragraph-rsid="0034798c"/>
    </style:style>
    <style:style style:name="P55" style:family="paragraph" style:parent-style-name="Standard">
      <style:text-properties officeooo:rsid="0034dfd0" officeooo:paragraph-rsid="0034dfd0"/>
    </style:style>
    <style:style style:name="P56" style:family="paragraph" style:parent-style-name="Standard">
      <style:text-properties officeooo:rsid="00379e9f" officeooo:paragraph-rsid="00379e9f"/>
    </style:style>
    <style:style style:name="P57" style:family="paragraph" style:parent-style-name="Standard">
      <style:text-properties officeooo:rsid="00379e9f" officeooo:paragraph-rsid="00398082"/>
    </style:style>
    <style:style style:name="P58" style:family="paragraph" style:parent-style-name="Standard">
      <style:text-properties officeooo:rsid="0039bf20" officeooo:paragraph-rsid="0039bf20"/>
    </style:style>
    <style:style style:name="P59" style:family="paragraph" style:parent-style-name="Standard">
      <style:text-properties officeooo:rsid="003be1bf" officeooo:paragraph-rsid="003be1bf"/>
    </style:style>
    <style:style style:name="P60" style:family="paragraph" style:parent-style-name="Standard">
      <style:text-properties officeooo:rsid="002aed63" officeooo:paragraph-rsid="005011ee"/>
    </style:style>
    <style:style style:name="P61" style:family="paragraph" style:parent-style-name="Standard">
      <style:text-properties officeooo:rsid="001e0869" officeooo:paragraph-rsid="005011ee"/>
    </style:style>
    <style:style style:name="P62" style:family="paragraph" style:parent-style-name="Standard">
      <style:text-properties officeooo:paragraph-rsid="005011ee"/>
    </style:style>
    <style:style style:name="P63" style:family="paragraph" style:parent-style-name="Standard">
      <style:text-properties officeooo:rsid="00512b8a" officeooo:paragraph-rsid="00512b8a"/>
    </style:style>
    <style:style style:name="P64" style:family="paragraph" style:parent-style-name="Standard">
      <style:text-properties fo:font-weight="normal" officeooo:rsid="00556289" officeooo:paragraph-rsid="00556289" style:font-weight-asian="normal" style:font-weight-complex="normal"/>
    </style:style>
    <style:style style:name="P65" style:family="paragraph" style:parent-style-name="Standard">
      <style:text-properties officeooo:rsid="005758b2" officeooo:paragraph-rsid="005758b2"/>
    </style:style>
    <style:style style:name="P66" style:family="paragraph" style:parent-style-name="Standard">
      <style:text-properties officeooo:rsid="005bae40" officeooo:paragraph-rsid="005bae40"/>
    </style:style>
    <style:style style:name="P67" style:family="paragraph" style:parent-style-name="Standard">
      <style:text-properties officeooo:paragraph-rsid="005fad0a"/>
    </style:style>
    <style:style style:name="P68" style:family="paragraph" style:parent-style-name="Standard">
      <style:text-properties officeooo:rsid="006a5078" officeooo:paragraph-rsid="006a5078"/>
    </style:style>
    <style:style style:name="P69" style:family="paragraph" style:parent-style-name="Standard">
      <style:text-properties officeooo:rsid="005a17c8" officeooo:paragraph-rsid="005bae40"/>
    </style:style>
    <style:style style:name="P70" style:family="paragraph" style:parent-style-name="Standard">
      <style:text-properties officeooo:rsid="005d86d0" officeooo:paragraph-rsid="006a5078"/>
    </style:style>
    <style:style style:name="P71" style:family="paragraph" style:parent-style-name="Standard">
      <style:text-properties officeooo:rsid="007004f0" officeooo:paragraph-rsid="007004f0"/>
    </style:style>
    <style:style style:name="P72" style:family="paragraph" style:parent-style-name="Standard">
      <style:text-properties officeooo:rsid="00143786" officeooo:paragraph-rsid="00765e65"/>
    </style:style>
    <style:style style:name="P73" style:family="paragraph" style:parent-style-name="Standard">
      <style:text-properties officeooo:rsid="0077ca79" officeooo:paragraph-rsid="0077ca79"/>
    </style:style>
    <style:style style:name="P74" style:family="paragraph" style:parent-style-name="Standard">
      <style:text-properties officeooo:rsid="0079b577" officeooo:paragraph-rsid="0079b577"/>
    </style:style>
    <style:style style:name="P75" style:family="paragraph" style:parent-style-name="Standard">
      <style:text-properties officeooo:rsid="0079dab1" officeooo:paragraph-rsid="0079dab1"/>
    </style:style>
    <style:style style:name="P76" style:family="paragraph" style:parent-style-name="Standard">
      <style:text-properties officeooo:rsid="0080409e" officeooo:paragraph-rsid="0080409e"/>
    </style:style>
    <style:style style:name="P77" style:family="paragraph" style:parent-style-name="Standard">
      <style:text-properties officeooo:rsid="0080409e" officeooo:paragraph-rsid="008336a4"/>
    </style:style>
    <style:style style:name="P78" style:family="paragraph" style:parent-style-name="Standard">
      <style:text-properties officeooo:rsid="008336a4" officeooo:paragraph-rsid="008336a4"/>
    </style:style>
    <style:style style:name="P79" style:family="paragraph" style:parent-style-name="Standard">
      <style:text-properties officeooo:rsid="008336a4" officeooo:paragraph-rsid="009b04e5"/>
    </style:style>
    <style:style style:name="P80" style:family="paragraph" style:parent-style-name="Standard">
      <style:text-properties officeooo:rsid="009820cc" officeooo:paragraph-rsid="009820cc"/>
    </style:style>
    <style:style style:name="P81" style:family="paragraph" style:parent-style-name="Standard">
      <style:text-properties officeooo:rsid="009ecfd2" officeooo:paragraph-rsid="009ecfd2"/>
    </style:style>
    <style:style style:name="P82" style:family="paragraph" style:parent-style-name="Standard">
      <style:text-properties officeooo:rsid="009e7022" officeooo:paragraph-rsid="009e7022"/>
    </style:style>
    <style:style style:name="P83" style:family="paragraph" style:parent-style-name="Standard">
      <style:text-properties officeooo:rsid="00a35135" officeooo:paragraph-rsid="00a35135"/>
    </style:style>
    <style:style style:name="P84" style:family="paragraph" style:parent-style-name="Standard">
      <style:text-properties officeooo:rsid="00a35135" officeooo:paragraph-rsid="00a38c6b"/>
    </style:style>
    <style:style style:name="P85" style:family="paragraph" style:parent-style-name="Standard">
      <style:text-properties officeooo:rsid="00a38c6b" officeooo:paragraph-rsid="00a38c6b"/>
    </style:style>
    <style:style style:name="P86" style:family="paragraph" style:parent-style-name="Standard">
      <style:text-properties officeooo:rsid="00a76be7" officeooo:paragraph-rsid="00a76be7"/>
    </style:style>
    <style:style style:name="P87" style:family="paragraph" style:parent-style-name="Standard">
      <style:text-properties officeooo:rsid="00aa8fbd" officeooo:paragraph-rsid="00aa8fbd"/>
    </style:style>
    <style:style style:name="P88" style:family="paragraph" style:parent-style-name="Standard">
      <style:text-properties officeooo:rsid="00ad094e" officeooo:paragraph-rsid="00ad094e"/>
    </style:style>
    <style:style style:name="P89" style:family="paragraph" style:parent-style-name="Standard">
      <style:text-properties officeooo:rsid="00b26b8b" officeooo:paragraph-rsid="00b26b8b"/>
    </style:style>
    <style:style style:name="P90" style:family="paragraph" style:parent-style-name="Standard">
      <style:text-properties officeooo:rsid="00b45b96" officeooo:paragraph-rsid="00b45b96"/>
    </style:style>
    <style:style style:name="P91" style:family="paragraph" style:parent-style-name="Standard">
      <style:text-properties officeooo:rsid="00b6cec8" officeooo:paragraph-rsid="00b6cec8"/>
    </style:style>
    <style:style style:name="P92" style:family="paragraph" style:parent-style-name="Standard">
      <style:text-properties officeooo:rsid="00b7d5fe" officeooo:paragraph-rsid="00b7d5fe"/>
    </style:style>
    <style:style style:name="P93" style:family="paragraph" style:parent-style-name="Standard">
      <style:text-properties officeooo:rsid="00b837c4" officeooo:paragraph-rsid="00b837c4"/>
    </style:style>
    <style:style style:name="P94" style:family="paragraph" style:parent-style-name="Standard">
      <style:text-properties officeooo:rsid="00b8da55" officeooo:paragraph-rsid="00b8da55"/>
    </style:style>
    <style:style style:name="P95" style:family="paragraph" style:parent-style-name="Standard">
      <style:text-properties officeooo:rsid="00ba9484" officeooo:paragraph-rsid="00ba9484"/>
    </style:style>
    <style:style style:name="P96" style:family="paragraph" style:parent-style-name="Standard">
      <style:text-properties officeooo:paragraph-rsid="00b6cec8"/>
    </style:style>
    <style:style style:name="P97" style:family="paragraph" style:parent-style-name="Standard">
      <style:text-properties officeooo:rsid="00bd4205" officeooo:paragraph-rsid="00bd4205"/>
    </style:style>
    <style:style style:name="P98" style:family="paragraph" style:parent-style-name="Standard">
      <style:text-properties officeooo:rsid="00bd6735" officeooo:paragraph-rsid="00bd6735"/>
    </style:style>
    <style:style style:name="P99" style:family="paragraph" style:parent-style-name="Standard">
      <style:text-properties officeooo:rsid="00bd6735" officeooo:paragraph-rsid="00bf3419"/>
    </style:style>
    <style:style style:name="P100" style:family="paragraph" style:parent-style-name="Standard">
      <style:text-properties officeooo:rsid="00bd6735" officeooo:paragraph-rsid="00c0d2d7"/>
    </style:style>
    <style:style style:name="P101" style:family="paragraph" style:parent-style-name="Standard">
      <style:text-properties officeooo:rsid="00bf3419" officeooo:paragraph-rsid="00bf3419"/>
    </style:style>
    <style:style style:name="P102" style:family="paragraph" style:parent-style-name="Standard">
      <style:text-properties officeooo:rsid="00c0d2d7" officeooo:paragraph-rsid="00c0d2d7"/>
    </style:style>
    <style:style style:name="P103" style:family="paragraph" style:parent-style-name="Standard">
      <style:text-properties officeooo:rsid="00c4caa6" officeooo:paragraph-rsid="00c4caa6"/>
    </style:style>
    <style:style style:name="P104" style:family="paragraph" style:parent-style-name="Standard">
      <style:text-properties officeooo:rsid="00c573c9" officeooo:paragraph-rsid="00c573c9"/>
    </style:style>
    <style:style style:name="P105" style:family="paragraph" style:parent-style-name="Standard">
      <style:text-properties officeooo:rsid="00c75a8b" officeooo:paragraph-rsid="00c75a8b"/>
    </style:style>
    <style:style style:name="P106" style:family="paragraph" style:parent-style-name="Standard">
      <style:text-properties officeooo:rsid="00c77bc6" officeooo:paragraph-rsid="00c77bc6"/>
    </style:style>
    <style:style style:name="P107" style:family="paragraph" style:parent-style-name="Standard">
      <style:text-properties officeooo:rsid="00c9556a" officeooo:paragraph-rsid="00c9556a"/>
    </style:style>
    <style:style style:name="P108" style:family="paragraph" style:parent-style-name="Standard">
      <style:text-properties officeooo:rsid="00c9556a" officeooo:paragraph-rsid="00cced9d"/>
    </style:style>
    <style:style style:name="P109" style:family="paragraph" style:parent-style-name="Standard">
      <style:text-properties officeooo:rsid="00ca3ee3" officeooo:paragraph-rsid="00ca3ee3"/>
    </style:style>
    <style:style style:name="P110" style:family="paragraph" style:parent-style-name="Standard">
      <style:text-properties officeooo:rsid="00d11c46" officeooo:paragraph-rsid="00d11c46"/>
    </style:style>
    <style:style style:name="P111" style:family="paragraph" style:parent-style-name="Standard">
      <style:text-properties officeooo:rsid="00d24909" officeooo:paragraph-rsid="00d24909"/>
    </style:style>
    <style:style style:name="P112" style:family="paragraph" style:parent-style-name="Standard">
      <style:text-properties officeooo:rsid="00d24909" officeooo:paragraph-rsid="016465a0"/>
    </style:style>
    <style:style style:name="P113" style:family="paragraph" style:parent-style-name="Standard">
      <style:text-properties officeooo:rsid="00c87d6a" officeooo:paragraph-rsid="00d362a8"/>
    </style:style>
    <style:style style:name="P114" style:family="paragraph" style:parent-style-name="Standard">
      <style:text-properties officeooo:rsid="00d375c5" officeooo:paragraph-rsid="00d375c5"/>
    </style:style>
    <style:style style:name="P115" style:family="paragraph" style:parent-style-name="Standard">
      <style:text-properties officeooo:rsid="00d62ad0" officeooo:paragraph-rsid="00d62ad0"/>
    </style:style>
    <style:style style:name="P116" style:family="paragraph" style:parent-style-name="Standard">
      <style:text-properties officeooo:rsid="00d62ad0" officeooo:paragraph-rsid="016465a0"/>
    </style:style>
    <style:style style:name="P117" style:family="paragraph" style:parent-style-name="Standard">
      <style:text-properties officeooo:rsid="00d6a733" officeooo:paragraph-rsid="00d6a733"/>
    </style:style>
    <style:style style:name="P118" style:family="paragraph" style:parent-style-name="Standard">
      <style:text-properties officeooo:rsid="00d85150" officeooo:paragraph-rsid="00d85150"/>
    </style:style>
    <style:style style:name="P119" style:family="paragraph" style:parent-style-name="Standard">
      <style:text-properties officeooo:rsid="00d58f7a" officeooo:paragraph-rsid="00d903ee"/>
    </style:style>
    <style:style style:name="P120" style:family="paragraph" style:parent-style-name="Standard">
      <style:text-properties fo:font-size="8pt" officeooo:rsid="00d85150" officeooo:paragraph-rsid="00d85150" style:font-size-asian="8pt" style:font-size-complex="8pt"/>
    </style:style>
    <style:style style:name="P121" style:family="paragraph" style:parent-style-name="Standard">
      <style:text-properties fo:font-size="8pt" officeooo:rsid="00d85150" officeooo:paragraph-rsid="00d95210" style:font-size-asian="8pt" style:font-size-complex="8pt"/>
    </style:style>
    <style:style style:name="P122" style:family="paragraph" style:parent-style-name="Standard">
      <style:text-properties officeooo:rsid="00d95210" officeooo:paragraph-rsid="00d95210"/>
    </style:style>
    <style:style style:name="P123" style:family="paragraph" style:parent-style-name="Standard">
      <style:text-properties fo:font-size="12pt" officeooo:rsid="00d85150" officeooo:paragraph-rsid="00d95210" style:font-size-asian="10.5pt" style:font-size-complex="12pt"/>
    </style:style>
    <style:style style:name="P124" style:family="paragraph" style:parent-style-name="Standard">
      <style:text-properties fo:font-size="12pt" officeooo:rsid="00db0fc3" officeooo:paragraph-rsid="00db0fc3" style:font-size-asian="10.5pt" style:font-size-complex="12pt"/>
    </style:style>
    <style:style style:name="P125" style:family="paragraph" style:parent-style-name="Standard">
      <style:text-properties fo:font-size="12pt" officeooo:rsid="00dc3bce" officeooo:paragraph-rsid="00dc3bce" style:font-size-asian="10.5pt" style:font-size-complex="12pt"/>
    </style:style>
    <style:style style:name="P126" style:family="paragraph" style:parent-style-name="Standard">
      <style:text-properties fo:font-size="12pt" officeooo:rsid="00e02303" officeooo:paragraph-rsid="00e02303" style:font-size-asian="10.5pt" style:font-size-complex="12pt"/>
    </style:style>
    <style:style style:name="P127" style:family="paragraph" style:parent-style-name="Standard">
      <style:text-properties fo:font-size="12pt" officeooo:rsid="00e2085e" officeooo:paragraph-rsid="00e2085e" style:font-size-asian="10.5pt" style:font-size-complex="12pt"/>
    </style:style>
    <style:style style:name="P128" style:family="paragraph" style:parent-style-name="Standard">
      <style:text-properties fo:font-size="12pt" fo:font-weight="bold" officeooo:rsid="00dc3bce" officeooo:paragraph-rsid="00dc3bce" style:font-size-asian="10.5pt" style:font-weight-asian="bold" style:font-size-complex="12pt" style:font-weight-complex="bold"/>
    </style:style>
    <style:style style:name="P129" style:family="paragraph" style:parent-style-name="Standard">
      <style:text-properties fo:font-size="12pt" fo:font-weight="bold" officeooo:rsid="00de30f5" officeooo:paragraph-rsid="00de30f5" style:font-size-asian="10.5pt" style:font-weight-asian="bold" style:font-size-complex="12pt" style:font-weight-complex="bold"/>
    </style:style>
    <style:style style:name="P130" style:family="paragraph" style:parent-style-name="Standard">
      <style:text-properties fo:font-size="12pt" fo:font-weight="bold" officeooo:rsid="00e02303" officeooo:paragraph-rsid="00e02303" style:font-size-asian="10.5pt" style:font-weight-asian="bold" style:font-size-complex="12pt" style:font-weight-complex="bold"/>
    </style:style>
    <style:style style:name="P131" style:family="paragraph" style:parent-style-name="Standard">
      <style:text-properties fo:font-size="12pt" fo:font-weight="normal" officeooo:rsid="00de30f5" officeooo:paragraph-rsid="00de30f5" style:font-size-asian="10.5pt" style:font-weight-asian="normal" style:font-size-complex="12pt" style:font-weight-complex="normal"/>
    </style:style>
    <style:style style:name="P132" style:family="paragraph" style:parent-style-name="Standard">
      <style:text-properties fo:font-size="12pt" style:text-underline-style="none" officeooo:rsid="00e02303" officeooo:paragraph-rsid="00e02303" style:font-size-asian="10.5pt" style:font-size-complex="12pt"/>
    </style:style>
    <style:style style:name="P133" style:family="paragraph" style:parent-style-name="Standard">
      <style:text-properties fo:font-size="12pt" style:text-underline-style="none" officeooo:rsid="00e02303" officeooo:paragraph-rsid="00e2085e" style:font-size-asian="10.5pt" style:font-size-complex="12pt"/>
    </style:style>
    <style:style style:name="P134" style:family="paragraph" style:parent-style-name="Standard">
      <style:text-properties fo:font-size="12pt" style:text-underline-style="none" officeooo:rsid="00e2085e" officeooo:paragraph-rsid="00e2085e" style:font-size-asian="10.5pt" style:font-size-complex="12pt"/>
    </style:style>
    <style:style style:name="P135" style:family="paragraph" style:parent-style-name="Standard">
      <style:text-properties fo:font-size="12pt" style:text-underline-style="none" officeooo:rsid="00e652e7" officeooo:paragraph-rsid="00e652e7" style:font-size-asian="10.5pt" style:font-size-complex="12pt"/>
    </style:style>
    <style:style style:name="P136" style:family="paragraph" style:parent-style-name="Standard">
      <style:text-properties fo:font-size="12pt" style:text-underline-style="none" officeooo:rsid="00eba2a3" officeooo:paragraph-rsid="00eba2a3" style:font-size-asian="10.5pt" style:font-size-complex="12pt"/>
    </style:style>
    <style:style style:name="P137" style:family="paragraph" style:parent-style-name="Standard">
      <style:text-properties fo:font-size="12pt" style:text-underline-style="none" officeooo:rsid="00eca973" officeooo:paragraph-rsid="00eca973" style:font-size-asian="10.5pt" style:font-size-complex="12pt"/>
    </style:style>
    <style:style style:name="P138" style:family="paragraph" style:parent-style-name="Standard">
      <style:text-properties fo:font-size="12pt" style:text-underline-style="none" officeooo:rsid="00ed180f" officeooo:paragraph-rsid="00ed180f" style:font-size-asian="10.5pt" style:font-size-complex="12pt"/>
    </style:style>
    <style:style style:name="P139" style:family="paragraph" style:parent-style-name="Standard">
      <style:text-properties fo:font-size="12pt" style:text-underline-style="none" officeooo:rsid="00edb8ad" officeooo:paragraph-rsid="00edb8ad" style:font-size-asian="10.5pt" style:font-size-complex="12pt"/>
    </style:style>
    <style:style style:name="P140" style:family="paragraph" style:parent-style-name="Standard">
      <style:text-properties fo:font-size="12pt" style:text-underline-style="none" officeooo:rsid="00f68410" officeooo:paragraph-rsid="00f68410" style:font-size-asian="10.5pt" style:font-size-complex="12pt"/>
    </style:style>
    <style:style style:name="P141" style:family="paragraph" style:parent-style-name="Standard">
      <style:text-properties fo:font-size="12pt" style:text-underline-style="none" fo:font-weight="bold" officeooo:rsid="00e60870" officeooo:paragraph-rsid="00e60870" style:font-size-asian="10.5pt" style:font-weight-asian="bold" style:font-size-complex="12pt" style:font-weight-complex="bold"/>
    </style:style>
    <style:style style:name="P142" style:family="paragraph" style:parent-style-name="Standard">
      <style:text-properties officeooo:rsid="00e2085e" officeooo:paragraph-rsid="00e2085e"/>
    </style:style>
    <style:style style:name="P143" style:family="paragraph" style:parent-style-name="Standard">
      <style:text-properties officeooo:rsid="00e3aabc" officeooo:paragraph-rsid="00e3aabc"/>
    </style:style>
    <style:style style:name="P144" style:family="paragraph" style:parent-style-name="Standard">
      <style:text-properties officeooo:rsid="00e487da" officeooo:paragraph-rsid="00e487da"/>
    </style:style>
    <style:style style:name="P145"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eba2a3" officeooo:paragraph-rsid="00eba2a3" style:text-blinking="false" style:font-size-asian="10.5pt" style:font-size-complex="12pt"/>
    </style:style>
    <style:style style:name="P146"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edacd8" officeooo:paragraph-rsid="00edacd8" style:text-blinking="false" style:font-size-asian="10.5pt" style:font-size-complex="12pt"/>
    </style:style>
    <style:style style:name="P147"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edacd8" officeooo:paragraph-rsid="00edb8ad" style:text-blinking="false" style:font-size-asian="10.5pt" style:font-size-complex="12pt"/>
    </style:style>
    <style:style style:name="P148"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edb8ad" officeooo:paragraph-rsid="00edb8ad" style:text-blinking="false" style:font-size-asian="10.5pt" style:font-size-complex="12pt"/>
    </style:style>
    <style:style style:name="P149"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f298d9" officeooo:paragraph-rsid="00f298d9" style:text-blinking="false" style:font-size-asian="10.5pt" style:font-size-complex="12pt"/>
    </style:style>
    <style:style style:name="P150"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f68410" officeooo:paragraph-rsid="00f68410" style:text-blinking="false" style:font-size-asian="10.5pt" style:font-size-complex="12pt"/>
    </style:style>
    <style:style style:name="P151"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f7c400" officeooo:paragraph-rsid="00f7c400" style:text-blinking="false" style:font-size-asian="10.5pt" style:font-size-complex="12pt"/>
    </style:style>
    <style:style style:name="P152"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f9ad90" officeooo:paragraph-rsid="00f9ad90" style:text-blinking="false" style:font-size-asian="10.5pt" style:font-size-complex="12pt"/>
    </style:style>
    <style:style style:name="P153"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fb800b" officeooo:paragraph-rsid="00fb800b" style:text-blinking="false" style:font-size-asian="10.5pt" style:font-size-complex="12pt"/>
    </style:style>
    <style:style style:name="P154"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fca11c" officeooo:paragraph-rsid="00fca11c" style:text-blinking="false" style:font-size-asian="10.5pt" style:font-size-complex="12pt"/>
    </style:style>
    <style:style style:name="P155"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fea319" officeooo:paragraph-rsid="00fea319" style:text-blinking="false" style:font-size-asian="10.5pt" style:font-size-complex="12pt"/>
    </style:style>
    <style:style style:name="P156"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0d2a7f" officeooo:paragraph-rsid="010d2a7f" style:text-blinking="false" style:font-size-asian="10.5pt" style:font-size-complex="12pt"/>
    </style:style>
    <style:style style:name="P157"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0e4c8a" officeooo:paragraph-rsid="010e4c8a" style:text-blinking="false" style:font-size-asian="10.5pt" style:font-size-complex="12pt"/>
    </style:style>
    <style:style style:name="P158"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02fae" officeooo:paragraph-rsid="01102fae" style:text-blinking="false" style:font-size-asian="10.5pt" style:font-size-complex="12pt"/>
    </style:style>
    <style:style style:name="P159"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096bb" officeooo:paragraph-rsid="011096bb" style:text-blinking="false" style:font-size-asian="10.5pt" style:font-size-complex="12pt"/>
    </style:style>
    <style:style style:name="P160"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2167c" officeooo:paragraph-rsid="0112167c" style:text-blinking="false" style:font-size-asian="10.5pt" style:font-size-complex="12pt"/>
    </style:style>
    <style:style style:name="P161"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319e0" officeooo:paragraph-rsid="011319e0" style:text-blinking="false" style:font-size-asian="10.5pt" style:font-size-complex="12pt"/>
    </style:style>
    <style:style style:name="P162"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3ca32" officeooo:paragraph-rsid="0113ca32" style:text-blinking="false" style:font-size-asian="10.5pt" style:font-size-complex="12pt"/>
    </style:style>
    <style:style style:name="P163"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3d13e" officeooo:paragraph-rsid="0113d13e" style:text-blinking="false" style:font-size-asian="10.5pt" style:font-size-complex="12pt"/>
    </style:style>
    <style:style style:name="P164"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45103" officeooo:paragraph-rsid="01145103" style:text-blinking="false" style:font-size-asian="10.5pt" style:font-size-complex="12pt"/>
    </style:style>
    <style:style style:name="P165"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51a85" officeooo:paragraph-rsid="01151a85" style:text-blinking="false" style:font-size-asian="10.5pt" style:font-size-complex="12pt"/>
    </style:style>
    <style:style style:name="P166"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7d0f7" officeooo:paragraph-rsid="0117d0f7" style:text-blinking="false" style:font-size-asian="10.5pt" style:font-size-complex="12pt"/>
    </style:style>
    <style:style style:name="P167"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9be8b" officeooo:paragraph-rsid="0119be8b" style:text-blinking="false" style:font-size-asian="10.5pt" style:font-size-complex="12pt"/>
    </style:style>
    <style:style style:name="P168"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73727" officeooo:paragraph-rsid="01173727" style:text-blinking="false" style:font-size-asian="10.5pt" style:font-size-complex="12pt"/>
    </style:style>
    <style:style style:name="P169"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b6920" officeooo:paragraph-rsid="011b6920" style:text-blinking="false" style:font-size-asian="10.5pt" style:font-size-complex="12pt"/>
    </style:style>
    <style:style style:name="P170"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f4168" officeooo:paragraph-rsid="011f4168" style:text-blinking="false" style:font-size-asian="10.5pt" style:font-size-complex="12pt"/>
    </style:style>
    <style:style style:name="P171"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2c53a3" officeooo:paragraph-rsid="012c53a3" style:text-blinking="false" style:font-size-asian="10.5pt" style:font-size-complex="12pt"/>
    </style:style>
    <style:style style:name="P172"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2d9925" officeooo:paragraph-rsid="012d9925" style:text-blinking="false" style:font-size-asian="10.5pt" style:font-size-complex="12pt"/>
    </style:style>
    <style:style style:name="P173"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2fcd58" officeooo:paragraph-rsid="012fcd58" style:text-blinking="false" style:font-size-asian="10.5pt" style:font-size-complex="12pt"/>
    </style:style>
    <style:style style:name="P174"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0af70" officeooo:paragraph-rsid="0130af70" style:text-blinking="false" style:font-size-asian="10.5pt" style:font-size-complex="12pt"/>
    </style:style>
    <style:style style:name="P175"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1d068" officeooo:paragraph-rsid="0131d068" style:text-blinking="false" style:font-size-asian="10.5pt" style:font-size-complex="12pt"/>
    </style:style>
    <style:style style:name="P176"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1d068" officeooo:paragraph-rsid="014d1806" style:text-blinking="false" style:font-size-asian="10.5pt" style:font-size-complex="12pt"/>
    </style:style>
    <style:style style:name="P177"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27440" officeooo:paragraph-rsid="01327440" style:text-blinking="false" style:font-size-asian="10.5pt" style:font-size-complex="12pt"/>
    </style:style>
    <style:style style:name="P178"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35e17" officeooo:paragraph-rsid="01335e17" style:text-blinking="false" style:font-size-asian="10.5pt" style:font-size-complex="12pt"/>
    </style:style>
    <style:style style:name="P179"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6bf3e" officeooo:paragraph-rsid="0136bf3e" style:text-blinking="false" style:font-size-asian="10.5pt" style:font-size-complex="12pt"/>
    </style:style>
    <style:style style:name="P180"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6cb30" officeooo:paragraph-rsid="0136cb30" style:text-blinking="false" style:font-size-asian="10.5pt" style:font-size-complex="12pt"/>
    </style:style>
    <style:style style:name="P181"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6e445" officeooo:paragraph-rsid="0136e445" style:text-blinking="false" style:font-size-asian="10.5pt" style:font-size-complex="12pt"/>
    </style:style>
    <style:style style:name="P182"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82b49" officeooo:paragraph-rsid="01382b49" style:text-blinking="false" style:font-size-asian="10.5pt" style:font-size-complex="12pt"/>
    </style:style>
    <style:style style:name="P183"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92958" officeooo:paragraph-rsid="01392958" style:text-blinking="false" style:font-size-asian="10.5pt" style:font-size-complex="12pt"/>
    </style:style>
    <style:style style:name="P184"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ab0e6" officeooo:paragraph-rsid="013ab0e6" style:text-blinking="false" style:font-size-asian="10.5pt" style:font-size-complex="12pt"/>
    </style:style>
    <style:style style:name="P185"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4346bf" officeooo:paragraph-rsid="014346bf" style:text-blinking="false" style:font-size-asian="10.5pt" style:font-size-complex="12pt"/>
    </style:style>
    <style:style style:name="P186"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434e36" officeooo:paragraph-rsid="01434e36" style:text-blinking="false" style:font-size-asian="10.5pt" style:font-size-complex="12pt"/>
    </style:style>
    <style:style style:name="P187"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44b0f0" officeooo:paragraph-rsid="0144b0f0" style:text-blinking="false" style:font-size-asian="10.5pt" style:font-size-complex="12pt"/>
    </style:style>
    <style:style style:name="P188"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452136" officeooo:paragraph-rsid="01452136" style:text-blinking="false" style:font-size-asian="10.5pt" style:font-size-complex="12pt"/>
    </style:style>
    <style:style style:name="P189"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47819f" officeooo:paragraph-rsid="0147819f" style:text-blinking="false" style:font-size-asian="10.5pt" style:font-size-complex="12pt"/>
    </style:style>
    <style:style style:name="P190"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48481c" officeooo:paragraph-rsid="0148481c" style:text-blinking="false" style:font-size-asian="10.5pt" style:font-size-complex="12pt"/>
    </style:style>
    <style:style style:name="P191"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4beb9e" officeooo:paragraph-rsid="014beb9e" style:text-blinking="false" style:font-size-asian="10.5pt" style:font-size-complex="12pt"/>
    </style:style>
    <style:style style:name="P192"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4beb9e" officeooo:paragraph-rsid="014d1806" style:text-blinking="false" style:font-size-asian="10.5pt" style:font-size-complex="12pt"/>
    </style:style>
    <style:style style:name="P193"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500cda" officeooo:paragraph-rsid="01500cda" style:text-blinking="false" style:font-size-asian="10.5pt" style:font-size-complex="12pt"/>
    </style:style>
    <style:style style:name="P194"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4a6291" officeooo:paragraph-rsid="014beb9e" style:text-blinking="false" style:font-size-asian="10.5pt" style:font-size-complex="12pt"/>
    </style:style>
    <style:style style:name="P195"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55bfe0" officeooo:paragraph-rsid="0155bfe0" style:text-blinking="false" style:font-size-asian="10.5pt" style:font-size-complex="12pt"/>
    </style:style>
    <style:style style:name="P196"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587417" officeooo:paragraph-rsid="0155bfe0" style:text-blinking="false" style:font-size-asian="10.5pt" style:font-size-complex="12pt"/>
    </style:style>
    <style:style style:name="P197"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60be52" officeooo:paragraph-rsid="0160be52" style:text-blinking="false" style:font-size-asian="10.5pt" style:font-size-complex="12pt"/>
    </style:style>
    <style:style style:name="P198"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60be52" officeooo:paragraph-rsid="016465a0" style:text-blinking="false" style:font-size-asian="10.5pt" style:font-size-complex="12pt"/>
    </style:style>
    <style:style style:name="P199"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6115e3" officeooo:paragraph-rsid="016115e3" style:text-blinking="false" style:font-size-asian="10.5pt" style:font-size-complex="12pt"/>
    </style:style>
    <style:style style:name="P200"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61e770" officeooo:paragraph-rsid="0161e770" style:text-blinking="false" style:font-size-asian="10.5pt" style:font-size-complex="12pt"/>
    </style:style>
    <style:style style:name="P201"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63588b" officeooo:paragraph-rsid="0163588b" style:text-blinking="false" style:font-size-asian="10.5pt" style:font-size-complex="12pt"/>
    </style:style>
    <style:style style:name="P202"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6465a0" officeooo:paragraph-rsid="016465a0" style:text-blinking="false" style:font-size-asian="10.5pt" style:font-size-complex="12pt"/>
    </style:style>
    <style:style style:name="P203"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65770e" officeooo:paragraph-rsid="0165770e" style:text-blinking="false" style:font-size-asian="10.5pt" style:font-size-complex="12pt"/>
    </style:style>
    <style:style style:name="P204"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8af285" officeooo:paragraph-rsid="018af285" style:text-blinking="false" style:font-size-asian="10.5pt" style:font-size-complex="12pt"/>
    </style:style>
    <style:style style:name="P205"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8922e5" officeooo:paragraph-rsid="0163588b" style:text-blinking="false" style:font-size-asian="10.5pt" style:font-size-complex="12pt"/>
    </style:style>
    <style:style style:name="P206"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0edacd8" officeooo:paragraph-rsid="00edacd8" style:text-blinking="false" style:font-size-asian="10.5pt" style:font-weight-asian="bold" style:font-size-complex="12pt" style:font-weight-complex="bold"/>
    </style:style>
    <style:style style:name="P207"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0f68410" officeooo:paragraph-rsid="00f68410" style:text-blinking="false" style:font-size-asian="10.5pt" style:font-weight-asian="bold" style:font-size-complex="12pt" style:font-weight-complex="bold"/>
    </style:style>
    <style:style style:name="P208"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0fea319" officeooo:paragraph-rsid="00fea319" style:text-blinking="false" style:font-size-asian="10.5pt" style:font-weight-asian="bold" style:font-size-complex="12pt" style:font-weight-complex="bold"/>
    </style:style>
    <style:style style:name="P209"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10e4c8a" officeooo:paragraph-rsid="010e4c8a" style:text-blinking="false" style:font-size-asian="10.5pt" style:font-weight-asian="bold" style:font-size-complex="12pt" style:font-weight-complex="bold"/>
    </style:style>
    <style:style style:name="P210"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112167c" officeooo:paragraph-rsid="0112167c" style:text-blinking="false" style:font-size-asian="10.5pt" style:font-weight-asian="bold" style:font-size-complex="12pt" style:font-weight-complex="bold"/>
    </style:style>
    <style:style style:name="P211"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117d0f7" officeooo:paragraph-rsid="0117d0f7" style:text-blinking="false" style:font-size-asian="10.5pt" style:font-weight-asian="bold" style:font-size-complex="12pt" style:font-weight-complex="bold"/>
    </style:style>
    <style:style style:name="P212"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12c53a3" officeooo:paragraph-rsid="012c53a3" style:text-blinking="false" style:font-size-asian="10.5pt" style:font-weight-asian="bold" style:font-size-complex="12pt" style:font-weight-complex="bold"/>
    </style:style>
    <style:style style:name="P213"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1327440" officeooo:paragraph-rsid="01327440" style:text-blinking="false" style:font-size-asian="10.5pt" style:font-weight-asian="bold" style:font-size-complex="12pt" style:font-weight-complex="bold"/>
    </style:style>
    <style:style style:name="P214"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11b6920" officeooo:paragraph-rsid="011b6920" style:text-blinking="false" style:font-size-asian="10.5pt" style:font-weight-asian="bold" style:font-size-complex="12pt" style:font-weight-complex="bold"/>
    </style:style>
    <style:style style:name="P215"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145c031" officeooo:paragraph-rsid="0145c031" style:text-blinking="false" style:font-size-asian="10.5pt" style:font-weight-asian="bold" style:font-size-complex="12pt" style:font-weight-complex="bold"/>
    </style:style>
    <style:style style:name="P216"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14beb9e" officeooo:paragraph-rsid="014beb9e" style:text-blinking="false" style:font-size-asian="10.5pt" style:font-weight-asian="bold" style:font-size-complex="12pt" style:font-weight-complex="bold"/>
    </style:style>
    <style:style style:name="P217"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160be52" officeooo:paragraph-rsid="0160be52" style:text-blinking="false" style:font-size-asian="10.5pt" style:font-weight-asian="bold" style:font-size-complex="12pt" style:font-weight-complex="bold"/>
    </style:style>
    <style:style style:name="P218"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16465a0" officeooo:paragraph-rsid="016465a0" style:text-blinking="false" style:font-size-asian="10.5pt" style:font-weight-asian="bold" style:font-size-complex="12pt" style:font-weight-complex="bold"/>
    </style:style>
    <style:style style:name="P219" style:family="paragraph" style:parent-style-name="Standard">
      <style:text-properties fo:font-variant="normal" fo:text-transform="none" style:text-line-through-style="none" style:text-line-through-type="none" style:font-name="Slack-Lato" fo:font-size="8pt" fo:letter-spacing="normal" fo:font-style="normal" style:text-underline-style="none" fo:font-weight="normal" officeooo:rsid="00d85150" officeooo:paragraph-rsid="0120ec87" style:text-blinking="false" style:font-size-asian="8pt" style:font-size-complex="8pt"/>
    </style:style>
    <style:style style:name="P220" style:family="paragraph" style:parent-style-name="Standard">
      <style:text-properties fo:font-variant="normal" fo:text-transform="none" style:text-line-through-style="none" style:text-line-through-type="none" style:font-name="Slack-Lato" fo:font-size="8pt" fo:letter-spacing="normal" fo:font-style="normal" style:text-underline-style="none" fo:font-weight="normal" officeooo:rsid="00d85150" officeooo:paragraph-rsid="012121c9" style:text-blinking="false" style:font-size-asian="8pt" style:font-size-complex="8pt"/>
    </style:style>
    <style:style style:name="P221" style:family="paragraph" style:parent-style-name="Standard">
      <style:text-properties fo:font-variant="normal" fo:text-transform="none" style:text-line-through-style="none" style:text-line-through-type="none" style:font-name="Slack-Lato" fo:font-size="8pt" fo:letter-spacing="normal" fo:font-style="normal" style:text-underline-style="none" fo:font-weight="normal" officeooo:rsid="00d85150" officeooo:paragraph-rsid="0123a90e" style:text-blinking="false" style:font-size-asian="8pt" style:font-size-complex="8pt"/>
    </style:style>
    <style:style style:name="P222" style:family="paragraph" style:parent-style-name="Standard">
      <style:text-properties fo:font-variant="normal" fo:text-transform="none" style:text-line-through-style="none" style:text-line-through-type="none" style:font-name="Slack-Lato" fo:font-size="8pt" fo:letter-spacing="normal" fo:font-style="normal" style:text-underline-style="none" fo:font-weight="normal" officeooo:rsid="00d85150" officeooo:paragraph-rsid="01289c83" style:text-blinking="false" style:font-size-asian="8pt" style:font-size-complex="8pt"/>
    </style:style>
    <style:style style:name="P223" style:family="paragraph" style:parent-style-name="Standard">
      <style:text-properties fo:font-variant="normal" fo:text-transform="none" style:text-line-through-style="none" style:text-line-through-type="none" style:font-name="Slack-Lato" fo:font-size="8pt" fo:letter-spacing="normal" fo:font-style="normal" style:text-underline-style="none" fo:font-weight="normal" officeooo:rsid="00d85150" officeooo:paragraph-rsid="0165770e" style:text-blinking="false" style:font-size-asian="8pt" style:font-size-complex="8pt"/>
    </style:style>
    <style:style style:name="P224" style:family="paragraph" style:parent-style-name="Standard">
      <style:text-properties fo:font-variant="normal" fo:text-transform="none" style:text-line-through-style="none" style:text-line-through-type="none" style:font-name="Slack-Lato" fo:font-size="8pt" fo:letter-spacing="normal" fo:font-style="normal" style:text-underline-style="none" fo:font-weight="normal" officeooo:rsid="00d85150" officeooo:paragraph-rsid="0166e2d8" style:text-blinking="false" style:font-size-asian="8pt" style:font-size-complex="8pt"/>
    </style:style>
    <style:style style:name="P225" style:family="paragraph" style:parent-style-name="Standard">
      <style:text-properties fo:font-variant="normal" fo:text-transform="none" style:text-line-through-style="none" style:text-line-through-type="none" style:font-name="Slack-Lato" fo:font-size="8pt" fo:letter-spacing="normal" fo:font-style="normal" style:text-underline-style="none" fo:font-weight="normal" officeooo:rsid="019c6896" officeooo:paragraph-rsid="019c6896" style:text-blinking="false" style:font-size-asian="8pt" style:font-size-complex="8pt"/>
    </style:style>
    <style:style style:name="P226"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0d85150" officeooo:paragraph-rsid="0165770e" style:text-blinking="false" style:font-size-asian="9.14999961853027pt" style:font-size-complex="10.5pt"/>
    </style:style>
    <style:style style:name="P227"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6ba859" officeooo:paragraph-rsid="016ba859" style:text-blinking="false" style:font-size-asian="9.14999961853027pt" style:font-size-complex="10.5pt"/>
    </style:style>
    <style:style style:name="P228"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6ca0be" officeooo:paragraph-rsid="016ca0be" style:text-blinking="false" style:font-size-asian="9.14999961853027pt" style:font-size-complex="10.5pt"/>
    </style:style>
    <style:style style:name="P229"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6dad2e" officeooo:paragraph-rsid="016dad2e" style:text-blinking="false" style:font-size-asian="9.14999961853027pt" style:font-size-complex="10.5pt"/>
    </style:style>
    <style:style style:name="P230"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708bc2" officeooo:paragraph-rsid="01708bc2" style:text-blinking="false" style:font-size-asian="9.14999961853027pt" style:font-size-complex="10.5pt"/>
    </style:style>
    <style:style style:name="P231"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708bc2" officeooo:paragraph-rsid="0165770e" style:text-blinking="false" style:font-size-asian="9.14999961853027pt" style:font-size-complex="10.5pt"/>
    </style:style>
    <style:style style:name="P232"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6ea8cf" officeooo:paragraph-rsid="016ea8cf" style:text-blinking="false" style:font-size-asian="9.14999961853027pt" style:font-size-complex="10.5pt"/>
    </style:style>
    <style:style style:name="P233"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72cc47" officeooo:paragraph-rsid="0172cc47" style:text-blinking="false" style:font-size-asian="9.14999961853027pt" style:font-size-complex="10.5pt"/>
    </style:style>
    <style:style style:name="P234"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7497d2" officeooo:paragraph-rsid="017497d2" style:text-blinking="false" style:font-size-asian="9.14999961853027pt" style:font-size-complex="10.5pt"/>
    </style:style>
    <style:style style:name="P235"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767043" officeooo:paragraph-rsid="01767043" style:text-blinking="false" style:font-size-asian="9.14999961853027pt" style:font-size-complex="10.5pt"/>
    </style:style>
    <style:style style:name="P236"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76e195" officeooo:paragraph-rsid="0176e195" style:text-blinking="false" style:font-size-asian="9.14999961853027pt" style:font-size-complex="10.5pt"/>
    </style:style>
    <style:style style:name="P237"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7783bd" officeooo:paragraph-rsid="017783bd" style:text-blinking="false" style:font-size-asian="9.14999961853027pt" style:font-size-complex="10.5pt"/>
    </style:style>
    <style:style style:name="P238"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79fd1f" officeooo:paragraph-rsid="0179fd1f" style:text-blinking="false" style:font-size-asian="9.14999961853027pt" style:font-size-complex="10.5pt"/>
    </style:style>
    <style:style style:name="P239"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7e5501" officeooo:paragraph-rsid="017e5501" style:text-blinking="false" style:font-size-asian="9.14999961853027pt" style:font-size-complex="10.5pt"/>
    </style:style>
    <style:style style:name="P240"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7ff297" officeooo:paragraph-rsid="017ff297" style:text-blinking="false" style:font-size-asian="9.14999961853027pt" style:font-size-complex="10.5pt"/>
    </style:style>
    <style:style style:name="P241"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8035c8" officeooo:paragraph-rsid="018035c8" style:text-blinking="false" style:font-size-asian="9.14999961853027pt" style:font-size-complex="10.5pt"/>
    </style:style>
    <style:style style:name="P242"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7cb305" officeooo:paragraph-rsid="0176e195" style:text-blinking="false" style:font-size-asian="9.14999961853027pt" style:font-size-complex="10.5pt"/>
    </style:style>
    <style:style style:name="P243"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80eb9e" officeooo:paragraph-rsid="0180eb9e" style:text-blinking="false" style:font-size-asian="9.14999961853027pt" style:font-size-complex="10.5pt"/>
    </style:style>
    <style:style style:name="P244"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85e262" officeooo:paragraph-rsid="0185e262" style:text-blinking="false" style:font-size-asian="9.14999961853027pt" style:font-size-complex="10.5pt"/>
    </style:style>
    <style:style style:name="P245"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8b44cd" officeooo:paragraph-rsid="018b44cd" style:text-blinking="false" style:font-size-asian="9.14999961853027pt" style:font-size-complex="10.5pt"/>
    </style:style>
    <style:style style:name="P246"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8be1f4" officeooo:paragraph-rsid="018be1f4" style:text-blinking="false" style:font-size-asian="9.14999961853027pt" style:font-size-complex="10.5pt"/>
    </style:style>
    <style:style style:name="P247"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8cecb4" officeooo:paragraph-rsid="018cecb4" style:text-blinking="false" style:font-size-asian="9.14999961853027pt" style:font-size-complex="10.5pt"/>
    </style:style>
    <style:style style:name="P248"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8df767" officeooo:paragraph-rsid="018df767" style:text-blinking="false" style:font-size-asian="9.14999961853027pt" style:font-size-complex="10.5pt"/>
    </style:style>
    <style:style style:name="P249"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8df767" officeooo:paragraph-rsid="0192cb9c" style:text-blinking="false" style:font-size-asian="9.14999961853027pt" style:font-size-complex="10.5pt"/>
    </style:style>
    <style:style style:name="P250"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8e089e" officeooo:paragraph-rsid="018e089e" style:text-blinking="false" style:font-size-asian="9.14999961853027pt" style:font-size-complex="10.5pt"/>
    </style:style>
    <style:style style:name="P251"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9028c7" officeooo:paragraph-rsid="019028c7" style:text-blinking="false" style:font-size-asian="9.14999961853027pt" style:font-size-complex="10.5pt"/>
    </style:style>
    <style:style style:name="P252"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92cb9c" officeooo:paragraph-rsid="0192cb9c" style:text-blinking="false" style:font-size-asian="9.14999961853027pt" style:font-size-complex="10.5pt"/>
    </style:style>
    <style:style style:name="P253"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947b57" officeooo:paragraph-rsid="01947b57" style:text-blinking="false" style:font-size-asian="9.14999961853027pt" style:font-size-complex="10.5pt"/>
    </style:style>
    <style:style style:name="P254"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96435b" officeooo:paragraph-rsid="0196435b" style:text-blinking="false" style:font-size-asian="9.14999961853027pt" style:font-size-complex="10.5pt"/>
    </style:style>
    <style:style style:name="P255"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97013f" officeooo:paragraph-rsid="0197013f" style:text-blinking="false" style:font-size-asian="9.14999961853027pt" style:font-size-complex="10.5pt"/>
    </style:style>
    <style:style style:name="P256"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98e923" officeooo:paragraph-rsid="0198e923" style:text-blinking="false" style:font-size-asian="9.14999961853027pt" style:font-size-complex="10.5pt"/>
    </style:style>
    <style:style style:name="P257"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9b1856" officeooo:paragraph-rsid="019b1856" style:text-blinking="false" style:font-size-asian="9.14999961853027pt" style:font-size-complex="10.5pt"/>
    </style:style>
    <style:style style:name="P258"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9dbb8f" officeooo:paragraph-rsid="019dbb8f" style:text-blinking="false" style:font-size-asian="9.14999961853027pt" style:font-size-complex="10.5pt"/>
    </style:style>
    <style:style style:name="P259"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9e6d05" officeooo:paragraph-rsid="019e6d05" style:text-blinking="false" style:font-size-asian="9.14999961853027pt" style:font-size-complex="10.5pt"/>
    </style:style>
    <style:style style:name="P260"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9ec346" officeooo:paragraph-rsid="019ec346" style:text-blinking="false" style:font-size-asian="9.14999961853027pt" style:font-size-complex="10.5pt"/>
    </style:style>
    <style:style style:name="P261"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9f8694" officeooo:paragraph-rsid="019f8694" style:text-blinking="false" style:font-size-asian="9.14999961853027pt" style:font-size-complex="10.5pt"/>
    </style:style>
    <style:style style:name="P262"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a07275" officeooo:paragraph-rsid="01a07275" style:text-blinking="false" style:font-size-asian="9.14999961853027pt" style:font-size-complex="10.5pt"/>
    </style:style>
    <style:style style:name="P263"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a15487" officeooo:paragraph-rsid="01a15487" style:text-blinking="false" style:font-size-asian="9.14999961853027pt" style:font-size-complex="10.5pt"/>
    </style:style>
    <style:style style:name="P264"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a32125" officeooo:paragraph-rsid="01a32125" style:text-blinking="false" style:font-size-asian="9.14999961853027pt" style:font-size-complex="10.5pt"/>
    </style:style>
    <style:style style:name="P265"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7783bd" officeooo:paragraph-rsid="017783bd" style:text-blinking="false" style:font-size-asian="9.14999961853027pt" style:font-weight-asian="bold" style:font-size-complex="10.5pt" style:font-weight-complex="bold"/>
    </style:style>
    <style:style style:name="P266"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80eb9e" officeooo:paragraph-rsid="0180eb9e" style:text-blinking="false" style:font-size-asian="9.14999961853027pt" style:font-weight-asian="bold" style:font-size-complex="10.5pt" style:font-weight-complex="bold"/>
    </style:style>
    <style:style style:name="P267"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85e262" officeooo:paragraph-rsid="0185e262" style:text-blinking="false" style:font-size-asian="9.14999961853027pt" style:font-weight-asian="bold" style:font-size-complex="10.5pt" style:font-weight-complex="bold"/>
    </style:style>
    <style:style style:name="P268"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9028c7" officeooo:paragraph-rsid="019028c7" style:text-blinking="false" style:font-size-asian="9.14999961853027pt" style:font-weight-asian="bold" style:font-size-complex="10.5pt" style:font-weight-complex="bold"/>
    </style:style>
    <style:style style:name="P269"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9239aa" officeooo:paragraph-rsid="019239aa" style:text-blinking="false" style:font-size-asian="9.14999961853027pt" style:font-weight-asian="bold" style:font-size-complex="10.5pt" style:font-weight-complex="bold"/>
    </style:style>
    <style:style style:name="P270"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92cb9c" officeooo:paragraph-rsid="0192cb9c" style:text-blinking="false" style:font-size-asian="9.14999961853027pt" style:font-weight-asian="bold" style:font-size-complex="10.5pt" style:font-weight-complex="bold"/>
    </style:style>
    <style:style style:name="P271"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8f65b0" officeooo:paragraph-rsid="018f65b0" style:text-blinking="false" style:font-size-asian="9.14999961853027pt" style:font-weight-asian="bold" style:font-size-complex="10.5pt" style:font-weight-complex="bold"/>
    </style:style>
    <style:style style:name="P272"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9b1856" officeooo:paragraph-rsid="019b1856" style:text-blinking="false" style:font-size-asian="9.14999961853027pt" style:font-weight-asian="bold" style:font-size-complex="10.5pt" style:font-weight-complex="bold"/>
    </style:style>
    <style:style style:name="P273"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a07275" officeooo:paragraph-rsid="01a07275" style:text-blinking="false" style:font-size-asian="9.14999961853027pt" style:font-weight-asian="bold" style:font-size-complex="10.5pt" style:font-weight-complex="bold"/>
    </style:style>
    <style:style style:name="P274" style:family="paragraph" style:parent-style-name="Standard">
      <style:text-properties officeooo:rsid="0043b333" officeooo:paragraph-rsid="00fea319"/>
    </style:style>
    <style:style style:name="P275" style:family="paragraph" style:parent-style-name="Standard">
      <style:text-properties officeooo:rsid="01042038" officeooo:paragraph-rsid="01042038"/>
    </style:style>
    <style:style style:name="P276" style:family="paragraph" style:parent-style-name="Standard">
      <style:text-properties officeooo:rsid="01042038" officeooo:paragraph-rsid="0105e2e5"/>
    </style:style>
    <style:style style:name="P277" style:family="paragraph" style:parent-style-name="Standard">
      <style:text-properties officeooo:rsid="01042038" officeooo:paragraph-rsid="014d1806"/>
    </style:style>
    <style:style style:name="P278" style:family="paragraph" style:parent-style-name="Standard">
      <style:text-properties officeooo:rsid="014beb9e" officeooo:paragraph-rsid="014d1806"/>
    </style:style>
    <style:style style:name="P279" style:family="paragraph" style:parent-style-name="Standard">
      <style:text-properties officeooo:paragraph-rsid="0155bfe0"/>
    </style:style>
    <style:style style:name="P280" style:family="paragraph" style:parent-style-name="Text_20_body">
      <style:text-properties officeooo:rsid="0019de0a" officeooo:paragraph-rsid="0019de0a"/>
    </style:style>
    <style:style style:name="P281" style:family="paragraph" style:parent-style-name="Table_20_Contents">
      <style:text-properties officeooo:rsid="00d24909" officeooo:paragraph-rsid="00d24909"/>
    </style:style>
    <style:style style:name="P282" style:family="paragraph" style:parent-style-name="Table_20_Contents">
      <style:text-properties officeooo:rsid="00d24909" officeooo:paragraph-rsid="016465a0"/>
    </style:style>
    <style:style style:name="P283" style:family="paragraph" style:parent-style-name="Table_20_Contents">
      <style:text-properties officeooo:rsid="00d62ad0" officeooo:paragraph-rsid="00d62ad0"/>
    </style:style>
    <style:style style:name="P284" style:family="paragraph" style:parent-style-name="Table_20_Contents">
      <style:text-properties officeooo:rsid="00d62ad0" officeooo:paragraph-rsid="016465a0"/>
    </style:style>
    <style:style style:name="P285" style:family="paragraph" style:parent-style-name="Table_20_Contents">
      <style:text-properties officeooo:rsid="00d7d1f0" officeooo:paragraph-rsid="00d7d1f0"/>
    </style:style>
    <style:style style:name="P286" style:family="paragraph" style:parent-style-name="Table_20_Contents">
      <style:text-properties officeooo:rsid="00d7d1f0" officeooo:paragraph-rsid="016465a0"/>
    </style:style>
    <style:style style:name="P287" style:family="paragraph" style:parent-style-name="Table_20_Contents">
      <style:text-properties officeooo:rsid="011dbf00" officeooo:paragraph-rsid="011dbf00"/>
    </style:style>
    <style:style style:name="P288" style:family="paragraph" style:parent-style-name="Table_20_Contents">
      <style:text-properties officeooo:rsid="011dbf00" officeooo:paragraph-rsid="016465a0"/>
    </style:style>
    <style:style style:name="P289" style:family="paragraph" style:parent-style-name="Table_20_Contents">
      <style:text-properties officeooo:paragraph-rsid="016465a0"/>
    </style:style>
    <style:style style:name="P290" style:family="paragraph" style:parent-style-name="Table_20_Contents">
      <style:paragraph-properties fo:margin-left="0in" fo:margin-right="0in" fo:margin-top="0in" fo:margin-bottom="0in" loext:contextual-spacing="false" fo:text-indent="0in" style:auto-text-indent="false" fo:padding="0in" fo:border="none"/>
      <style:text-properties fo:language="en" fo:country="US" loext:padding="0in" loext:border="none"/>
    </style:style>
    <style:style style:name="P291" style:family="paragraph" style:parent-style-name="Standard" style:list-style-name="L2">
      <style:text-properties style:text-line-through-style="solid" style:text-line-through-type="single" officeooo:rsid="0025f455" officeooo:paragraph-rsid="0026750a"/>
    </style:style>
    <style:style style:name="P292" style:family="paragraph" style:parent-style-name="Standard" style:list-style-name="L2">
      <style:text-properties officeooo:rsid="0025f455" officeooo:paragraph-rsid="0026750a"/>
    </style:style>
    <style:style style:name="P293" style:family="paragraph" style:parent-style-name="Standard" style:list-style-name="L3">
      <style:text-properties officeooo:rsid="0025f455" officeooo:paragraph-rsid="0026750a"/>
    </style:style>
    <style:style style:name="P294" style:family="paragraph" style:parent-style-name="Standard" style:list-style-name="L4">
      <style:text-properties officeooo:rsid="0025f455" officeooo:paragraph-rsid="0026750a"/>
    </style:style>
    <style:style style:name="P295" style:family="paragraph" style:parent-style-name="Standard" style:list-style-name="L3">
      <style:text-properties officeooo:rsid="002db1c6" officeooo:paragraph-rsid="002db1c6"/>
    </style:style>
    <style:style style:name="P296" style:family="paragraph" style:parent-style-name="Standard" style:list-style-name="L4">
      <style:text-properties officeooo:rsid="0026750a" officeooo:paragraph-rsid="0026750a"/>
    </style:style>
    <style:style style:name="P297" style:family="paragraph" style:parent-style-name="Standard" style:list-style-name="L5">
      <style:text-properties officeooo:rsid="00327991" officeooo:paragraph-rsid="00327991"/>
    </style:style>
    <style:style style:name="P298" style:family="paragraph" style:parent-style-name="Standard" style:list-style-name="L6">
      <style:text-properties officeooo:rsid="00327991" officeooo:paragraph-rsid="00327991"/>
    </style:style>
    <style:style style:name="P299" style:family="paragraph" style:parent-style-name="Standard" style:list-style-name="L7">
      <style:text-properties officeooo:rsid="00327991" officeooo:paragraph-rsid="00327991"/>
    </style:style>
    <style:style style:name="P300" style:family="paragraph" style:parent-style-name="Standard" style:list-style-name="L6">
      <style:text-properties officeooo:paragraph-rsid="00327991"/>
    </style:style>
    <style:style style:name="P301" style:family="paragraph" style:parent-style-name="Standard" style:list-style-name="L8">
      <style:text-properties officeooo:rsid="00259dad" officeooo:paragraph-rsid="00259dad"/>
    </style:style>
    <style:style style:name="P302" style:family="paragraph" style:parent-style-name="Standard" style:list-style-name="L9">
      <style:text-properties officeooo:rsid="00217a1f" officeooo:paragraph-rsid="00217a1f"/>
    </style:style>
    <style:style style:name="P303" style:family="paragraph" style:parent-style-name="Standard" style:list-style-name="L12">
      <style:text-properties officeooo:rsid="00217a1f" officeooo:paragraph-rsid="00217a1f"/>
    </style:style>
    <style:style style:name="P304" style:family="paragraph" style:parent-style-name="Standard" style:list-style-name="L9">
      <style:text-properties officeooo:rsid="001c4bac" officeooo:paragraph-rsid="001c4bac"/>
    </style:style>
    <style:style style:name="P305" style:family="paragraph" style:parent-style-name="Standard" style:list-style-name="L10">
      <style:text-properties officeooo:rsid="001c4bac" officeooo:paragraph-rsid="00217a1f"/>
    </style:style>
    <style:style style:name="P306" style:family="paragraph" style:parent-style-name="Standard" style:list-style-name="L10">
      <style:text-properties officeooo:rsid="001c4bac" officeooo:paragraph-rsid="001c4bac"/>
    </style:style>
    <style:style style:name="P307" style:family="paragraph" style:parent-style-name="Standard" style:list-style-name="L12">
      <style:text-properties officeooo:rsid="001c4bac" officeooo:paragraph-rsid="001c4bac"/>
    </style:style>
    <style:style style:name="P308" style:family="paragraph" style:parent-style-name="Standard" style:list-style-name="L11">
      <style:text-properties fo:font-weight="normal" officeooo:rsid="0034798c" officeooo:paragraph-rsid="0034798c" style:font-weight-asian="normal" style:font-weight-complex="normal"/>
    </style:style>
    <style:style style:name="P309" style:family="paragraph" style:parent-style-name="Standard" style:list-style-name="L14">
      <style:text-properties fo:font-weight="normal" officeooo:rsid="00ff462b" officeooo:paragraph-rsid="0100c76d" style:font-weight-asian="normal" style:font-weight-complex="normal"/>
    </style:style>
    <style:style style:name="P310" style:family="paragraph" style:parent-style-name="Standard" style:list-style-name="L13">
      <style:text-properties officeooo:rsid="0034dfd0" officeooo:paragraph-rsid="0034dfd0"/>
    </style:style>
    <style:style style:name="P311" style:family="paragraph" style:parent-style-name="Standard" style:list-style-name="L14">
      <style:text-properties officeooo:rsid="0039bf20" officeooo:paragraph-rsid="0039bf20"/>
    </style:style>
    <style:style style:name="P312" style:family="paragraph" style:parent-style-name="Standard" style:list-style-name="L14">
      <style:text-properties officeooo:rsid="0039bf20" officeooo:paragraph-rsid="00fea319"/>
    </style:style>
    <style:style style:name="P313" style:family="paragraph" style:parent-style-name="Standard" style:list-style-name="L14">
      <style:text-properties officeooo:rsid="003be1bf" officeooo:paragraph-rsid="003be1bf"/>
    </style:style>
    <style:style style:name="P314" style:family="paragraph" style:parent-style-name="Standard" style:list-style-name="L14">
      <style:text-properties officeooo:rsid="003be1bf" officeooo:paragraph-rsid="00fea319"/>
    </style:style>
    <style:style style:name="P315" style:family="paragraph" style:parent-style-name="Standard" style:list-style-name="L15">
      <style:text-properties officeooo:rsid="003be1bf" officeooo:paragraph-rsid="003be1bf"/>
    </style:style>
    <style:style style:name="P316" style:family="paragraph" style:parent-style-name="Standard" style:list-style-name="L14">
      <style:text-properties officeooo:rsid="0041004c" officeooo:paragraph-rsid="0041004c"/>
    </style:style>
    <style:style style:name="P317" style:family="paragraph" style:parent-style-name="Standard" style:list-style-name="L14">
      <style:text-properties officeooo:rsid="0041004c" officeooo:paragraph-rsid="00fea319"/>
    </style:style>
    <style:style style:name="P318" style:family="paragraph" style:parent-style-name="Standard" style:list-style-name="L14">
      <style:text-properties officeooo:rsid="004ccff6" officeooo:paragraph-rsid="004ccff6"/>
    </style:style>
    <style:style style:name="P319" style:family="paragraph" style:parent-style-name="Standard" style:list-style-name="L14">
      <style:text-properties officeooo:rsid="0043b333" officeooo:paragraph-rsid="0043b333"/>
    </style:style>
    <style:style style:name="P320" style:family="paragraph" style:parent-style-name="Standard" style:list-style-name="L14">
      <style:text-properties officeooo:rsid="0043b333" officeooo:paragraph-rsid="004a7c70"/>
    </style:style>
    <style:style style:name="P321" style:family="paragraph" style:parent-style-name="Standard" style:list-style-name="L14">
      <style:text-properties officeooo:rsid="0043b333" officeooo:paragraph-rsid="00fea319"/>
    </style:style>
    <style:style style:name="P322" style:family="paragraph" style:parent-style-name="Standard" style:list-style-name="L15">
      <style:text-properties officeooo:rsid="003e29dc" officeooo:paragraph-rsid="003e29dc"/>
    </style:style>
    <style:style style:name="P323" style:family="paragraph" style:parent-style-name="Standard" style:list-style-name="L16">
      <style:text-properties officeooo:rsid="002aed63" officeooo:paragraph-rsid="005011ee"/>
    </style:style>
    <style:style style:name="P324" style:family="paragraph" style:parent-style-name="Standard" style:list-style-name="L16">
      <style:text-properties officeooo:rsid="002b2f6f" officeooo:paragraph-rsid="005011ee"/>
    </style:style>
    <style:style style:name="P325" style:family="paragraph" style:parent-style-name="Standard" style:list-style-name="L17">
      <style:text-properties officeooo:paragraph-rsid="00512b8a"/>
    </style:style>
    <style:style style:name="P326" style:family="paragraph" style:parent-style-name="Standard" style:list-style-name="L17">
      <style:text-properties officeooo:rsid="00512b8a" officeooo:paragraph-rsid="00512b8a"/>
    </style:style>
    <style:style style:name="P327" style:family="paragraph" style:parent-style-name="Standard" style:list-style-name="L17">
      <style:text-properties officeooo:rsid="005195fe" officeooo:paragraph-rsid="00a95ae8"/>
    </style:style>
    <style:style style:name="P328" style:family="paragraph" style:parent-style-name="Standard" style:list-style-name="L17">
      <style:text-properties officeooo:rsid="005195fe" officeooo:paragraph-rsid="005195fe"/>
    </style:style>
    <style:style style:name="P329" style:family="paragraph" style:parent-style-name="Standard" style:list-style-name="L17">
      <style:text-properties officeooo:rsid="0052d138" officeooo:paragraph-rsid="0052d138"/>
    </style:style>
    <style:style style:name="P330" style:family="paragraph" style:parent-style-name="Standard" style:list-style-name="L17">
      <style:text-properties officeooo:rsid="0051e3a4" officeooo:paragraph-rsid="0051e3a4"/>
    </style:style>
    <style:style style:name="P331" style:family="paragraph" style:parent-style-name="Standard" style:list-style-name="L18">
      <style:text-properties officeooo:rsid="005758b2" officeooo:paragraph-rsid="005758b2"/>
    </style:style>
    <style:style style:name="P332" style:family="paragraph" style:parent-style-name="Standard" style:list-style-name="L21">
      <style:text-properties officeooo:rsid="005758b2" officeooo:paragraph-rsid="005758b2"/>
    </style:style>
    <style:style style:name="P333" style:family="paragraph" style:parent-style-name="Standard" style:list-style-name="L21">
      <style:text-properties officeooo:rsid="005758b2" officeooo:paragraph-rsid="006a5078"/>
    </style:style>
    <style:style style:name="P334" style:family="paragraph" style:parent-style-name="Standard" style:list-style-name="L20">
      <style:text-properties officeooo:rsid="005758b2" officeooo:paragraph-rsid="005758b2"/>
    </style:style>
    <style:style style:name="P335" style:family="paragraph" style:parent-style-name="Standard" style:list-style-name="L22">
      <style:text-properties officeooo:rsid="005758b2" officeooo:paragraph-rsid="005758b2"/>
    </style:style>
    <style:style style:name="P336" style:family="paragraph" style:parent-style-name="Standard" style:list-style-name="L23">
      <style:text-properties officeooo:rsid="005758b2" officeooo:paragraph-rsid="00690f49"/>
    </style:style>
    <style:style style:name="P337" style:family="paragraph" style:parent-style-name="Standard" style:list-style-name="L23">
      <style:text-properties officeooo:rsid="005758b2" officeooo:paragraph-rsid="006e64bf"/>
    </style:style>
    <style:style style:name="P338" style:family="paragraph" style:parent-style-name="Standard" style:list-style-name="L23">
      <style:text-properties officeooo:rsid="005758b2" officeooo:paragraph-rsid="00a07a52"/>
    </style:style>
    <style:style style:name="P339" style:family="paragraph" style:parent-style-name="Standard" style:list-style-name="L19">
      <style:text-properties officeooo:rsid="005bae40" officeooo:paragraph-rsid="005bae40"/>
    </style:style>
    <style:style style:name="P340" style:family="paragraph" style:parent-style-name="Standard" style:list-style-name="L20">
      <style:text-properties officeooo:rsid="005fad0a" officeooo:paragraph-rsid="005fad0a"/>
    </style:style>
    <style:style style:name="P341" style:family="paragraph" style:parent-style-name="Standard" style:list-style-name="L20">
      <style:text-properties officeooo:rsid="005e439d" officeooo:paragraph-rsid="006acf19"/>
    </style:style>
    <style:style style:name="P342" style:family="paragraph" style:parent-style-name="Standard" style:list-style-name="L20">
      <style:text-properties officeooo:rsid="005e439d" officeooo:paragraph-rsid="00a43ae3"/>
    </style:style>
    <style:style style:name="P343" style:family="paragraph" style:parent-style-name="Standard" style:list-style-name="L23">
      <style:text-properties officeooo:rsid="005e439d" officeooo:paragraph-rsid="00690f49"/>
    </style:style>
    <style:style style:name="P344" style:family="paragraph" style:parent-style-name="Standard" style:list-style-name="L20">
      <style:text-properties officeooo:rsid="00a43ae3" officeooo:paragraph-rsid="00a43ae3"/>
    </style:style>
    <style:style style:name="P345" style:family="paragraph" style:parent-style-name="Standard" style:list-style-name="L21">
      <style:text-properties officeooo:rsid="0062271a" officeooo:paragraph-rsid="006acf19"/>
    </style:style>
    <style:style style:name="P346" style:family="paragraph" style:parent-style-name="Standard" style:list-style-name="L22">
      <style:text-properties officeooo:rsid="0058c3e7" officeooo:paragraph-rsid="0058c3e7"/>
    </style:style>
    <style:style style:name="P347" style:family="paragraph" style:parent-style-name="Standard" style:list-style-name="L22">
      <style:text-properties officeooo:rsid="006ce341" officeooo:paragraph-rsid="006ce341"/>
    </style:style>
    <style:style style:name="P348" style:family="paragraph" style:parent-style-name="Standard" style:list-style-name="L23">
      <style:text-properties officeooo:rsid="00a1a6fd" officeooo:paragraph-rsid="00a1a6fd"/>
    </style:style>
    <style:style style:name="P349" style:family="paragraph" style:parent-style-name="Standard" style:list-style-name="L23">
      <style:text-properties officeooo:rsid="0089664a" officeooo:paragraph-rsid="0089664a"/>
    </style:style>
    <style:style style:name="P350" style:family="paragraph" style:parent-style-name="Standard" style:list-style-name="L33">
      <style:text-properties officeooo:rsid="0089664a" officeooo:paragraph-rsid="0089664a"/>
    </style:style>
    <style:style style:name="P351" style:family="paragraph" style:parent-style-name="Standard" style:list-style-name="L23">
      <style:text-properties officeooo:rsid="005d86d0" officeooo:paragraph-rsid="005758b2"/>
    </style:style>
    <style:style style:name="P352" style:family="paragraph" style:parent-style-name="Standard" style:list-style-name="L23">
      <style:text-properties officeooo:rsid="0067b928" officeooo:paragraph-rsid="0067b928"/>
    </style:style>
    <style:style style:name="P353" style:family="paragraph" style:parent-style-name="Standard" style:list-style-name="L24">
      <style:text-properties officeooo:rsid="006e64bf" officeooo:paragraph-rsid="006e64bf"/>
    </style:style>
    <style:style style:name="P354" style:family="paragraph" style:parent-style-name="Standard" style:list-style-name="L24">
      <style:text-properties officeooo:rsid="006a5078" officeooo:paragraph-rsid="006a5078"/>
    </style:style>
    <style:style style:name="P355" style:family="paragraph" style:parent-style-name="Standard" style:list-style-name="L25">
      <style:text-properties officeooo:rsid="007004f0" officeooo:paragraph-rsid="007004f0"/>
    </style:style>
    <style:style style:name="P356" style:family="paragraph" style:parent-style-name="Standard" style:list-style-name="L26">
      <style:text-properties officeooo:rsid="007004f0" officeooo:paragraph-rsid="00744a4d"/>
    </style:style>
    <style:style style:name="P357" style:family="paragraph" style:parent-style-name="Standard" style:list-style-name="L26">
      <style:text-properties officeooo:rsid="00744a4d" officeooo:paragraph-rsid="00744a4d"/>
    </style:style>
    <style:style style:name="P358" style:family="paragraph" style:parent-style-name="Standard" style:list-style-name="L27">
      <style:text-properties officeooo:paragraph-rsid="0077ca79"/>
    </style:style>
    <style:style style:name="P359" style:family="paragraph" style:parent-style-name="Standard" style:list-style-name="L27">
      <style:text-properties officeooo:rsid="0077ca79" officeooo:paragraph-rsid="0077ca79"/>
    </style:style>
    <style:style style:name="P360" style:family="paragraph" style:parent-style-name="Standard" style:list-style-name="L27">
      <style:text-properties officeooo:rsid="0079b577" officeooo:paragraph-rsid="0079b577"/>
    </style:style>
    <style:style style:name="P361" style:family="paragraph" style:parent-style-name="Standard" style:list-style-name="L28">
      <style:text-properties officeooo:rsid="0079dab1" officeooo:paragraph-rsid="0079dab1"/>
    </style:style>
    <style:style style:name="P362" style:family="paragraph" style:parent-style-name="Standard" style:list-style-name="L29">
      <style:text-properties officeooo:rsid="008269ad" officeooo:paragraph-rsid="0080409e"/>
    </style:style>
    <style:style style:name="P363" style:family="paragraph" style:parent-style-name="Standard" style:list-style-name="L30">
      <style:text-properties officeooo:rsid="0085ea69" officeooo:paragraph-rsid="0085ea69"/>
    </style:style>
    <style:style style:name="P364" style:family="paragraph" style:parent-style-name="Standard" style:list-style-name="L34">
      <style:text-properties officeooo:rsid="0085ea69" officeooo:paragraph-rsid="00930fe7"/>
    </style:style>
    <style:style style:name="P365" style:family="paragraph" style:parent-style-name="Standard" style:list-style-name="L30">
      <style:text-properties officeooo:rsid="0080409e" officeooo:paragraph-rsid="008336a4"/>
    </style:style>
    <style:style style:name="P366" style:family="paragraph" style:parent-style-name="Standard" style:list-style-name="L31">
      <style:text-properties officeooo:rsid="0080409e" officeooo:paragraph-rsid="0080409e"/>
    </style:style>
    <style:style style:name="P367" style:family="paragraph" style:parent-style-name="Standard" style:list-style-name="L30">
      <style:text-properties officeooo:rsid="008336a4" officeooo:paragraph-rsid="008336a4"/>
    </style:style>
    <style:style style:name="P368" style:family="paragraph" style:parent-style-name="Standard" style:list-style-name="L32">
      <style:text-properties officeooo:rsid="008336a4" officeooo:paragraph-rsid="008336a4"/>
    </style:style>
    <style:style style:name="P369" style:family="paragraph" style:parent-style-name="Standard" style:list-style-name="L33">
      <style:text-properties officeooo:rsid="008336a4" officeooo:paragraph-rsid="008336a4"/>
    </style:style>
    <style:style style:name="P370" style:family="paragraph" style:parent-style-name="Standard" style:list-style-name="L37">
      <style:text-properties officeooo:rsid="008336a4" officeooo:paragraph-rsid="008336a4"/>
    </style:style>
    <style:style style:name="P371" style:family="paragraph" style:parent-style-name="Standard" style:list-style-name="L37">
      <style:text-properties officeooo:rsid="008336a4" officeooo:paragraph-rsid="009b04e5"/>
    </style:style>
    <style:style style:name="P372" style:family="paragraph" style:parent-style-name="Standard" style:list-style-name="L30">
      <style:text-properties officeooo:rsid="0087e2dc" officeooo:paragraph-rsid="0087e2dc"/>
    </style:style>
    <style:style style:name="P373" style:family="paragraph" style:parent-style-name="Standard" style:list-style-name="L31">
      <style:text-properties officeooo:rsid="008392b4" officeooo:paragraph-rsid="008392b4"/>
    </style:style>
    <style:style style:name="P374" style:family="paragraph" style:parent-style-name="Standard" style:list-style-name="L33">
      <style:text-properties officeooo:rsid="008392b4" officeooo:paragraph-rsid="008392b4"/>
    </style:style>
    <style:style style:name="P375" style:family="paragraph" style:parent-style-name="Standard" style:list-style-name="L33">
      <style:text-properties officeooo:rsid="008392b4" officeooo:paragraph-rsid="00930fe7"/>
    </style:style>
    <style:style style:name="P376" style:family="paragraph" style:parent-style-name="Standard" style:list-style-name="L31">
      <style:text-properties officeooo:rsid="0082ef1d" officeooo:paragraph-rsid="0082ef1d"/>
    </style:style>
    <style:style style:name="P377" style:family="paragraph" style:parent-style-name="Standard" style:list-style-name="L34">
      <style:text-properties officeooo:paragraph-rsid="00930fe7"/>
    </style:style>
    <style:style style:name="P378" style:family="paragraph" style:parent-style-name="Standard" style:list-style-name="L35">
      <style:text-properties officeooo:paragraph-rsid="00930fe7"/>
    </style:style>
    <style:style style:name="P379" style:family="paragraph" style:parent-style-name="Standard" style:list-style-name="L33">
      <style:text-properties officeooo:rsid="0089ae9c" officeooo:paragraph-rsid="0089ae9c"/>
    </style:style>
    <style:style style:name="P380" style:family="paragraph" style:parent-style-name="Standard" style:list-style-name="L33">
      <style:text-properties officeooo:rsid="0089ae9c" officeooo:paragraph-rsid="009454d4"/>
    </style:style>
    <style:style style:name="P381" style:family="paragraph" style:parent-style-name="Standard" style:list-style-name="L33">
      <style:text-properties officeooo:rsid="00913785" officeooo:paragraph-rsid="00913785"/>
    </style:style>
    <style:style style:name="P382" style:family="paragraph" style:parent-style-name="Standard" style:list-style-name="L33">
      <style:text-properties officeooo:rsid="00907f97" officeooo:paragraph-rsid="00907f97"/>
    </style:style>
    <style:style style:name="P383" style:family="paragraph" style:parent-style-name="Standard" style:list-style-name="L36">
      <style:text-properties officeooo:rsid="00907f97" officeooo:paragraph-rsid="00907f97"/>
    </style:style>
    <style:style style:name="P384" style:family="paragraph" style:parent-style-name="Standard" style:list-style-name="L36">
      <style:text-properties officeooo:paragraph-rsid="00907f97"/>
    </style:style>
    <style:style style:name="P385" style:family="paragraph" style:parent-style-name="Standard" style:list-style-name="L37">
      <style:text-properties officeooo:rsid="0099944a" officeooo:paragraph-rsid="009b04e5"/>
    </style:style>
    <style:style style:name="P386" style:family="paragraph" style:parent-style-name="Standard" style:list-style-name="L38">
      <style:text-properties officeooo:rsid="00ad094e" officeooo:paragraph-rsid="00ad094e"/>
    </style:style>
    <style:style style:name="P387" style:family="paragraph" style:parent-style-name="Standard" style:list-style-name="L38">
      <style:text-properties officeooo:rsid="00ad094e" officeooo:paragraph-rsid="00ada181"/>
    </style:style>
    <style:style style:name="P388" style:family="paragraph" style:parent-style-name="Standard" style:list-style-name="L39">
      <style:text-properties officeooo:rsid="00ad094e" officeooo:paragraph-rsid="00ad094e"/>
    </style:style>
    <style:style style:name="P389" style:family="paragraph" style:parent-style-name="Standard" style:list-style-name="L40">
      <style:text-properties officeooo:rsid="00b7d5fe" officeooo:paragraph-rsid="00b7d5fe"/>
    </style:style>
    <style:style style:name="P390" style:family="paragraph" style:parent-style-name="Standard" style:list-style-name="L41">
      <style:text-properties officeooo:rsid="00b837c4" officeooo:paragraph-rsid="00b837c4"/>
    </style:style>
    <style:style style:name="P391" style:family="paragraph" style:parent-style-name="Standard" style:list-style-name="L42">
      <style:text-properties officeooo:rsid="00b6cec8" officeooo:paragraph-rsid="00b6cec8"/>
    </style:style>
    <style:style style:name="P392" style:family="paragraph" style:parent-style-name="Standard" style:list-style-name="L43">
      <style:text-properties officeooo:rsid="00d24909" officeooo:paragraph-rsid="00d24909"/>
    </style:style>
    <style:style style:name="P393" style:family="paragraph" style:parent-style-name="Standard" style:list-style-name="L44">
      <style:text-properties officeooo:rsid="00d375c5" officeooo:paragraph-rsid="00d375c5"/>
    </style:style>
    <style:style style:name="P394" style:family="paragraph" style:parent-style-name="Standard" style:list-style-name="L44">
      <style:text-properties officeooo:rsid="00d375c5" officeooo:paragraph-rsid="011f4168"/>
    </style:style>
    <style:style style:name="P395" style:family="paragraph" style:parent-style-name="Standard" style:list-style-name="L44">
      <style:text-properties fo:font-weight="bold" officeooo:rsid="00d375c5" officeooo:paragraph-rsid="00d375c5" style:font-weight-asian="bold" style:font-weight-complex="bold"/>
    </style:style>
    <style:style style:name="P396" style:family="paragraph" style:parent-style-name="Standard" style:list-style-name="L14">
      <style:text-properties fo:font-weight="bold" officeooo:rsid="0039bf20" officeooo:paragraph-rsid="00fea319" style:font-weight-asian="bold" style:font-weight-complex="bold"/>
    </style:style>
    <style:style style:name="P397" style:family="paragraph" style:parent-style-name="Standard" style:list-style-name="L14">
      <style:text-properties fo:font-weight="bold" officeooo:rsid="0100c76d" officeooo:paragraph-rsid="0100c76d" style:font-weight-asian="bold" style:font-weight-complex="bold"/>
    </style:style>
    <style:style style:name="P398" style:family="paragraph" style:parent-style-name="Standard" style:list-style-name="L14">
      <style:text-properties fo:font-weight="bold" officeooo:rsid="0041004c" officeooo:paragraph-rsid="00fea319" style:font-weight-asian="bold" style:font-weight-complex="bold"/>
    </style:style>
    <style:style style:name="P399" style:family="paragraph" style:parent-style-name="Standard" style:list-style-name="L14">
      <style:text-properties fo:font-weight="bold" officeooo:rsid="004ccff6" officeooo:paragraph-rsid="00fea319" style:font-weight-asian="bold" style:font-weight-complex="bold"/>
    </style:style>
    <style:style style:name="P400" style:family="paragraph" style:parent-style-name="Standard" style:list-style-name="L45">
      <style:text-properties fo:font-variant="normal" fo:text-transform="none" style:text-line-through-style="none" style:text-line-through-type="none" style:font-name="Slack-Lato" fo:font-size="11.25pt" fo:letter-spacing="normal" fo:font-style="normal" style:text-underline-style="none" fo:font-weight="normal" officeooo:rsid="00edb8ad" officeooo:paragraph-rsid="00edb8ad" style:text-blinking="false" style:font-size-asian="10.5pt" style:font-size-complex="12pt"/>
    </style:style>
    <style:style style:name="P401" style:family="paragraph" style:parent-style-name="Standard" style:list-style-name="L45">
      <style:text-properties fo:font-variant="normal" fo:text-transform="none" style:text-line-through-style="none" style:text-line-through-type="none" style:font-name="Slack-Lato" fo:font-size="11.25pt" fo:letter-spacing="normal" fo:font-style="normal" style:text-underline-style="none" fo:font-weight="normal" officeooo:rsid="00f298d9" officeooo:paragraph-rsid="00f298d9" style:text-blinking="false" style:font-size-asian="10.5pt" style:font-size-complex="12pt"/>
    </style:style>
    <style:style style:name="P402" style:family="paragraph" style:parent-style-name="Standard" style:list-style-name="L45">
      <style:text-properties fo:font-variant="normal" fo:text-transform="none" style:text-line-through-style="none" style:text-line-through-type="none" style:font-name="Slack-Lato" fo:font-size="11.25pt" fo:letter-spacing="normal" fo:font-style="normal" style:text-underline-style="none" fo:font-weight="normal" officeooo:rsid="00f44290" officeooo:paragraph-rsid="00f44290" style:text-blinking="false" style:font-size-asian="10.5pt" style:font-size-complex="12pt"/>
    </style:style>
    <style:style style:name="P403" style:family="paragraph" style:parent-style-name="Standard" style:list-style-name="L47">
      <style:text-properties fo:font-variant="normal" fo:text-transform="none" style:text-line-through-style="none" style:text-line-through-type="none" style:font-name="Slack-Lato" fo:font-size="11.25pt" fo:letter-spacing="normal" fo:font-style="normal" style:text-underline-style="none" fo:font-weight="normal" officeooo:rsid="0117d0f7" officeooo:paragraph-rsid="0117d0f7" style:text-blinking="false" style:font-size-asian="10.5pt" style:font-size-complex="12pt"/>
    </style:style>
    <style:style style:name="P404" style:family="paragraph" style:parent-style-name="Standard" style:list-style-name="L47">
      <style:text-properties fo:font-variant="normal" fo:text-transform="none" style:text-line-through-style="none" style:text-line-through-type="none" style:font-name="Slack-Lato" fo:font-size="11.25pt" fo:letter-spacing="normal" fo:font-style="normal" style:text-underline-style="none" fo:font-weight="normal" officeooo:rsid="0117d0f7" officeooo:paragraph-rsid="018297e9" style:text-blinking="false" style:font-size-asian="10.5pt" style:font-size-complex="12pt"/>
    </style:style>
    <style:style style:name="P405" style:family="paragraph" style:parent-style-name="Standard" style:list-style-name="L47">
      <style:text-properties fo:font-variant="normal" fo:text-transform="none" style:text-line-through-style="none" style:text-line-through-type="none" style:font-name="Slack-Lato" fo:font-size="11.25pt" fo:letter-spacing="normal" fo:font-style="normal" style:text-underline-style="none" fo:font-weight="normal" officeooo:rsid="013c793d" officeooo:paragraph-rsid="013c793d" style:text-blinking="false" style:font-size-asian="10.5pt" style:font-size-complex="12pt"/>
    </style:style>
    <style:style style:name="P406" style:family="paragraph" style:parent-style-name="Standard" style:list-style-name="L47">
      <style:text-properties fo:font-variant="normal" fo:text-transform="none" style:text-line-through-style="none" style:text-line-through-type="none" style:font-name="Slack-Lato" fo:font-size="11.25pt" fo:letter-spacing="normal" fo:font-style="normal" style:text-underline-style="none" fo:font-weight="normal" officeooo:rsid="013c793d" officeooo:paragraph-rsid="013e26f8" style:text-blinking="false" style:font-size-asian="10.5pt" style:font-size-complex="12pt"/>
    </style:style>
    <style:style style:name="P407" style:family="paragraph" style:parent-style-name="Standard" style:list-style-name="L47">
      <style:text-properties fo:font-variant="normal" fo:text-transform="none" style:text-line-through-style="none" style:text-line-through-type="none" style:font-name="Slack-Lato" fo:font-size="11.25pt" fo:letter-spacing="normal" fo:font-style="normal" style:text-underline-style="none" fo:font-weight="normal" officeooo:rsid="0181830d" officeooo:paragraph-rsid="0181830d" style:text-blinking="false" style:font-size-asian="10.5pt" style:font-size-complex="12pt"/>
    </style:style>
    <style:style style:name="P408" style:family="paragraph" style:parent-style-name="Standard" style:list-style-name="L48">
      <style:text-properties fo:font-variant="normal" fo:text-transform="none" style:text-line-through-style="none" style:text-line-through-type="none" style:font-name="Slack-Lato" fo:font-size="11.25pt" fo:letter-spacing="normal" fo:font-style="normal" style:text-underline-style="none" fo:font-weight="normal" officeooo:rsid="01327440" officeooo:paragraph-rsid="01327440" style:text-blinking="false" style:font-size-asian="10.5pt" style:font-size-complex="12pt"/>
    </style:style>
    <style:style style:name="P409" style:family="paragraph" style:parent-style-name="Standard" style:list-style-name="L49">
      <style:text-properties fo:font-variant="normal" fo:text-transform="none" style:text-line-through-style="none" style:text-line-through-type="none" style:font-name="Slack-Lato" fo:font-size="11.25pt" fo:letter-spacing="normal" fo:font-style="normal" style:text-underline-style="none" fo:font-weight="normal" officeooo:rsid="01327440" officeooo:paragraph-rsid="01327440" style:text-blinking="false" style:font-size-asian="10.5pt" style:font-size-complex="12pt"/>
    </style:style>
    <style:style style:name="P410" style:family="paragraph" style:parent-style-name="Standard" style:list-style-name="L50">
      <style:text-properties fo:font-variant="normal" fo:text-transform="none" style:text-line-through-style="none" style:text-line-through-type="none" style:font-name="Slack-Lato" fo:font-size="11.25pt" fo:letter-spacing="normal" fo:font-style="normal" style:text-underline-style="none" fo:font-weight="normal" officeooo:rsid="014beb9e" officeooo:paragraph-rsid="014beb9e" style:text-blinking="false" style:font-size-asian="10.5pt" style:font-size-complex="12pt"/>
    </style:style>
    <style:style style:name="P411" style:family="paragraph" style:parent-style-name="Standard" style:list-style-name="L51">
      <style:text-properties fo:font-variant="normal" fo:text-transform="none" style:text-line-through-style="none" style:text-line-through-type="none" style:font-name="Slack-Lato" fo:font-size="11.25pt" fo:letter-spacing="normal" fo:font-style="normal" style:text-underline-style="none" fo:font-weight="normal" officeooo:rsid="014beb9e" officeooo:paragraph-rsid="014beb9e" style:text-blinking="false" style:font-size-asian="10.5pt" style:font-size-complex="12pt"/>
    </style:style>
    <style:style style:name="P412" style:family="paragraph" style:parent-style-name="Standard" style:list-style-name="L52">
      <style:text-properties fo:font-variant="normal" fo:text-transform="none" style:text-line-through-style="none" style:text-line-through-type="none" style:font-name="Slack-Lato" fo:font-size="11.25pt" fo:letter-spacing="normal" fo:font-style="normal" style:text-underline-style="none" fo:font-weight="normal" officeooo:rsid="014beb9e" officeooo:paragraph-rsid="014beb9e" style:text-blinking="false" style:font-size-asian="10.5pt" style:font-size-complex="12pt"/>
    </style:style>
    <style:style style:name="P413" style:family="paragraph" style:parent-style-name="Standard" style:list-style-name="L46">
      <style:text-properties fo:font-variant="normal" fo:text-transform="none" style:text-line-through-style="none" style:text-line-through-type="none" style:font-name="Slack-Lato" fo:font-size="11.25pt" fo:letter-spacing="normal" fo:font-style="normal" style:text-underline-style="none" fo:font-weight="normal" officeooo:rsid="010bb800" officeooo:paragraph-rsid="014d1806" style:text-blinking="false" style:font-size-asian="10.5pt" style:font-size-complex="12pt"/>
    </style:style>
    <style:style style:name="P414" style:family="paragraph" style:parent-style-name="Standard" style:list-style-name="L52">
      <style:text-properties fo:font-variant="normal" fo:text-transform="none" style:text-line-through-style="none" style:text-line-through-type="none" style:font-name="Slack-Lato" fo:font-size="11.25pt" fo:letter-spacing="normal" fo:font-style="normal" style:text-underline-style="none" fo:font-weight="normal" officeooo:rsid="014ccd4c" officeooo:paragraph-rsid="014ccd4c" style:text-blinking="false" style:font-size-asian="10.5pt" style:font-size-complex="12pt"/>
    </style:style>
    <style:style style:name="P415" style:family="paragraph" style:parent-style-name="Standard" style:list-style-name="L53">
      <style:text-properties fo:font-variant="normal" fo:text-transform="none" style:text-line-through-style="none" style:text-line-through-type="none" style:font-name="Slack-Lato" fo:font-size="10.5pt" fo:letter-spacing="normal" fo:font-style="normal" style:text-underline-style="none" fo:font-weight="normal" officeooo:rsid="0185e262" officeooo:paragraph-rsid="0185e262" style:text-blinking="false" style:font-size-asian="9.14999961853027pt" style:font-size-complex="10.5pt"/>
    </style:style>
    <style:style style:name="P416" style:family="paragraph" style:parent-style-name="Standard" style:list-style-name="L54">
      <style:text-properties fo:font-variant="normal" fo:text-transform="none" style:text-line-through-style="none" style:text-line-through-type="none" style:font-name="Slack-Lato" fo:font-size="10.5pt" fo:letter-spacing="normal" fo:font-style="normal" style:text-underline-style="none" fo:font-weight="normal" officeooo:rsid="0185e262" officeooo:paragraph-rsid="0185e262" style:text-blinking="false" style:font-size-asian="9.14999961853027pt" style:font-size-complex="10.5pt"/>
    </style:style>
    <style:style style:name="P417"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a62063" officeooo:paragraph-rsid="01a62063" style:text-blinking="false" style:font-size-asian="9.14999961853027pt" style:font-size-complex="10.5pt"/>
    </style:style>
    <style:style style:name="P418"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a799df" officeooo:paragraph-rsid="01a799df" style:text-blinking="false" style:font-size-asian="9.14999961853027pt" style:font-size-complex="10.5pt"/>
    </style:style>
    <style:style style:name="P419"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aa068b" officeooo:paragraph-rsid="01aa068b" style:text-blinking="false" style:font-size-asian="9.14999961853027pt" style:font-size-complex="10.5pt"/>
    </style:style>
    <style:style style:name="P420"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ab663d" officeooo:paragraph-rsid="01ab663d" style:text-blinking="false" style:font-size-asian="9.14999961853027pt" style:font-size-complex="10.5pt"/>
    </style:style>
    <style:style style:name="P421"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a799df" officeooo:paragraph-rsid="01a799df" style:text-blinking="false" style:font-size-asian="9.14999961853027pt" style:font-weight-asian="bold" style:font-size-complex="10.5pt" style:font-weight-complex="bold"/>
    </style:style>
    <style:style style:name="P422" style:family="paragraph" style:parent-style-name="Standard">
      <style:text-properties fo:font-variant="normal" fo:text-transform="none" style:text-line-through-style="solid" style:text-line-through-type="single" style:font-name="Slack-Lato" fo:font-size="10.5pt" fo:letter-spacing="normal" fo:font-style="normal" style:text-underline-style="none" fo:font-weight="normal" officeooo:rsid="01a799df" officeooo:paragraph-rsid="01a799df" style:text-blinking="false" style:font-size-asian="9.14999961853027pt" style:font-size-complex="10.5pt"/>
    </style:style>
    <style:style style:name="P423" style:family="paragraph" style:parent-style-name="Standard" style:list-style-name="L14">
      <style:text-properties officeooo:rsid="0100c76d" officeooo:paragraph-rsid="0100c76d"/>
    </style:style>
    <style:style style:name="P424" style:family="paragraph" style:parent-style-name="Standard" style:list-style-name="L14">
      <style:text-properties officeooo:rsid="00ff462b" officeooo:paragraph-rsid="00ff462b"/>
    </style:style>
    <style:style style:name="P425" style:family="paragraph" style:parent-style-name="Standard" style:list-style-name="L14">
      <style:text-properties officeooo:rsid="0181830d" officeooo:paragraph-rsid="0181830d"/>
    </style:style>
    <style:style style:name="P426" style:family="paragraph" style:parent-style-name="Standard" style:list-style-name="L14">
      <style:text-properties officeooo:rsid="01845863" officeooo:paragraph-rsid="01845863"/>
    </style:style>
    <style:style style:name="P427" style:family="paragraph" style:parent-style-name="Standard" style:list-style-name="L46">
      <style:text-properties officeooo:rsid="01071997" officeooo:paragraph-rsid="01071997"/>
    </style:style>
    <style:style style:name="P428" style:family="paragraph" style:parent-style-name="Standard" style:list-style-name="L46">
      <style:text-properties officeooo:rsid="01071997" officeooo:paragraph-rsid="010a032d"/>
    </style:style>
    <style:style style:name="P429" style:family="paragraph" style:parent-style-name="Standard" style:list-style-name="L46">
      <style:text-properties officeooo:rsid="01071997" officeooo:paragraph-rsid="014d1806"/>
    </style:style>
    <style:style style:name="P430" style:family="paragraph" style:parent-style-name="Standard" style:list-style-name="L46">
      <style:text-properties officeooo:rsid="01042038" officeooo:paragraph-rsid="01071997"/>
    </style:style>
    <style:style style:name="P431" style:family="paragraph" style:parent-style-name="Standard" style:list-style-name="L46">
      <style:text-properties officeooo:rsid="01042038" officeooo:paragraph-rsid="014d1806"/>
    </style:style>
    <style:style style:name="P432" style:family="paragraph" style:parent-style-name="Standard" style:list-style-name="L46">
      <style:text-properties officeooo:rsid="0109221d" officeooo:paragraph-rsid="010bb800"/>
    </style:style>
    <style:style style:name="P433" style:family="paragraph" style:parent-style-name="Standard" style:list-style-name="L46">
      <style:text-properties officeooo:rsid="0109221d" officeooo:paragraph-rsid="014d1806"/>
    </style:style>
    <style:style style:name="P434" style:family="paragraph" style:parent-style-name="Standard" style:list-style-name="L46">
      <style:text-properties officeooo:rsid="010bb800" officeooo:paragraph-rsid="010bb800"/>
    </style:style>
    <style:style style:name="P435" style:family="paragraph" style:parent-style-name="Text_20_body" style:list-style-name="L33">
      <style:text-properties officeooo:rsid="008392b4" officeooo:paragraph-rsid="0085ea69"/>
    </style:style>
    <style:style style:name="P436" style:family="paragraph" style:parent-style-name="Text_20_body" style:list-style-name="L1">
      <style:paragraph-properties fo:margin-left="0.6772in" fo:margin-right="0in" fo:margin-top="0in" fo:margin-bottom="0in" loext:contextual-spacing="false" fo:text-indent="0in" style:auto-text-indent="false" fo:padding="0in" fo:border="none"/>
    </style:style>
    <style:style style:name="P437" style:family="paragraph" style:parent-style-name="Text_20_body" style:list-style-name="L1">
      <style:paragraph-properties fo:margin-left="0.6772in" fo:margin-right="0in" fo:margin-top="0in" fo:margin-bottom="0in" loext:contextual-spacing="false" fo:text-indent="0in" style:auto-text-indent="false" fo:padding="0in" fo:border="none"/>
      <style:text-properties style:language-asian="en" style:country-asian="US" loext:padding="0in" loext:border="none"/>
    </style:style>
    <style:style style:name="T1" style:family="text">
      <style:text-properties fo:font-weight="bold" style:font-weight-asian="bold" style:font-weight-complex="bold"/>
    </style:style>
    <style:style style:name="T2" style:family="text">
      <style:text-properties fo:font-weight="bold" officeooo:rsid="008db36e" style:font-weight-asian="bold" style:font-weight-complex="bold"/>
    </style:style>
    <style:style style:name="T3" style:family="text">
      <style:text-properties officeooo:rsid="0010672f"/>
    </style:style>
    <style:style style:name="T4" style:family="text">
      <style:text-properties officeooo:rsid="0016483d"/>
    </style:style>
    <style:style style:name="T5" style:family="text">
      <style:text-properties fo:language="en" fo:country="US" loext:padding="0in" loext:border="none"/>
    </style:style>
    <style:style style:name="T6" style:family="text">
      <style:text-properties style:language-asian="en" style:country-asian="US" loext:padding="0in" loext:border="none"/>
    </style:style>
    <style:style style:name="T7" style:family="text">
      <style:text-properties officeooo:rsid="00217a1f"/>
    </style:style>
    <style:style style:name="T8" style:family="text">
      <style:text-properties style:text-line-through-style="solid" style:text-line-through-type="single"/>
    </style:style>
    <style:style style:name="T9" style:family="text">
      <style:text-properties officeooo:rsid="004571d7"/>
    </style:style>
    <style:style style:name="T10" style:family="text">
      <style:text-properties officeooo:rsid="0048f0b9"/>
    </style:style>
    <style:style style:name="T11" style:family="text">
      <style:text-properties officeooo:rsid="0051e3a4"/>
    </style:style>
    <style:style style:name="T12" style:family="text">
      <style:text-properties officeooo:rsid="0052d138"/>
    </style:style>
    <style:style style:name="T13" style:family="text">
      <style:text-properties officeooo:rsid="0053f411"/>
    </style:style>
    <style:style style:name="T14" style:family="text">
      <style:text-properties officeooo:rsid="0058c3e7"/>
    </style:style>
    <style:style style:name="T15" style:family="text">
      <style:text-properties officeooo:rsid="005accd2"/>
    </style:style>
    <style:style style:name="T16" style:family="text">
      <style:text-properties officeooo:rsid="005d86d0"/>
    </style:style>
    <style:style style:name="T17" style:family="text">
      <style:text-properties officeooo:rsid="005fad0a"/>
    </style:style>
    <style:style style:name="T18" style:family="text">
      <style:text-properties officeooo:rsid="00611576"/>
    </style:style>
    <style:style style:name="T19" style:family="text">
      <style:text-properties officeooo:rsid="006a5078"/>
    </style:style>
    <style:style style:name="T20" style:family="text">
      <style:text-properties officeooo:rsid="006acf19"/>
    </style:style>
    <style:style style:name="T21" style:family="text">
      <style:text-properties officeooo:rsid="006b0e43"/>
    </style:style>
    <style:style style:name="T22" style:family="text">
      <style:text-properties officeooo:rsid="0073b5d3"/>
    </style:style>
    <style:style style:name="T23" style:family="text">
      <style:text-properties officeooo:rsid="00744a4d"/>
    </style:style>
    <style:style style:name="T24" style:family="text">
      <style:text-properties officeooo:rsid="00143786"/>
    </style:style>
    <style:style style:name="T25" style:family="text">
      <style:text-properties officeooo:rsid="0077ca79"/>
    </style:style>
    <style:style style:name="T26" style:family="text">
      <style:text-properties officeooo:rsid="007bc0d0"/>
    </style:style>
    <style:style style:name="T27" style:family="text">
      <style:text-properties officeooo:rsid="00808d8d"/>
    </style:style>
    <style:style style:name="T28" style:family="text">
      <style:text-properties officeooo:rsid="0082ef1d"/>
    </style:style>
    <style:style style:name="T29" style:family="text">
      <style:text-properties officeooo:rsid="008336a4"/>
    </style:style>
    <style:style style:name="T30" style:family="text">
      <style:text-properties officeooo:rsid="0085ea69"/>
    </style:style>
    <style:style style:name="T31" style:family="text">
      <style:text-properties officeooo:rsid="0087e2dc"/>
    </style:style>
    <style:style style:name="T32" style:family="text">
      <style:text-properties fo:font-weight="normal" officeooo:rsid="0082ef1d" style:font-weight-asian="normal" style:font-weight-complex="normal"/>
    </style:style>
    <style:style style:name="T33" style:family="text">
      <style:text-properties fo:font-weight="normal" officeooo:rsid="00bc66dd" style:font-weight-asian="normal" style:font-weight-complex="normal"/>
    </style:style>
    <style:style style:name="T34" style:family="text">
      <style:text-properties style:text-underline-style="none"/>
    </style:style>
    <style:style style:name="T35" style:family="text">
      <style:text-properties officeooo:rsid="0089950c"/>
    </style:style>
    <style:style style:name="T36" style:family="text">
      <style:text-properties officeooo:rsid="008db36e"/>
    </style:style>
    <style:style style:name="T37" style:family="text">
      <style:text-properties officeooo:rsid="009619ab"/>
    </style:style>
    <style:style style:name="T38" style:family="text">
      <style:text-properties officeooo:rsid="0099944a"/>
    </style:style>
    <style:style style:name="T39" style:family="text">
      <style:text-properties officeooo:rsid="009e7022"/>
    </style:style>
    <style:style style:name="T40" style:family="text">
      <style:text-properties officeooo:rsid="009eb94c"/>
    </style:style>
    <style:style style:name="T41" style:family="text">
      <style:text-properties officeooo:rsid="009ecfd2"/>
    </style:style>
    <style:style style:name="T42" style:family="text">
      <style:text-properties officeooo:rsid="00a38c6b"/>
    </style:style>
    <style:style style:name="T43" style:family="text">
      <style:text-properties officeooo:rsid="00a91b20"/>
    </style:style>
    <style:style style:name="T44" style:family="text">
      <style:text-properties officeooo:rsid="00a95ae8"/>
    </style:style>
    <style:style style:name="T45" style:family="text">
      <style:text-properties officeooo:rsid="00ada181"/>
    </style:style>
    <style:style style:name="T46" style:family="text">
      <style:text-properties officeooo:rsid="00ba1ad2"/>
    </style:style>
    <style:style style:name="T47" style:family="text">
      <style:text-properties officeooo:rsid="00ba9484"/>
    </style:style>
    <style:style style:name="T48" style:family="text">
      <style:text-properties officeooo:rsid="00bf3419"/>
    </style:style>
    <style:style style:name="T49" style:family="text">
      <style:text-properties officeooo:rsid="00c0d2d7"/>
    </style:style>
    <style:style style:name="T50" style:family="text">
      <style:text-properties officeooo:rsid="00c2ca3f"/>
    </style:style>
    <style:style style:name="T51" style:family="text">
      <style:text-properties officeooo:rsid="00cf24a5"/>
    </style:style>
    <style:style style:name="T52" style:family="text">
      <style:text-properties officeooo:rsid="00d11c46"/>
    </style:style>
    <style:style style:name="T53" style:family="text">
      <style:text-properties officeooo:rsid="00d5734b"/>
    </style:style>
    <style:style style:name="T54" style:family="text">
      <style:text-properties officeooo:rsid="00d62ad0"/>
    </style:style>
    <style:style style:name="T55" style:family="text">
      <style:text-properties officeooo:rsid="00d80df9"/>
    </style:style>
    <style:style style:name="T56" style:family="text">
      <style:text-properties officeooo:rsid="00d95210"/>
    </style:style>
    <style:style style:name="T57" style:family="text">
      <style:text-properties fo:font-size="12pt" style:text-underline-style="none" style:font-size-asian="10.5pt" style:font-size-complex="12pt"/>
    </style:style>
    <style:style style:name="T58" style:family="text">
      <style:text-properties fo:font-size="12pt" style:text-underline-style="none" officeooo:rsid="00e02303" style:font-size-asian="10.5pt" style:font-size-complex="12pt"/>
    </style:style>
    <style:style style:name="T59" style:family="text">
      <style:text-properties fo:font-size="12pt" style:text-underline-style="none" officeooo:rsid="00e29d94" style:font-size-asian="10.5pt" style:font-size-complex="12pt"/>
    </style:style>
    <style:style style:name="T60" style:family="text">
      <style:text-properties officeooo:rsid="00e29d94"/>
    </style:style>
    <style:style style:name="T61" style:family="text">
      <style:text-properties officeooo:rsid="00e85b33"/>
    </style:style>
    <style:style style:name="T62" style:family="text">
      <style:text-properties officeooo:rsid="00e9b031"/>
    </style:style>
    <style:style style:name="T63" style:family="text">
      <style:text-properties officeooo:rsid="00eca973"/>
    </style:style>
    <style:style style:name="T64" style:family="text">
      <style:text-properties officeooo:rsid="00ed180f"/>
    </style:style>
    <style:style style:name="T65" style:family="text">
      <style:text-properties fo:font-variant="normal" fo:text-transform="none" style:text-line-through-style="none" style:text-line-through-type="none" style:font-name="Slack-Lato" fo:font-size="11.25pt" fo:letter-spacing="normal" fo:font-style="normal" fo:font-weight="normal" style:text-blinking="false"/>
    </style:style>
    <style:style style:name="T66" style:family="text">
      <style:text-properties fo:font-variant="normal" fo:text-transform="none" style:text-line-through-style="none" style:text-line-through-type="none" style:font-name="Slack-Lato" fo:font-size="11.25pt" fo:letter-spacing="normal" fo:font-style="normal" fo:font-weight="normal" officeooo:rsid="00ef5ebd" style:text-blinking="false"/>
    </style:style>
    <style:style style:name="T67" style:family="text">
      <style:text-properties fo:font-variant="normal" fo:text-transform="none" style:text-line-through-style="none" style:text-line-through-type="none" style:font-name="Slack-Lato" fo:font-size="11.25pt" fo:letter-spacing="normal" fo:font-style="normal" style:text-underline-style="none" fo:font-weight="normal" officeooo:rsid="0155bfe0" style:text-blinking="false" style:font-size-asian="10.5pt" style:font-size-complex="12pt"/>
    </style:style>
    <style:style style:name="T68" style:family="text">
      <style:text-properties fo:font-variant="normal" fo:text-transform="none" style:text-line-through-style="none" style:text-line-through-type="none" style:font-name="Slack-Lato" fo:font-size="11.25pt" fo:letter-spacing="normal" fo:font-style="normal" style:text-underline-style="none" fo:font-weight="normal" officeooo:rsid="01587417" style:text-blinking="false" style:font-size-asian="10.5pt" style:font-size-complex="12pt"/>
    </style:style>
    <style:style style:name="T69" style:family="text">
      <style:text-properties fo:font-variant="normal" fo:text-transform="none" style:text-line-through-style="none" style:text-line-through-type="none" style:font-name="Slack-Lato" fo:font-size="11.25pt" fo:letter-spacing="normal" fo:font-style="normal" style:text-underline-style="none" fo:font-weight="normal" officeooo:rsid="015af4e1" style:text-blinking="false" style:font-size-asian="10.5pt" style:font-size-complex="12pt"/>
    </style:style>
    <style:style style:name="T70" style:family="text">
      <style:text-properties fo:font-variant="normal" fo:text-transform="none" style:text-line-through-style="none" style:text-line-through-type="none" style:font-name="Slack-Lato" fo:font-size="11.25pt" fo:letter-spacing="normal" fo:font-style="normal" style:text-underline-style="none" fo:font-weight="normal" officeooo:rsid="015bced7" style:text-blinking="false" style:font-size-asian="10.5pt" style:font-size-complex="12pt"/>
    </style:style>
    <style:style style:name="T71" style:family="text">
      <style:text-properties officeooo:rsid="00ef5ebd"/>
    </style:style>
    <style:style style:name="T72" style:family="text">
      <style:text-properties officeooo:rsid="00f298d9"/>
    </style:style>
    <style:style style:name="T73" style:family="text">
      <style:text-properties officeooo:rsid="00fea319"/>
    </style:style>
    <style:style style:name="T74" style:family="text">
      <style:text-properties officeooo:rsid="0100c76d"/>
    </style:style>
    <style:style style:name="T75" style:family="text">
      <style:text-properties officeooo:rsid="01071997"/>
    </style:style>
    <style:style style:name="T76" style:family="text">
      <style:text-properties officeooo:rsid="0109221d"/>
    </style:style>
    <style:style style:name="T77" style:family="text">
      <style:text-properties officeooo:rsid="01102fae"/>
    </style:style>
    <style:style style:name="T78" style:family="text">
      <style:text-properties officeooo:rsid="01110245"/>
    </style:style>
    <style:style style:name="T79" style:family="text">
      <style:text-properties officeooo:rsid="0112167c"/>
    </style:style>
    <style:style style:name="T80" style:family="text">
      <style:text-properties officeooo:rsid="0113ca32"/>
    </style:style>
    <style:style style:name="T81" style:family="text">
      <style:text-properties officeooo:rsid="0115554d"/>
    </style:style>
    <style:style style:name="T82" style:family="text">
      <style:text-properties officeooo:rsid="011900c0"/>
    </style:style>
    <style:style style:name="T83" style:family="text">
      <style:text-properties officeooo:rsid="011dbf00"/>
    </style:style>
    <style:style style:name="T84" style:family="text">
      <style:text-properties officeooo:rsid="011e3908"/>
    </style:style>
    <style:style style:name="T85" style:family="text">
      <style:text-properties officeooo:rsid="011f3c76"/>
    </style:style>
    <style:style style:name="T86" style:family="text">
      <style:text-properties officeooo:rsid="0120ec87"/>
    </style:style>
    <style:style style:name="T87" style:family="text">
      <style:text-properties officeooo:rsid="0122ba9a"/>
    </style:style>
    <style:style style:name="T88" style:family="text">
      <style:text-properties officeooo:rsid="01335e17"/>
    </style:style>
    <style:style style:name="T89" style:family="text">
      <style:text-properties officeooo:rsid="01351210"/>
    </style:style>
    <style:style style:name="T90" style:family="text">
      <style:text-properties officeooo:rsid="0136cb30"/>
    </style:style>
    <style:style style:name="T91" style:family="text">
      <style:text-properties officeooo:rsid="013cab59"/>
    </style:style>
    <style:style style:name="T92" style:family="text">
      <style:text-properties officeooo:rsid="013f36ef"/>
    </style:style>
    <style:style style:name="T93" style:family="text">
      <style:text-properties officeooo:rsid="014beb9e"/>
    </style:style>
    <style:style style:name="T94" style:family="text">
      <style:text-properties officeooo:rsid="014ccd4c"/>
    </style:style>
    <style:style style:name="T95" style:family="text">
      <style:text-properties officeooo:rsid="01500cda"/>
    </style:style>
    <style:style style:name="T96" style:family="text">
      <style:text-properties officeooo:rsid="01505045"/>
    </style:style>
    <style:style style:name="T97" style:family="text">
      <style:text-properties officeooo:rsid="015d906f"/>
    </style:style>
    <style:style style:name="T98" style:family="text">
      <style:text-properties officeooo:rsid="016465a0"/>
    </style:style>
    <style:style style:name="T99" style:family="text">
      <style:text-properties fo:font-size="11.25pt" officeooo:rsid="0165770e" style:font-size-asian="10.5pt" style:font-size-complex="12pt"/>
    </style:style>
    <style:style style:name="T100" style:family="text">
      <style:text-properties officeooo:rsid="016602f0"/>
    </style:style>
    <style:style style:name="T101" style:family="text">
      <style:text-properties officeooo:rsid="0169aab7"/>
    </style:style>
    <style:style style:name="T102" style:family="text">
      <style:text-properties fo:font-style="italic" style:font-style-asian="italic" style:font-style-complex="italic"/>
    </style:style>
    <style:style style:name="T103" style:family="text">
      <style:text-properties fo:font-style="italic" style:font-style-asian="normal" style:font-style-complex="normal"/>
    </style:style>
    <style:style style:name="T104" style:family="text">
      <style:text-properties officeooo:rsid="018202f8"/>
    </style:style>
    <style:style style:name="T105" style:family="text">
      <style:text-properties officeooo:rsid="019110f8"/>
    </style:style>
    <style:style style:name="T106" style:family="text">
      <style:text-properties officeooo:rsid="019239aa"/>
    </style:style>
    <style:style style:name="T107" style:family="text">
      <style:text-properties officeooo:rsid="00d85150"/>
    </style:style>
    <style:style style:name="T108" style:family="text">
      <style:text-properties officeooo:rsid="019ec346"/>
    </style:style>
    <style:style style:name="T109" style:family="text">
      <style:text-properties officeooo:rsid="01ac7e92"/>
    </style:style>
    <text:list-style style:name="L1">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ime</text:p>
      <text:p text:style-name="P1">研究分野の萌芽とYouTubeコンテンツ数との関係</text:p>
      <text:p text:style-name="P1">研究分野とは？</text:p>
      <text:p text:style-name="P1">研究分野の萌芽と、その度合い・基準は？</text:p>
      <text:p text:style-name="P1">YouTubeコンテンツは？</text:p>
      <text:p text:style-name="P1">コンテンツ数の伸び</text:p>
      <text:p text:style-name="P1">各コンテンツのビュー・コメント・シェアの伸び</text:p>
      <text:p text:style-name="P1"/>
      <text:p text:style-name="P1">disciplines</text:p>
      <text:p text:style-name="P1">platforms and acts</text:p>
      <text:p text:style-name="P1">platforms and users</text:p>
      <text:p text:style-name="P1">other factors</text:p>
      <text:p text:style-name="P1">necessity and sufficiency</text:p>
      <text:p text:style-name="P1"/>
      <text:p text:style-name="P2">(특정 분야의?논문의?)</text:p>
      <text:p text:style-name="P2"><text:span text:style-name="T1">인지도</text:span>와 <text:span text:style-name="T1">관련 유튜브 컨텐츠</text:span> (시간적, 양적, 언어/지역적, )관계</text:p>
      <text:p text:style-name="P2">인지도: SNS언급 수</text:p>
      <text:p text:style-name="P2"/>
      <text:p text:style-name="P2">연도별 토픽의 누적 트윗 수vs누적 컨텐츠수</text:p>
      <text:p text:style-name="P2"/>
      <text:p text:style-name="P6">200409</text:p>
      <text:p text:style-name="P3">배경</text:p>
      <text:p text:style-name="P3">altmetrics과 논문의 피인용수는 상관관계가 낮다.</text:p>
      <text:p text:style-name="P3">altmetrics는 논문의 문헌bookmark와 SNS언급으로 구성된다.</text:p>
      <text:p text:style-name="P3">플랫폼별SNS언급수에서 Twitter압도적.</text:p>
      <text:p text:style-name="P3"/>
      <text:p text:style-name="P3">altmetrics를 논문의 연구,학술적 평가 이외의 평가지표로 쓰일 수 있다. (혹은 쓰이는게 바람직하다)</text:p>
      <text:p text:style-name="P3"/>
      <text:p text:style-name="P3">트위터의 논문 트윗 수, 리트윗 수</text:p>
      <text:p text:style-name="P3">유튜브의 논문(?) 컨텐츠 수, 뷰, 공유 수</text:p>
      <text:p text:style-name="P3"/>
      <text:p text:style-name="P3">내 의견</text:p>
      <text:p text:style-name="P3">유튜브 컨텐츠는 트윗보다도 훨씬 시간이 필요하며 정성이 필요한 작업.</text:p>
      <text:p text:style-name="P3">→1.더 관심을 끌기 쉽다 2.시청자에 대한 전달력이 높다</text:p>
      <text:p text:style-name="P3">→</text:p>
      <text:p text:style-name="P3">→유튜브 컨텐츠 수/뷰 공유 수는 트위터 수보다 논문/분야의 피인용수와 관련이 있다<text:span text:style-name="T3">(?)</text:span></text:p>
      <text:p text:style-name="P3"/>
      <text:p text:style-name="P3">가설</text:p>
      <text:p text:style-name="P8">1.애당초 유튜브에서 논문 직접 언급 비율은 매우 적다.</text:p>
      <text:p text:style-name="P8">1.1 애당초 유튜브에서 논문 키워드 언급 비율은 매우 적다.</text:p>
      <text:p text:style-name="P3">2.</text:p>
      <text:p text:style-name="P8">3. 근래 논문일수록 <text:s/>직접언급/키워드 언급 수가 높다.</text:p>
      <text:p text:style-name="P5">4. 일본 유튜버는 일본어 논문 키워드(일본어) 언급 비율이 외국 논문 키워드(영어) 언급 비율보다 높다.</text:p>
      <text:p text:style-name="P9">5. 분야에 따라 키워드 언급 비율에 유의차가 있다.</text:p>
      <text:p text:style-name="P3"/>
      <text:p text:style-name="P37">학술논문에 대한 유튜브 컨텐츠 配信状況</text:p>
      <text:p text:style-name="P3"/>
      <text:p text:style-name="P7">학협지 논문에 대한 altmetrics부여 상황</text:p>
      <text:p text:style-name="P7"><text:soft-page-break/>시계열, 지역,언어 등 다각도 분석</text:p>
      <text:p text:style-name="P7"/>
      <text:p text:style-name="P7">트위트가 주류</text:p>
      <text:p text:style-name="P7">알트메트릭스에 유튜브 포함 안함</text:p>
      <text:p text:style-name="P4">유튜브 컨텐츠는 트윗보다도 훨씬 시간이 필요하며 정성이 필요한 작업.</text:p>
      <text:p text:style-name="P4">→1.더 관심을 끌기 쉽다 2.시청자에 대한 전달력이 높다 3.정보량</text:p>
      <text:p text:style-name="P7"/>
      <text:p text:style-name="P7">논문에대한 SNS언급상에서, 트위트와 유튜브 컨텐츠의 효과에 차이가 있을 것이다.</text:p>
      <text:p text:style-name="P7">논문에 대한 유튜브 컨텐츠 상에서의 언급 조사해서 분석해보고 싶다.</text:p>
      <text:p text:style-name="P7"/>
      <text:p text:style-name="P7">유튜브가 직접 논문 거론하는 경우는 적고, 메타데이터에서 검출할수 있을지 미지수</text:p>
      <text:p text:style-name="P7">구글 <text:span text:style-name="T4">API사용해서 </text:span>키워드 검색-&gt;관련 분야 채널을 추려서 관련 컨텐츠 검색, 데이터 수집 후 분석</text:p>
      <text:p text:style-name="P7"/>
      <text:p text:style-name="P7">트윗 데이터의 경우와 비교 후 새로운 지견을 발견하고싶다.</text:p>
      <text:p text:style-name="P7"/>
      <text:p text:style-name="P7">아카이브와 </text:p>
      <text:p text:style-name="P7"/>
      <text:p text:style-name="P20">200430 <text:span text:style-name="T24">labmtg1</text:span></text:p>
      <text:p text:style-name="P72">-왜 비디오가 계속 만들어지고 있는거지?-&gt;아마 다른 응용논문의 허브 논문으로 작용하고 있기 때문에?-&gt;키워드 논문이 계속 만들어진다는건 피인용수의 증가 중임을 나타내는가?</text:p>
      <text:p text:style-name="P72">-url언급 비디오의 채널은 논문에 가까운 사람인가?(출판사, 연구팀, …)</text:p>
      <text:p text:style-name="P72">-YT만의 역할은?-&gt;다른 SNS의 효과에 대해서도 확인</text:p>
      <text:p text:style-name="P72">-포인트: 발아를 초기에 발견하는것? 아니면 논문의 확산을 검출하는것?</text:p>
      <text:p text:style-name="P72">-비디오가 게재되는 플랫폼도 중요: 대충 올리면 뷰카운트가 거의. 좋은 플랫폼에 올리면 논문 다운로드 수보다 많이 나올수도.</text:p>
      <text:p text:style-name="P7"/>
      <text:p text:style-name="P10">200507</text:p>
      <text:p text:style-name="P280"><text:span text:style-name="T6">仮説１：</text:span><text:span text:style-name="T5">YT</text:span><text:span text:style-name="T6">解説ビデオは、先に</text:span><text:span text:style-name="T5">Twitter</text:span><text:span text:style-name="T6">で盛り上がった論文に限って掲載される。​</text:span></text:p>
      <text:list xml:id="list5331528241829052237" text:style-name="L1">
        <text:list-item>
          <text:p text:style-name="P436"><text:span text:style-name="T6">解説ビデオの論文に対して、</text:span><text:span text:style-name="T5">Twitter</text:span><text:span text:style-name="T6">の動向を分析する​</text:span></text:p>
        </text:list-item>
        <text:list-item>
          <text:p text:style-name="P437">解説ビデオの定義・「盛り上がり」の計測が課題</text:p>
        </text:list-item>
      </text:list>
      <text:p text:style-name="P38">1. altmetric it!에서 트위터 웹크롤링 자동화</text:p>
      <text:p text:style-name="P38">1.1 altmetric상의 논문 식별 번호를 자동화 불가능??</text:p>
      <text:p text:style-name="P38">(2 비디오 웹크롤링-&gt;수집하고있는 비디오 범위에 대해 고찰)</text:p>
      <text:p text:style-name="P38"/>
      <text:p text:style-name="P11">200518</text:p>
      <text:p text:style-name="P39">0논문/1Citation/2YT/3Twitter</text:p>
      <text:p text:style-name="P39"/>
      <text:p text:style-name="P39">2+3: 어느쪽이 먼저 등장하는가? 시기상 유의한 관계성이 있는가?</text:p>
      <text:p text:style-name="P39">1+2: 상관관계:</text:p>
      <text:p text:style-name="P39"><text:tab/>1) 동시</text:p>
      <text:p text:style-name="P39"><text:tab/>2) 시간차 ex YT(2015) Citation(2017)</text:p>
      <text:p text:style-name="P41">0: 키 논문 vs 파생형 논문</text:p>
      <text:p text:style-name="P41">2: 인기채널vs비인기채널</text:p>
      <text:p text:style-name="P42">2: 편집컨텐츠vs라이브</text:p>
      <text:p text:style-name="P43"/>
      <text:p text:style-name="P44">피인용 데이터 없이 일단 분석</text:p>
      <text:p text:style-name="P44">[science communication에 있어서 유튜브의 영향이 있다]</text:p>
      <text:p text:style-name="P44"><text:soft-page-break/>ex) YT컨텐츠 증가</text:p>
      <text:p text:style-name="P44">→ 트윗 증가 / 긍정적 트윗 증가 / 오리지널 트윗 증가</text:p>
      <text:p text:style-name="P44"/>
      <text:p text:style-name="P12">200519</text:p>
      <text:p text:style-name="P48">0. 데이터 수집</text:p>
      <text:p text:style-name="P51">논문 데이터셋 예시:</text:p>
      <text:list xml:id="list971103617471123707" text:style-name="L2">
        <text:list-item>
          <text:p text:style-name="P291">cs.LG 19.01~19.03 → <text:s/>발표 후 1년 간 동향 관찰에 적합</text:p>
          <text:list>
            <text:list-item>
              <text:p text:style-name="P292"><text:a xlink:type="simple" xlink:href="https://arxiv.org/list/cs.LG/1903?skip=0&amp;show=5000" text:style-name="Internet_20_link" text:visited-style-name="Visited_20_Internet_20_Link"><text:span text:style-name="T8">https://arxiv.org/list/cs.LG/1903?skip=0&amp;show=5000</text:span></text:a></text:p>
            </text:list-item>
          </text:list>
        </text:list-item>
      </text:list>
      <text:p text:style-name="P46">채널 데이터셋 예시:</text:p>
      <text:list xml:id="list3135832117033454777" text:style-name="L3">
        <text:list-item>
          <text:p text:style-name="P293">논문 데이터셋으로 전체 검색(;)</text:p>
        </text:list-item>
        <text:list-item>
          <text:p text:style-name="P293">유명 ai채널?</text:p>
          <text:list>
            <text:list-item>
              <text:p text:style-name="P293">예를들어, 논문 데이터셋 내의 arxiv url 언급 컨텐츠가 n개 이상</text:p>
              <text:list>
                <text:list-item>
                  <text:p text:style-name="P295">+내용이 논문 해설 비디오</text:p>
                </text:list-item>
                <text:list-item>
                  <text:p text:style-name="P293">논문 데이터셋에 분야/기간이 있다면, 해당 채널의 분야에 대한 관심도 지표의 추이 측정 가능</text:p>
                </text:list-item>
              </text:list>
            </text:list-item>
            <text:list-item>
              <text:p text:style-name="P293">+ (구독자 수, 뷰 수… / 운영일) &gt; m</text:p>
            </text:list-item>
          </text:list>
        </text:list-item>
      </text:list>
      <text:p text:style-name="P46">비디오 데이터셋 예시</text:p>
      <text:list xml:id="list7507449859344418847" text:style-name="L4">
        <text:list-item>
          <text:p text:style-name="P294">논문 데이터셋으로 전체 검색(;)</text:p>
        </text:list-item>
        <text:list-item>
          <text:p text:style-name="P294">채널 데이터셋에서 논문 관련 컨텐츠 검색</text:p>
          <text:list>
            <text:list-item>
              <text:p text:style-name="P294">키워드 → 프리프린트엔 키워드 없음…</text:p>
            </text:list-item>
            <text:list-item>
              <text:p text:style-name="P296">url</text:p>
            </text:list-item>
            <text:list-item>
              <text:p text:style-name="P296">타이틀 그대로</text:p>
            </text:list-item>
          </text:list>
        </text:list-item>
      </text:list>
      <text:p text:style-name="P50">인용 데이터셋 예시</text:p>
      <text:list xml:id="list8015135011223753514" text:style-name="L5">
        <text:list-item>
          <text:p text:style-name="P297">arxiv→Semantic Scholar API</text:p>
        </text:list-item>
      </text:list>
      <text:list xml:id="list3281785180911068769" text:style-name="L6">
        <text:list-item>
          <text:list>
            <text:list-item>
              <text:p text:style-name="P300"><text:a xlink:type="simple" xlink:href="https://api.semanticscholar.org/" text:style-name="Internet_20_link" text:visited-style-name="Visited_20_Internet_20_Link">https://api.semanticscholar.org/</text:a></text:p>
            </text:list-item>
            <text:list-item>
              <text:p text:style-name="P298">Accessible Paper Identifiers and Examples:</text:p>
            </text:list-item>
          </text:list>
        </text:list-item>
      </text:list>
      <text:list xml:id="list6376457887967169141" text:style-name="L7">
        <text:list-item>
          <text:list>
            <text:list-item>
              <text:list>
                <text:list-item>
                  <text:p text:style-name="P299">S2 Paper ID : https://api.semanticscholar.org/v1/paper/0796f6cd7f0403a854d67d525e9b32af3b277331</text:p>
                </text:list-item>
                <text:list-item>
                  <text:p text:style-name="P299">DOI : https://api.semanticscholar.org/v1/paper/10.1038/nrn3241</text:p>
                </text:list-item>
                <text:list-item>
                  <text:p text:style-name="P299">ArXiv ID : https://api.semanticscholar.org/v1/paper/arXiv:1705.10311</text:p>
                </text:list-item>
                <text:list-item>
                  <text:p text:style-name="P299">MAG ID : https://api.semanticscholar.org/v1/paper/MAG:112218234</text:p>
                </text:list-item>
                <text:list-item>
                  <text:p text:style-name="P299">ACL ID : https://api.semanticscholar.org/v1/paper/ACL:W12-3903</text:p>
                </text:list-item>
                <text:list-item>
                  <text:p text:style-name="P299">PubMed ID : https://api.semanticscholar.org/v1/paper/PMID:19872477</text:p>
                </text:list-item>
                <text:list-item>
                  <text:p text:style-name="P299">Corpus ID : <text:a xlink:type="simple" xlink:href="https://api.semanticscholar.org/v1/paper/CorpusID:37220927" text:style-name="Internet_20_link" text:visited-style-name="Visited_20_Internet_20_Link">https://api.semanticscholar.org/v1/paper/CorpusID:37220927</text:a></text:p>
                </text:list-item>
              </text:list>
            </text:list-item>
          </text:list>
        </text:list-item>
      </text:list>
      <text:list xml:id="list141613875724078" text:continue-list="list8015135011223753514" text:style-name="L5">
        <text:list-item>
          <text:p text:style-name="P297">Semantic Scholar JSON→ Scopus (API?)에서 발행 날짜 수집</text:p>
        </text:list-item>
      </text:list>
      <text:p text:style-name="P49"/>
      <text:p text:style-name="P45"/>
      <text:p text:style-name="P12">1. 유튜브 비디오 통계(정성적)</text:p>
      <text:p text:style-name="P45">데이터셋 예시</text:p>
      <text:list xml:id="list8195688804267143683" text:style-name="L8">
        <text:list-item>
          <text:p text:style-name="P301">cs.ML분야 2016~2019</text:p>
          <text:list>
            <text:list-item>
              <text:p text:style-name="P301"><text:tab/></text:p>
            </text:list-item>
          </text:list>
        </text:list-item>
      </text:list>
      <text:p text:style-name="P45">기본 제공 속성</text:p>
      <text:list xml:id="list4116979226064555729" text:style-name="L9">
        <text:list-item>
          <text:p text:style-name="P302">-채널</text:p>
        </text:list-item>
        <text:list-item>
          <text:p text:style-name="P302">-길이</text:p>
        </text:list-item>
        <text:list-item>
          <text:p text:style-name="P304">-공개일</text:p>
        </text:list-item>
        <text:list-item>
          <text:p text:style-name="P304">-라이브스트리밍?</text:p>
        </text:list-item>
        <text:list-item>
          <text:p text:style-name="P304">-카운트(누계)</text:p>
        </text:list-item>
      </text:list>
      <text:p text:style-name="P40"><text:soft-page-break/>커스텀 속성</text:p>
      <text:list xml:id="list6362671346088962587" text:style-name="L10">
        <text:list-item>
          <text:p text:style-name="P305">-유저 타입</text:p>
          <text:list>
            <text:list-item>
              <text:p text:style-name="P305">-개인</text:p>
              <text:list>
                <text:list-item>
                  <text:p text:style-name="P305">-일반인</text:p>
                </text:list-item>
                <text:list-item>
                  <text:p text:style-name="P305">-연구원</text:p>
                </text:list-item>
                <text:list-item>
                  <text:p text:style-name="P305">-전문가</text:p>
                </text:list-item>
                <text:list-item>
                  <text:p text:style-name="P305">-저널리스트</text:p>
                </text:list-item>
                <text:list-item>
                  <text:p text:style-name="P305">-기타</text:p>
                </text:list-item>
              </text:list>
            </text:list-item>
            <text:list-item>
              <text:p text:style-name="P305">-조직</text:p>
              <text:list>
                <text:list-item>
                  <text:p text:style-name="P305">-연구기관</text:p>
                </text:list-item>
                <text:list-item>
                  <text:p text:style-name="P305">-펀드</text:p>
                </text:list-item>
                <text:list-item>
                  <text:p text:style-name="P305">-시민 조직</text:p>
                </text:list-item>
                <text:list-item>
                  <text:p text:style-name="P305">-정부기관</text:p>
                </text:list-item>
                <text:list-item>
                  <text:p text:style-name="P305">-비즈니스</text:p>
                </text:list-item>
                <text:list-item>
                  <text:p text:style-name="P305">-미디어</text:p>
                </text:list-item>
                <text:list-item>
                  <text:p text:style-name="P305">-저널/출판</text:p>
                </text:list-item>
                <text:list-item>
                  <text:p text:style-name="P305">-기타</text:p>
                </text:list-item>
              </text:list>
            </text:list-item>
            <text:list-item>
              <text:p text:style-name="P305">-기타</text:p>
            </text:list-item>
          </text:list>
        </text:list-item>
        <text:list-item>
          <text:p text:style-name="P306">내용</text:p>
          <text:list>
            <text:list-item>
              <text:p text:style-name="P306">논문 해설</text:p>
              <text:list>
                <text:list-item>
                  <text:p text:style-name="P306">대상 논문 수:단수/복수</text:p>
                </text:list-item>
                <text:list-item>
                  <text:p text:style-name="P306">해설 강도:집중/간단</text:p>
                </text:list-item>
              </text:list>
            </text:list-item>
            <text:list-item>
              <text:p text:style-name="P306">대화/인터뷰</text:p>
            </text:list-item>
            <text:list-item>
              <text:p text:style-name="P306">일상</text:p>
            </text:list-item>
          </text:list>
        </text:list-item>
        <text:list-item>
          <text:p text:style-name="P306">커뮤니케이션</text:p>
          <text:list>
            <text:list-item>
              <text:p text:style-name="P306">코멘트</text:p>
              <text:list>
                <text:list-item>
                  <text:p text:style-name="P306">→ 유저 타입 통계</text:p>
                  <text:list>
                    <text:list-item>
                      <text:p text:style-name="P306">샘플 전체 <text:span text:style-name="T7">vs 대상 논문 분야별 비디오 전체(논문 해설 비디오 한정) vs 채널별 비디오 전체</text:span></text:p>
                    </text:list-item>
                    <text:list-item>
                      <text:p text:style-name="P306"/>
                    </text:list-item>
                  </text:list>
                </text:list-item>
              </text:list>
            </text:list-item>
          </text:list>
        </text:list-item>
      </text:list>
      <text:p text:style-name="P47"/>
      <text:p text:style-name="P47"/>
      <text:p text:style-name="P13">2. 유튜브와 트윗 간 상호작용</text:p>
      <text:list xml:id="list8632703875921767020" text:style-name="L11">
        <text:list-item>
          <text:p text:style-name="P308">비디오 유무 그룹에 대한 트윗 통계 차이</text:p>
        </text:list-item>
      </text:list>
      <text:list xml:id="list2848199181959639868" text:style-name="L12">
        <text:list-item>
          <text:p text:style-name="P307">()논문 데이터셋 대상 언급 비디오</text:p>
        </text:list-item>
        <text:list-item>
          <text:p text:style-name="P307">언급(혹은 집중 해설)비디오 대상 논문의 (같은 분야)전후 논문 <text:span text:style-name="T7">url취득</text:span></text:p>
        </text:list-item>
        <text:list-item>
          <text:p text:style-name="P303">url로 유튜브 전체 검색</text:p>
          <text:list>
            <text:list-item>
              <text:p text:style-name="P303">존재→ 그 이전(다음) 논문으로 시도</text:p>
            </text:list-item>
            <text:list-item>
              <text:p text:style-name="P303">비존재→ 논문 채택</text:p>
            </text:list-item>
          </text:list>
        </text:list-item>
        <text:list-item>
          <text:p text:style-name="P303">논문에 대해 altmetric twitter수집</text:p>
        </text:list-item>
        <text:list-item>
          <text:p text:style-name="P303">비디오 유 그룹과 무 그룹 간 트윗 통계 비교</text:p>
        </text:list-item>
      </text:list>
      <text:p text:style-name="P39"/>
      <text:p text:style-name="P14">200521</text:p>
      <text:p text:style-name="P55">논문 데이터셋→ 비디오 데이터셋 수집</text:p>
      <text:list xml:id="list3996146504776788354" text:style-name="L13">
        <text:list-item>
          <text:p text:style-name="P310">논문 url로 유튜브 전체 검색 → 비디오 수집</text:p>
        </text:list-item>
        <text:list-item>
          <text:p text:style-name="P310">논문 altmetric twitter수집</text:p>
        </text:list-item>
        <text:list-item>
          <text:p text:style-name="P310">논문을 비디오 유무 그룹으로 나눠서</text:p>
        </text:list-item>
        <text:list-item>
          <text:p text:style-name="P310"><text:soft-page-break/>(채널과 연결된 비디오(혹은 논문?) 수)</text:p>
        </text:list-item>
      </text:list>
      <text:p text:style-name="P55"/>
      <text:p text:style-name="P15">200525</text:p>
      <text:p text:style-name="P56">1.연구의 중요성</text:p>
      <text:p text:style-name="P56">1.1 altmetric연구의 연장? 왜소화가 걱정됨. 단순히 케이스 스터디로 고려되면 좀</text:p>
      <text:p text:style-name="P56">1.2 연구 과제로서 어필</text:p>
      <text:p text:style-name="P57">예를 들어 유튜브가 있어서 논문이 유명해진 사례같은 것</text:p>
      <text:p text:style-name="P54"/>
      <text:p text:style-name="P16">200531</text:p>
      <text:p text:style-name="P58">videos</text:p>
      <text:p text:style-name="P58">content</text:p>
      <text:list xml:id="list8116602938545072058" text:style-name="L14">
        <text:list-item>
          <text:p text:style-name="P311">paper_explanation: 대상 논문 해설을 예고/논문의 진척, 새로운 결과 등을 소개(/논문 저자)</text:p>
          <text:list>
            <text:list-item>
              <text:p text:style-name="P311">대상 논문 해설할 것을 예고, 논문 제목을 명시해야함</text:p>
            </text:list-item>
            <text:list-item>
              <text:p text:style-name="P311">논문 원문의 일부가 표시되어야 함</text:p>
            </text:list-item>
            <text:list-item>
              <text:p text:style-name="P311">논문을 그냥 읽는 것도 포함</text:p>
            </text:list-item>
            <text:list-item>
              <text:p text:style-name="P311">형식: 프레젠테이션, 판서, ...</text:p>
            </text:list-item>
            <text:list-item>
              <text:p text:style-name="P311">청중이 학술 관련자(학회 발표<text:span text:style-name="T9">)</text:span></text:p>
            </text:list-item>
          </text:list>
        </text:list-item>
        <text:list-item>
          <text:p text:style-name="P311">paper_supplementary: 논문 내에서 supplementary로 명시/description에서 supplementary, demo 등을 명시</text:p>
        </text:list-item>
        <text:list-item>
          <text:p text:style-name="P311">paper_application: 논문의 수법, 기술을 적용, 활용한 독자적인 결과 영상, 소개</text:p>
        </text:list-item>
        <text:list-item>
          <text:p text:style-name="P313">paper_assessment: (논문 소개 후에) 논문 평가가 주요 내용</text:p>
        </text:list-item>
        <text:list-item>
          <text:p text:style-name="P313">paper_reference: 주제의 일환으로 논문의 존재나 관련된 내용을 언급할 뿐, 논문의 해설되지 않음/영상 중 논문 언급이 없음/연구</text:p>
          <text:list>
            <text:list-item>
              <text:p text:style-name="P316">초두에 논문 해설할 것을 명시하지 않음</text:p>
            </text:list-item>
            <text:list-item>
              <text:p text:style-name="P318">description상에 reference로 명시되어 있음</text:p>
            </text:list-item>
            <text:list-item>
              <text:p text:style-name="P316">논문 언급 분량이 적음</text:p>
            </text:list-item>
            <text:list-item>
              <text:p text:style-name="P316">논문 본문이 표시될 수 있음</text:p>
            </text:list-item>
            <text:list-item>
              <text:p text:style-name="P316">프레젠테이션일수도 있음</text:p>
            </text:list-item>
          </text:list>
        </text:list-item>
        <text:list-item>
          <text:p text:style-name="P319">news: 논문이 주 내용이나, 홍보가 주 목적, 설명은 있으나 해설이 주 목적이 아님</text:p>
          <text:list>
            <text:list-item>
              <text:p text:style-name="P319">청중이 일반인</text:p>
            </text:list-item>
          </text:list>
        </text:list-item>
        <text:list-item>
          <text:p text:style-name="P319">dialogue</text:p>
        </text:list-item>
        <text:list-item>
          <text:p text:style-name="P319">routine: </text:p>
          <text:list>
            <text:list-item>
              <text:p text:style-name="P320">논문 읽는 자신의 일상을 보여주는(…<text:span text:style-name="T10">)</text:span></text:p>
            </text:list-item>
          </text:list>
        </text:list-item>
      </text:list>
      <text:p text:style-name="P59">channels</text:p>
      <text:p text:style-name="P59">user_type</text:p>
      <text:list xml:id="list4871763895365688372" text:style-name="L15">
        <text:list-item>
          <text:p text:style-name="P315">individual_researchers: 연구 실적이 존재, 학생/교원/연구소 소속</text:p>
        </text:list-item>
        <text:list-item>
          <text:p text:style-name="P315">individual_citizens: 연관은 있으나 연구계에서의 역할이 불분명한 자. 연구조직 경영진 등</text:p>
        </text:list-item>
        <text:list-item>
          <text:p text:style-name="P315">individual_journalists: 종합적 이슈 소개</text:p>
        </text:list-item>
        <text:list-item>
          <text:p text:style-name="P315">individual_professionals: 전문직?</text:p>
        </text:list-item>
        <text:list-item>
          <text:p text:style-name="P315">researcher_community: 비영리 조직. 외부의 불특정 인물의 비교적 자유로운 참여가 가능</text:p>
        </text:list-item>
        <text:list-item>
          <text:p text:style-name="P315">researach_organization: 비영리 조직, 배타적 조직, 정식 조직</text:p>
        </text:list-item>
        <text:list-item>
          <text:p text:style-name="P315">funding</text:p>
        </text:list-item>
        <text:list-item>
          <text:p text:style-name="P315">public: 정부, 행정계</text:p>
        </text:list-item>
        <text:list-item>
          <text:p text:style-name="P315">publisher/journal</text:p>
        </text:list-item>
        <text:list-item>
          <text:p text:style-name="P322">civil_society: 시민사회조직</text:p>
        </text:list-item>
        <text:list-item>
          <text:p text:style-name="P315">media: 정식 사업 등록된 미디어</text:p>
        </text:list-item>
        <text:list-item>
          <text:p text:style-name="P315">business: 기업. 기업 내 연구조직은 이쪽.</text:p>
        </text:list-item>
        <text:list-item>
          <text:p text:style-name="P315"><text:soft-page-break/>Others: 글쎄...</text:p>
        </text:list-item>
      </text:list>
      <text:p text:style-name="P58"/>
      <text:p text:style-name="P58"/>
      <text:p text:style-name="P61">クオーターの価格予測→研究費ありかも。</text:p>
      <text:p text:style-name="P61"/>
      <text:p text:style-name="P17">200604</text:p>
      <text:p text:style-name="P60">중간발표 코멘트</text:p>
      <text:p text:style-name="P60">처음에...</text:p>
      <text:p text:style-name="P60">1.처음에 비디오 예(content별)를 보여주면 관심 증가</text:p>
      <text:p text:style-name="P60">2.YT비디오 수가 늘고 있다는 걸 보여줌</text:p>
      <text:p text:style-name="P60">3.YT의 중요성 피력하면 연구 성립</text:p>
      <text:p text:style-name="P60"/>
      <text:list xml:id="list480090116420533084" text:style-name="L16">
        <text:list-item>
          <text:p text:style-name="P323">비디오가 만들어진 논문 비율 적음. 현재 비디오는 보급X. 앞으로 논문 평가에 비디오가 유효하다는 인식이 생기면 비디오 비율 증가할 가능성이 높다</text:p>
          <text:list>
            <text:list-item>
              <text:p text:style-name="P324">Nature Science 비디오도 현재 시행착오 수준</text:p>
            </text:list-item>
            <text:list-item>
              <text:p text:style-name="P324"/>
            </text:list-item>
          </text:list>
        </text:list-item>
        <text:list-item>
          <text:p text:style-name="P324">구체적으로 비디오가 논문에 공헌한 예(피인용 뿐 아니라, 대중 인식에 기여한 점 ex인공지능 붐 초기 비디오를 통한 대중화 기여 케이스는 없는가?)</text:p>
        </text:list-item>
        <text:list-item>
          <text:p text:style-name="P324">SNS플랫폼에 따른 유저 타입 ex</text:p>
          <text:list>
            <text:list-item>
              <text:p text:style-name="P324">트위터: 전문가가 많이 활동 ← 이건 어떻게? 선행연구</text:p>
            </text:list-item>
            <text:list-item>
              <text:p text:style-name="P324">유튜브: 일반인도 많이 활동 ← 예를들면, 채널구독자, 비디오코멘트 등으로 ?</text:p>
            </text:list-item>
          </text:list>
        </text:list-item>
      </text:list>
      <text:p text:style-name="P62"/>
      <text:p text:style-name="P60">결론: 죽기 직전까지 해라...</text:p>
      <text:p text:style-name="P60"/>
      <text:p text:style-name="P17">200605</text:p>
      <text:p text:style-name="P63">모티베이션:</text:p>
      <text:list xml:id="list5258361307671903121" text:style-name="L17">
        <text:list-item>
          <text:p text:style-name="P326">유튜브상의 학술 관련 영상 수 추이</text:p>
          <text:list>
            <text:list-item>
              <text:p text:style-name="P325">비디오 수?</text:p>
              <text:list>
                <text:list-item>
                  <text:p text:style-name="P326">Q= arxiv.org/science.sciencemag.org/... </text:p>
                  <text:list>
                    <text:list-item>
                      <text:p text:style-name="P327">q=science.sciencemag.org / <text:span text:style-name="T11">science.sciencemag.org/content</text:span></text:p>
                      <text:list>
                        <text:list-item>
                          <text:p text:style-name="P329">2005: 0</text:p>
                        </text:list-item>
                        <text:list-item>
                          <text:p text:style-name="P329">2006: 1/<text:span text:style-name="T13">0</text:span></text:p>
                        </text:list-item>
                        <text:list-item>
                          <text:p text:style-name="P330">2007: <text:span text:style-name="T12">6</text:span>/0</text:p>
                        </text:list-item>
                        <text:list-item>
                          <text:p text:style-name="P330">2008: <text:span text:style-name="T12">36</text:span>/3</text:p>
                        </text:list-item>
                        <text:list-item>
                          <text:p text:style-name="P328">2009: 51/<text:span text:style-name="T11">22</text:span></text:p>
                        </text:list-item>
                        <text:list-item>
                          <text:p text:style-name="P328">2010: 64/<text:span text:style-name="T11">38</text:span></text:p>
                        </text:list-item>
                        <text:list-item>
                          <text:p text:style-name="P328">2011: 113/<text:span text:style-name="T11">62</text:span></text:p>
                        </text:list-item>
                        <text:list-item>
                          <text:p text:style-name="P328">2012: 207/<text:span text:style-name="T11">84</text:span></text:p>
                        </text:list-item>
                        <text:list-item>
                          <text:p text:style-name="P328">2013: 310/<text:span text:style-name="T11">137</text:span></text:p>
                        </text:list-item>
                        <text:list-item>
                          <text:p text:style-name="P328">2014: 420/<text:span text:style-name="T11">210</text:span></text:p>
                        </text:list-item>
                        <text:list-item>
                          <text:p text:style-name="P328">2015: 557/<text:span text:style-name="T11">253</text:span></text:p>
                        </text:list-item>
                        <text:list-item>
                          <text:p text:style-name="P328">2016: 973/<text:span text:style-name="T11">300</text:span></text:p>
                        </text:list-item>
                        <text:list-item>
                          <text:p text:style-name="P328">2017: 1414/<text:span text:style-name="T11">504</text:span></text:p>
                        </text:list-item>
                        <text:list-item>
                          <text:p text:style-name="P328">2018: 2194/<text:span text:style-name="T11">784</text:span></text:p>
                        </text:list-item>
                        <text:list-item>
                          <text:p text:style-name="P328">2019: 2223/<text:span text:style-name="T11">1270</text:span></text:p>
                        </text:list-item>
                      </text:list>
                    </text:list-item>
                  </text:list>
                </text:list-item>
              </text:list>
            </text:list-item>
            <text:list-item>
              <text:p text:style-name="P325">채널 수?</text:p>
              <text:list>
                <text:list-item>
                  <text:p text:style-name="P326">고유 채널을 보유한 저널 수</text:p>
                </text:list-item>
              </text:list>
            </text:list-item>
          </text:list>
        </text:list-item>
      </text:list>
      <text:p text:style-name="P63"/>
      <text:p text:style-name="P18"><text:soft-page-break/>200606</text:p>
      <text:p text:style-name="P67"><text:span text:style-name="T17">유튜브 채널 랭킹:</text:span><text:a xlink:type="simple" xlink:href="https://socialblade.com/youtube/" text:style-name="Internet_20_link" text:visited-style-name="Visited_20_Internet_20_Link">https://socialblade.com/youtube/</text:a></text:p>
      <text:p text:style-name="P66"/>
      <text:p text:style-name="P66">Communication</text:p>
      <text:list xml:id="list2703090985680208283" text:style-name="L18">
        <text:list-item>
          <text:p text:style-name="P331">Science communication</text:p>
        </text:list-item>
        <text:list-item>
          <text:p text:style-name="P331">Scholarly communication</text:p>
        </text:list-item>
        <text:list-item>
          <text:p text:style-name="P331">Research communication: ?</text:p>
        </text:list-item>
      </text:list>
      <text:p text:style-name="P65"/>
      <text:p text:style-name="P64">배경</text:p>
      <text:p text:style-name="P66">과학에 있어서 커뮤니케이션</text:p>
      <text:list xml:id="list1928562445905618580" text:style-name="L19">
        <text:list-item>
          <text:p text:style-name="P339">학술 커뮤니케이션의 시작: 저널 출간</text:p>
        </text:list-item>
        <text:list-item>
          <text:p text:style-name="P339">과학 커뮤니케이션의 대두: 뉴스, 잡지 등</text:p>
        </text:list-item>
      </text:list>
      <text:p text:style-name="P69">과학 커뮤니케이션: 최근 온라인 미디어가 주목</text:p>
      <text:list xml:id="list8634490317618336304" text:style-name="L20">
        <text:list-item>
          <text:p text:style-name="P340">altmetric</text:p>
          <text:list>
            <text:list-item>
              <text:p text:style-name="P341"><text:span text:style-name="T20">[</text:span>Shema, Bar-Ilan, &amp; Thelwall, 2014a,b<text:span text:style-name="T20">]</text:span>“Altmetrics . . . is a term to describe web-based metrics for the impact of scholarly material, with an emphasis on social media outlets as sources of data” .</text:p>
            </text:list-item>
          </text:list>
        </text:list-item>
        <text:list-item>
          <text:p text:style-name="P344">Twitter</text:p>
          <text:list>
            <text:list-item>
              <text:p text:style-name="P342">[2018,Didegah et al.]논문 언급 트위터에 관한 정성적 연구: 대부분 비생산적,단순확산 목적, 봇</text:p>
            </text:list-item>
          </text:list>
        </text:list-item>
      </text:list>
      <text:p text:style-name="P65"/>
      <text:p text:style-name="P65">유튜브는 마케팅/수익 플랫폼</text:p>
      <text:list xml:id="list454863245138479149" text:style-name="L21">
        <text:list-item>
          <text:p text:style-name="P332">UGC<text:span text:style-name="T18">(유저, 소비자 컨텐츠)</text:span>→PGC<text:span text:style-name="T18">(기업, 브랜딩)</text:span>를 통한 마케팅/수익 플랫폼화<text:span text:style-name="T18">(2006)</text:span></text:p>
        </text:list-item>
        <text:list-item>
          <text:p text:style-name="P333"><text:span text:style-name="T19">[Borghol et al., 2012; Figueiredo et al., 2014]</text:span>비디오의 인기 <text:span text:style-name="T18">3</text:span>요소: <text:span text:style-name="T18">content factor(토픽, 전달 방식, 길이 등), content-agnostic factor(유저의 소셜 네트워크, 업로드 시기 등), recommendation system</text:span></text:p>
        </text:list-item>
        <text:list-item>
          <text:p text:style-name="P345"><text:span text:style-name="T20">[Figueiredo et al., 2011; Szabo and Huberman, 2010; Zhou et al., 2010]</text:span>rich-get-richer</text:p>
        </text:list-item>
      </text:list>
      <text:p text:style-name="P65"/>
      <text:p text:style-name="P65">과학/연구 관련 비디오 활동 및 그에 관한 연구도 증가</text:p>
      <text:list xml:id="list141613096680560" text:continue-list="list8634490317618336304" text:style-name="L20">
        <text:list-item>
          <text:p text:style-name="P334">학술 커뮤니케이션における비디오：</text:p>
          <text:list>
            <text:list-item>
              <text:p text:style-name="P334">[2012,Kousha et al.]YT <text:span text:style-name="T16">Video citation: </text:span>Scopus, 2006~2011 → 증가세</text:p>
            </text:list-item>
          </text:list>
        </text:list-item>
      </text:list>
      <text:list xml:id="list5215135354576303979" text:style-name="L22">
        <text:list-item>
          <text:p text:style-name="P335">과학 커뮤니케이션における비디오：</text:p>
          <text:list>
            <text:list-item>
              <text:p text:style-name="P346">[2016,Welbourne et al.]과학 커뮤니케이션 비디오/채널 인기에 영향을 주는 인자 분석(컨텐츠, 유저 타입<text:span text:style-name="T15">)</text:span></text:p>
              <text:list>
                <text:list-item>
                  <text:p text:style-name="P346">UGC가 PGC보다 구독 훨씬 많음</text:p>
                </text:list-item>
                <text:list-item>
                  <text:p text:style-name="P347">regular communicator의 존재가 뷰카운트에 영향 큼</text:p>
                </text:list-item>
                <text:list-item>
                  <text:p text:style-name="P347">빠르게 전달하는 비디오가 뷰카운트 많음</text:p>
                </text:list-item>
              </text:list>
            </text:list-item>
          </text:list>
        </text:list-item>
      </text:list>
      <text:p text:style-name="P65"/>
      <text:p text:style-name="P65">한편, 과학 대중화의 학술적 영향력에 관한 연구</text:p>
      <text:list xml:id="list8540453297561498728" text:style-name="L23">
        <text:list-item>
          <text:p text:style-name="P336">트위터와 피인용</text:p>
          <text:list>
            <text:list-item>
              <text:p text:style-name="P337"><text:span text:style-name="T21">[2012,Eysenbach]</text:span>articles that are highly tweeted about are eleven times more likely to be highly cited than those that who few people tweeted.</text:p>
              <text:list>
                <text:list-item>
                  <text:p text:style-name="P348">Journal of Medical Internet Research, 2008~2011</text:p>
                </text:list-item>
              </text:list>
            </text:list-item>
            <text:list-item>
              <text:p text:style-name="P349">(2017,Finch et al.)AAS 1→20 <text:span text:style-name="T34">은 평균 피인용수 2.6→5.5 기대됨. IF높은 저널일수록 관계 약해짐.</text:span></text:p>
            </text:list-item>
            <text:list-item>
              <text:p text:style-name="P343"/>
            </text:list-item>
          </text:list>
        </text:list-item>
        <text:list-item>
          <text:p text:style-name="P351">altmetrics와 피인용수</text:p>
          <text:list>
            <text:list-item>
              <text:p text:style-name="P352">[2020,Murray et al.]dermatology journals 논문들의 AAS와 피인용수 상관 약함(.257)</text:p>
            </text:list-item>
          </text:list>
        </text:list-item>
        <text:list-item>
          <text:p text:style-name="P352">비디오와 피인용</text:p>
          <text:list>
            <text:list-item>
              <text:p text:style-name="P338"><text:soft-page-break/>[201<text:span text:style-name="T14">9,Zong et al.</text:span>]<text:span text:style-name="T14">Video abstract: 피인용수 1.26배 기대</text:span></text:p>
            </text:list-item>
          </text:list>
        </text:list-item>
      </text:list>
      <text:p text:style-name="P68"/>
      <text:p text:style-name="P68">연구 관련 유튜브 비디오의 학술적 영향력에 관한 연구가 부족</text:p>
      <text:list xml:id="list6590014917433959832" text:style-name="L24">
        <text:list-item>
          <text:p text:style-name="P353">[2016,Welbourne et al.]은 인기 상위 채널에서 비디오 샘플링. 하지만 대중적 인기 채널이 가지는 학술적 영향력에 관한 연구가 없다.</text:p>
        </text:list-item>
        <text:list-item>
          <text:p text:style-name="P354">비디오가 증가하고 있는 점은 명확하다.</text:p>
          <text:list>
            <text:list-item>
              <text:p text:style-name="P354">Science 검색 비디오 수</text:p>
            </text:list-item>
          </text:list>
        </text:list-item>
      </text:list>
      <text:p text:style-name="P70"/>
      <text:p text:style-name="P70">YT와 다른 SNS 플랫폼간 상호작용에 관한 연구가 없음</text:p>
      <text:p text:style-name="P70"/>
      <text:p text:style-name="P65"/>
      <text:p text:style-name="P65">research question</text:p>
      <text:list xml:id="list3093956794945582156" text:style-name="L25">
        <text:list-item>
          <text:p text:style-name="P355">비디오 기반 SC의 <text:span text:style-name="T22">SC안에서의 역할</text:span></text:p>
        </text:list-item>
        <text:list-item>
          <text:p text:style-name="P355">비디오 기반 <text:span text:style-name="T22">SC와 학계 간의 상호 작용</text:span></text:p>
        </text:list-item>
      </text:list>
      <text:p text:style-name="P71"/>
      <text:p text:style-name="P71"/>
      <text:p text:style-name="P19">200607</text:p>
      <text:p text:style-name="P71">연구 구상</text:p>
      <text:list xml:id="list578851119875773425" text:style-name="L26">
        <text:list-item>
          <text:p text:style-name="P356">비디오 기반 SC의 <text:span text:style-name="T22">SC안에서의 역할</text:span></text:p>
          <text:list>
            <text:list-item>
              <text:p text:style-name="P357">비디오 단독</text:p>
            </text:list-item>
            <text:list-item>
              <text:p text:style-name="P357">비디오와 다른 매체/플랫폼 SC와의 관계</text:p>
            </text:list-item>
          </text:list>
        </text:list-item>
        <text:list-item>
          <text:p text:style-name="P356">비디오 기반 <text:span text:style-name="T22">SC와 학계 간의 상호 작용</text:span></text:p>
          <text:list>
            <text:list-item>
              <text:p text:style-name="P356">비디오와 연구 분야과의 관계</text:p>
              <text:list>
                <text:list-item>
                  <text:p text:style-name="P357">비디오와 분야와의 연결고리: 키워드/채널 타입/</text:p>
                </text:list-item>
              </text:list>
            </text:list-item>
            <text:list-item>
              <text:p text:style-name="P356">비디오와 특정 논문들과의 관계</text:p>
              <text:list>
                <text:list-item>
                  <text:p text:style-name="P356">비디오와 논문과의 연결고리: 키워드/<text:span text:style-name="T23">url/</text:span></text:p>
                </text:list-item>
              </text:list>
            </text:list-item>
            <text:list-item>
              <text:p text:style-name="P356"/>
            </text:list-item>
          </text:list>
        </text:list-item>
      </text:list>
      <text:p text:style-name="P71"/>
      <text:p text:style-name="P73">Video articles</text:p>
      <text:list xml:id="list151164461504151008" text:style-name="L27">
        <text:list-item>
          <text:p text:style-name="P358"><text:span text:style-name="T25">Elsevier: </text:span><text:a xlink:type="simple" xlink:href="https://www.elsevier.com/authors/author-resources/research-elements" text:style-name="Internet_20_link" text:visited-style-name="Visited_20_Internet_20_Link">https://www.elsevier.com/authors/author-resources/research-elements</text:a></text:p>
          <text:list>
            <text:list-item>
              <text:p text:style-name="P359">여기서 video articles이란 supplementary video付き論稿</text:p>
            </text:list-item>
          </text:list>
        </text:list-item>
        <text:list-item>
          <text:p text:style-name="P358"><text:span text:style-name="T25">JoVE: </text:span><text:a xlink:type="simple" xlink:href="https://www.jove.com/" text:style-name="Internet_20_link" text:visited-style-name="Visited_20_Internet_20_Link">https://www.jove.com/</text:a></text:p>
          <text:list>
            <text:list-item>
              <text:p text:style-name="P360">IF:1.108(2018)</text:p>
            </text:list-item>
            <text:list-item>
              <text:p text:style-name="P360">peer reviewed</text:p>
            </text:list-item>
            <text:list-item>
              <text:p text:style-name="P360">pub-med indexed</text:p>
            </text:list-item>
            <text:list-item>
              <text:p text:style-name="P360">Video journal + science education</text:p>
            </text:list-item>
          </text:list>
        </text:list-item>
      </text:list>
      <text:p text:style-name="P74"/>
      <text:p text:style-name="P74">SC채널</text:p>
      <text:list xml:id="list5242060116883413616" text:style-name="L28">
        <text:list-item>
          <text:p text:style-name="P361">RC비디오도 있나?→논문 url언급하는 비디오 특징, 수 <text:span text:style-name="T26">← https?://~~를 url parse해서 도메인 집계</text:span></text:p>
        </text:list-item>
      </text:list>
      <text:p text:style-name="P75"/>
      <text:p text:style-name="P21">200608 <text:span text:style-name="T27">mentorochi</text:span></text:p>
      <text:p text:style-name="P76">1. journal마다 다름(?)</text:p>
      <text:p text:style-name="P76">2. 비디오수: 누적치가 아니라 증분</text:p>
      <text:p text:style-name="P76">3. &lt;아카데미아에 대한 영향&gt; 이게 구체적으로 뭐지? ex. 해외 공동 연구가 생겼다? 공저 수가 늘었다?</text:p>
      <text:p text:style-name="P76">3.1 &lt;실태 파악&gt;을 &lt;아카데미아에 대한 영향&gt;을 위한 스텝으로 만들어야</text:p>
      <text:p text:style-name="P76">4. video abstract 왜 만들기 시작했지??</text:p>
      <text:p text:style-name="P76"/>
      <text:p text:style-name="P76">200609</text:p>
      <text:p text:style-name="P76"><text:soft-page-break/>아카데미아에 대한 영향 선행 연구</text:p>
      <text:list xml:id="list567326639368091679" text:style-name="L29">
        <text:list-item>
          <text:p text:style-name="P362">AAS → 피인용수 상관</text:p>
        </text:list-item>
      </text:list>
      <text:p text:style-name="P76"/>
      <text:p text:style-name="P21">200610</text:p>
      <text:p text:style-name="P77">리서치 메트릭스</text:p>
      <text:list xml:id="list9012091855203101105" text:style-name="L30">
        <text:list-item>
          <text:p text:style-name="P363">논문 레벨</text:p>
          <text:list>
            <text:list-item>
              <text:p text:style-name="P365"><text:span text:style-name="T28">저자수/기관수/</text:span><text:span text:style-name="T32">국제 공저수</text:span><text:span text:style-name="T28">/타이틀 길이/abstract길이/키워드 수/참고문헌 수/페이지수/피인용수(2019,Zong et al.)</text:span></text:p>
            </text:list-item>
            <text:list-item>
              <text:p text:style-name="P367"><text:s/><text:span text:style-name="T31">AAS</text:span></text:p>
            </text:list-item>
          </text:list>
        </text:list-item>
        <text:list-item>
          <text:p text:style-name="P367">저자 레벨</text:p>
          <text:list>
            <text:list-item>
              <text:p text:style-name="P367">총 피인용수</text:p>
            </text:list-item>
            <text:list-item>
              <text:p text:style-name="P372">h-index, g-index</text:p>
            </text:list-item>
          </text:list>
        </text:list-item>
        <text:list-item>
          <text:p text:style-name="P367">저널 레벨</text:p>
          <text:list>
            <text:list-item>
              <text:p text:style-name="P363">IF<text:span text:style-name="T31">(by JCR)</text:span></text:p>
            </text:list-item>
            <text:list-item>
              <text:p text:style-name="P372">CiteScore(by Scopus)(?)</text:p>
            </text:list-item>
          </text:list>
        </text:list-item>
      </text:list>
      <text:p text:style-name="P76"/>
      <text:p text:style-name="P76">선행 연구</text:p>
      <text:p text:style-name="P76">(2019,<text:span text:style-name="T28">Zong et al.</text:span>)</text:p>
      <text:list xml:id="list6815675994926404577" text:style-name="L31">
        <text:list-item>
          <text:p text:style-name="P373">분야: 물리학</text:p>
        </text:list-item>
        <text:list-item>
          <text:p text:style-name="P376">논문 속성: 저자수/기관수/국제 공저수/타이틀 길이/abstract길이/키워드 수/참고문헌 수/페이지수/피인용수</text:p>
        </text:list-item>
        <text:list-item>
          <text:p text:style-name="P376">속성간 <text:span text:style-name="T29">spearman 상관계수</text:span></text:p>
        </text:list-item>
        <text:list-item>
          <text:p text:style-name="P366"><text:span text:style-name="T28">video abstract 유무 → </text:span>피인용수, </text:p>
        </text:list-item>
      </text:list>
      <text:p text:style-name="P80"/>
      <text:p text:style-name="P80">Research Questions</text:p>
      <text:p text:style-name="P81">1. 비디오 기반 리서치 커뮤니케이션은 누가, 어떤 내용으로 발신하고 있는가?</text:p>
      <text:p text:style-name="P80"><text:span text:style-name="T41">2</text:span>. 비디오 기반 리서치 커뮤니케이션은 다른 플랫폼 기반 리서치 커뮤니케이션과 타입, 컨텐츠에 있어서 어떤 차이를 보이는가?</text:p>
      <text:p text:style-name="P80"><text:span text:style-name="T41">3</text:span>. 비디오 기반 리서치 커뮤니케이션은 리서치 메트릭에 유의한 상관, 영향력이 있는가?</text:p>
      <text:p text:style-name="P76"/>
      <text:p text:style-name="P78">리서치 메트릭스에 영향을 주는 요인<text:span text:style-name="T31">(?)</text:span></text:p>
      <text:list xml:id="list6293250954156574869" text:style-name="L32">
        <text:list-item>
          <text:p text:style-name="P368">분야</text:p>
          <text:list>
            <text:list-item>
              <text:p text:style-name="P368">(2018,Didegah et al.)분야에 따른 트위터 유저 구성에 큰 차이</text:p>
            </text:list-item>
            <text:list-item>
              <text:p text:style-name="P368">(2018,Lamb et al.)Science communication is seen as critical for the disciplines of ecology and conservation, where research products are often used to shape policy and decision making.</text:p>
            </text:list-item>
          </text:list>
        </text:list-item>
      </text:list>
      <text:p text:style-name="P78"/>
      <text:p text:style-name="P78">실태: 커뮤니케이터 <text:span text:style-name="T38">타입/컨텐츠(/SNS네트워크?)</text:span></text:p>
      <text:list xml:id="list4808136199882342056" text:style-name="L33">
        <text:list-item>
          <text:p text:style-name="P369">리서치 메트릭에 대한 커뮤니케이터 타입의 영향력</text:p>
          <text:list>
            <text:list-item>
              <text:p text:style-name="P435">선행 연구: <text:span text:style-name="T30">(2018,Didegah et al.)5분야에 대해 트위터 유저 타입 조사 </text:span>→<text:span text:style-name="T30"> </text:span>분야에 따라 커뮤니케이터 타입 구성이 다름이 예상된다</text:p>
            </text:list-item>
            <text:list-item>
              <text:p text:style-name="P374">동기 1: 유튜브 커뮤니케이션에 대해 유저 타입 조사가 된 적 없다</text:p>
            </text:list-item>
            <text:list-item>
              <text:p text:style-name="P374">동기 <text:span text:style-name="T30">2: </text:span>커뮤니케이터 타입은 논문의 리서치 커뮤니케이션 효과의 변수일 수 있다 <text:span text:style-name="T30">← 조사된 적 없다</text:span></text:p>
            </text:list-item>
            <text:list-item>
              <text:p text:style-name="P374">가설: 유튜브 리서치 커뮤니케이션에서 커뮤니케이터 타입 구성과 리서치 커뮤니케이션 효과는 유의한 상관이 있다.</text:p>
            </text:list-item>
            <text:list-item>
              <text:p text:style-name="P375"><text:soft-page-break/>실험:</text:p>
            </text:list-item>
          </text:list>
        </text:list-item>
      </text:list>
      <text:list xml:id="list2399891569298577094" text:style-name="L34">
        <text:list-item>
          <text:list>
            <text:list-item>
              <text:list>
                <text:list-item>
                  <text:p text:style-name="P364">5분야에 대해, 소정 기간의 논문 데이터셋을 대상으로, 유튜브 커뮤니케이션을 일부 수집(ex.뷰카운트 정렬 후 4분위로 나누어서 각 분위에서 정해진 수만큼 추출)</text:p>
                </text:list-item>
                <text:list-item>
                  <text:p text:style-name="P377">각 비디오에 대해 커뮤니케이터 레이블 지정</text:p>
                </text:list-item>
                <text:list-item>
                  <text:p text:style-name="P377">분야별 커뮤니케이터 타입 구성 통계, <text:span text:style-name="T30">(2018,Didegah et al.)와 비교</text:span></text:p>
                </text:list-item>
                <text:list-item>
                  <text:p text:style-name="P377">(분야 횡단형으로?) 커뮤니케이터 타입별로 비디오 그룹화. 각 그룹의 대상 논문들에 대해 메트릭 통계</text:p>
                </text:list-item>
              </text:list>
            </text:list-item>
          </text:list>
        </text:list-item>
      </text:list>
      <text:list xml:id="list6336059647928026994" text:style-name="L35">
        <text:list-item>
          <text:list>
            <text:list-item>
              <text:list>
                <text:list-item>
                  <text:list>
                    <text:list-item>
                      <text:p text:style-name="P378">타입별 박스형</text:p>
                    </text:list-item>
                    <text:list-item>
                      <text:p text:style-name="P378">비디오 데이터셋이 작으면 분야 횡단형으로?</text:p>
                    </text:list-item>
                    <text:list-item>
                      <text:p text:style-name="P378">메트릭은 우선순위 1)논문 수준 2)저널 수준 3)저자 수준</text:p>
                    </text:list-item>
                  </text:list>
                </text:list-item>
              </text:list>
            </text:list-item>
          </text:list>
        </text:list-item>
      </text:list>
      <text:list xml:id="list141613396278411" text:continue-list="list2399891569298577094" text:style-name="L34">
        <text:list-item>
          <text:list>
            <text:list-item>
              <text:list>
                <text:list-item>
                  <text:p text:style-name="P377">음</text:p>
                </text:list-item>
              </text:list>
            </text:list-item>
          </text:list>
        </text:list-item>
      </text:list>
      <text:list xml:id="list141614003874026" text:continue-list="list4808136199882342056" text:style-name="L33">
        <text:list-item>
          <text:p text:style-name="P350">컨텐츠(1차: RC/비RC)</text:p>
          <text:list>
            <text:list-item>
              <text:p text:style-name="P350">선행연구:<text:span text:style-name="T35">(2012,Kousha et al.)4분야 논문에 대해 논문내 인용하는 유튜브를 자연과학/인문학/사회과학 컨텐츠로 구별</text:span></text:p>
              <text:list>
                <text:list-item>
                  <text:p text:style-name="P379">Interdisciplinary citations 지적:</text:p>
                </text:list-item>
                <text:list-item>
                  <text:p text:style-name="P379">유튜브 비디오는 peer review가 없기 때문에 독자가 신뢰하지 않을 수 있다 ← 유저가 저널/출판인 경우엔 신뢰도가 높아지지 않을까? <text:span text:style-name="T36">← 신뢰도=뷰카운트/</text:span><text:span text:style-name="T2">논문에서의 인용</text:span></text:p>
                </text:list-item>
              </text:list>
            </text:list-item>
            <text:list-item>
              <text:p text:style-name="P381">선행연구:(2019,Zong et al.)비디오 개요(← 컨텐츠 중 하나) 유무 그룹별로 피인용수와의 상관</text:p>
            </text:list-item>
            <text:list-item>
              <text:p text:style-name="P380">동기1: <text:span text:style-name="T35">(2012,Kousha et al.)는 </text:span>피인용 유튜브가 대상이었으나, 논문 인용 유튜브에 대해선 이루어지지 않음(← 피인용 유튜브와 논문 인용 유튜브의 비는?)</text:p>
            </text:list-item>
            <text:list-item>
              <text:p text:style-name="P379">동기2: 컨텐츠 분류/조사는 이루어졌으나, 컨텐츠와 연구 지표와의 관계에 대한 연구는 비디오 개요 컨텐츠에 대한 분석이 유일</text:p>
            </text:list-item>
            <text:list-item>
              <text:p text:style-name="P379">가설: 컨텐츠 별 연구 지표와의 상관성엔 유의한 차이가 있다 <text:span text:style-name="T37">(significant difference in correlation by content type)</text:span></text:p>
            </text:list-item>
            <text:list-item>
              <text:p text:style-name="P382">실험</text:p>
            </text:list-item>
          </text:list>
        </text:list-item>
      </text:list>
      <text:list xml:id="list2377197942658523529" text:style-name="L36">
        <text:list-item>
          <text:list>
            <text:list-item>
              <text:list>
                <text:list-item>
                  <text:p text:style-name="P383">비디오 수집, 샘플링</text:p>
                </text:list-item>
                <text:list-item>
                  <text:p text:style-name="P384">컨텐츠 분류</text:p>
                </text:list-item>
                <text:list-item>
                  <text:p text:style-name="P384">각 컨텐츠 별 그룹마다 인용 논문 그룹화,</text:p>
                </text:list-item>
              </text:list>
            </text:list-item>
          </text:list>
        </text:list-item>
      </text:list>
      <text:list xml:id="list5701608382255536359" text:style-name="L37">
        <text:list-item>
          <text:p text:style-name="P370">커뮤니케이터 <text:span text:style-name="T38">SNS 네트워크</text:span></text:p>
          <text:list>
            <text:list-item>
              <text:p text:style-name="P371">선행연구:<text:span text:style-name="T38">(2012,Borghol et al.)에서 content-agnostic factor로서, 탑 랭크 비디오 업로더들은 상업적 채널, 대규모 소셜 네트워크를 가짐 ← 비디오 데이터셋이 어떤 기준으로 수집된건지 불명</text:span></text:p>
            </text:list-item>
            <text:list-item>
              <text:p text:style-name="P385"><text:s/>동기1: 탑 랭크 리서치 커뮤니케이션 비디오에 대해서도 성립하는가?<text:span text:style-name="T39">(왠지 상업/저널 채널일 듯..?)</text:span></text:p>
            </text:list-item>
            <text:list-item>
              <text:p text:style-name="P371">가설: 인기있는 리서치 커뮤니케이션 비디오들은 조직/대규모 소셜 네트워크를 가지는가?</text:p>
            </text:list-item>
            <text:list-item>
              <text:p text:style-name="P371">실험: 인기 상위 비디오와 그 밖의 비디오 그룹 간 유저 타입/소셜 네트워크 유무와 규모 분석 후 통계 검정</text:p>
            </text:list-item>
          </text:list>
        </text:list-item>
        <text:list-item>
          <text:p text:style-name="P371">비디오 통계와 리서치 메트릭스와의 관계</text:p>
          <text:list>
            <text:list-item>
              <text:p text:style-name="P371">실험</text:p>
              <text:list>
                <text:list-item>
                  <text:p text:style-name="P371">대상 논문에 대해, 관련 비디오 뷰카운트 합계와 논문 피인용수의 상관</text:p>
                </text:list-item>
              </text:list>
            </text:list-item>
          </text:list>
        </text:list-item>
      </text:list>
      <text:p text:style-name="P79"/>
      <text:p text:style-name="P79">공통 비디오 데이터셋</text:p>
      <text:p text:style-name="P79">축: 분야(<text:span text:style-name="T39">5분야?)</text:span></text:p>
      <text:p text:style-name="P82">q: DOI <text:span text:style-name="T40">|</text:span> URL</text:p>
      <text:p text:style-name="P82"/>
      <text:p text:style-name="P22">200612</text:p>
      <text:p text:style-name="P83">서론 모듈</text:p>
      <text:p text:style-name="P83">(Eysenbach,2012)Attentiveness to issues is a prerequisite for social change</text:p>
      <text:p text:style-name="P83"/>
      <text:p text:style-name="P83"><text:soft-page-break/>모티베이션</text:p>
      <text:p text:style-name="P84">Eysenbach,2012가 지적하는 한계</text:p>
      <text:p text:style-name="P84"><text:span text:style-name="T42">1.</text:span>alternative metrics가 플랫폼기의 주 사용자의 관심을 중점적으로 포함, 그 밖의 사람들의 관심을 포함하지 않을 수 있다</text:p>
      <text:p text:style-name="P84">“<text:span text:style-name="T42">false negatives (many citations, but few tweetations) included a paper dealing with a low-income elderly population [Article ID 1256]</text:span>”</text:p>
      <text:p text:style-name="P85">2.피인용수 낮은 저널이나 트위터 기반이 없는 저널에 대해선 적용하기 어려울 수 있다</text:p>
      <text:p text:style-name="P85">3.학자/전문가들이 많이 접근하는 저널일수록</text:p>
      <text:p text:style-name="P85">4. 저널의 sns전략이 메트릭에 작용(자동 트윗 등) ← 유튜브는 이 영향을 받기 어렵다? 저널의 유튜브 홍보 전략이 작용</text:p>
      <text:p text:style-name="P85">5. 직접 트윗만 고려함. 간접 언급을 고려 안함 ← SNS네트워크 분석에 대한 동기</text:p>
      <text:p text:style-name="P85"/>
      <text:p text:style-name="P23">200614</text:p>
      <text:p text:style-name="P86">논문 데이터셋:cohort study?</text:p>
      <text:p text:style-name="P86">1.필드: 5분야?</text:p>
      <text:p text:style-name="P86">2.저널: IF + Ytchannel 유무</text:p>
      <text:p text:style-name="P86">3.기간: 2014←<text:span text:style-name="T44">Ave. cited half-life=6.5y / </text:span>2018←해설비디오 평균 322일</text:p>
      <text:p text:style-name="P86">4.샘플링: 예상 논문 18000편 → 분야별 3600편 → 비디오 600편</text:p>
      <text:p text:style-name="P86">비디오 데이터셋:</text:p>
      <text:p text:style-name="P86">Video article(x):활성화X</text:p>
      <text:p text:style-name="P86">Video abstract:</text:p>
      <text:p text:style-name="P86">YT：각 논문에 대해 DOI | url | 제목으로 유튜브 검색</text:p>
      <text:p text:style-name="P86"/>
      <text:p text:style-name="P86">(+arXiv?)</text:p>
      <text:p text:style-name="P86"/>
      <text:p text:style-name="P86">실험1:정성적 분류: </text:p>
      <text:p text:style-name="P86">-비디오:컨텐츠, 전달법</text:p>
      <text:p text:style-name="P86">-유저:타입</text:p>
      <text:p text:style-name="P86">실험2: 정량적 분석: (분야별로)</text:p>
      <text:p text:style-name="P86">-유저 타입에 따른 나이, 구독, 뷰카운트, 비디오 수, ...</text:p>
      <text:p text:style-name="P86">-비디오 컨텐츠/전달법에 따른 뷰카운트/like카운트/...</text:p>
      <text:p text:style-name="P86">실험3: 각 논문에 대한 Initiator: 첫(+2번째, 3번째) 게시자/그 컨텐츠에 대해 분석:</text:p>
      <text:p text:style-name="P86">-유저: 아마 저자가 1위?</text:p>
      <text:p text:style-name="P86">-컨텐츠: supplementary 1위가 많을수도. 따라서 2위, 3위에 대해서 확인</text:p>
      <text:p text:style-name="P86">-전달법: ? 애당초 의미가 있나?</text:p>
      <text:p text:style-name="P86">실험4: 유저 영향력과 타 플랫폼의 관계</text:p>
      <text:p text:style-name="P86">-채널 정보에 타 플랫폼(홈페이지, SNS 등) 연동 비율</text:p>
      <text:p text:style-name="P86">-SNS유무 그룹화→채널 뷰카운트/비디오 평균 뷰카운트 등의 차이</text:p>
      <text:p text:style-name="P86">실험5: 리서치 메트릭스와의 관계</text:p>
      <text:p text:style-name="P86">-각 논문에 대해 비디오 수/뷰카운트/… 와 피인용수 회귀분석 <text:span text:style-name="T43">(누적치vs누적치)</text:span></text:p>
      <text:p text:style-name="P86">-각 비디오 속성에 채널 속성으로 가중치를 적용하여 결정계수를 높이기</text:p>
      <text:p text:style-name="P85"/>
      <text:p text:style-name="P24">200615 labmtg</text:p>
      <text:p text:style-name="P87">1.리서치퀘스쳔과 실험 목적이 일관성이 부족</text:p>
      <text:p text:style-name="P87">배경:YT비디오가 증가하고 있으나, 그게 중요한지 모른다</text:p>
      <text:p text:style-name="P87">리서치퀘스천: 비디오가 비전문가, 전문가와의 리서치 커뮤니케이션에 중요한가?</text:p>
      <text:p text:style-name="P87">실험1: 비디오 컨텐츠 / 채널 운영자 분석</text:p>
      <text:p text:style-name="P87"><text:soft-page-break/>실험2: 비디오 있기만 하면 논문 전체(+고 피인용수 논문 서브셋)에 대해, 피인용수에 유의미한 증가를 기대할 수 있는가?</text:p>
      <text:p text:style-name="P87">실험3: (있다면← 없어도 됨: 피인용수 높은 논문 대상으로 좁히면 됨)비디오/채널 메트릭과 피인용수의 회귀분석 </text:p>
      <text:p text:style-name="P87"/>
      <text:p text:style-name="P25">200618</text:p>
      <text:p text:style-name="P88">Scopus논문에 대해 유튜브 검색 키</text:p>
      <text:p text:style-name="P88">ID로서</text:p>
      <text:list xml:id="list5302485772359905168" text:style-name="L38">
        <text:list-item>
          <text:p text:style-name="P386">DOI</text:p>
        </text:list-item>
        <text:list-item>
          <text:p text:style-name="P386">doi.org/&lt;DOI&gt;의 리다이렉션 url</text:p>
        </text:list-item>
        <text:list-item>
          <text:p text:style-name="P387">제목<text:span text:style-name="T45">(Crawl 후 비디오 title/description에서 정확히 일치하는 비디오 한정)</text:span></text:p>
        </text:list-item>
        <text:list-item>
          <text:p text:style-name="P386">그 외의 각종 논문 게재 사이트</text:p>
          <text:list>
            <text:list-item>
              <text:p text:style-name="P386">구글 검색 후 </text:p>
            </text:list-item>
          </text:list>
        </text:list-item>
      </text:list>
      <text:p text:style-name="P88">넓은 의미로(관련 동영상)</text:p>
      <text:list xml:id="list1060780751724086749" text:style-name="L39">
        <text:list-item>
          <text:p text:style-name="P388"><text:s/></text:p>
        </text:list-item>
        <text:list-item>
          <text:p text:style-name="P388">키워드</text:p>
        </text:list-item>
      </text:list>
      <text:p text:style-name="P88"/>
      <text:p text:style-name="P26">200619</text:p>
      <text:p text:style-name="P89">리다이렉션 프로그래밍 완료… 개힘드노…</text:p>
      <text:p text:style-name="P89"/>
      <text:p text:style-name="P27">200620</text:p>
      <text:p text:style-name="P90">life:크롤러방지 프로그램… 시발..</text:p>
      <text:p text:style-name="P90"/>
      <text:p text:style-name="P28">200621</text:p>
      <text:p text:style-name="P91">Health 2014, Physical 2014: Redirection None제거 완료</text:p>
      <text:p text:style-name="P91">Life 2014: Redirection None 제거 중</text:p>
      <text:p text:style-name="P91"/>
      <text:p text:style-name="P29">200622 mentorochi</text:p>
      <text:list xml:id="list165112132001667077" text:style-name="L40">
        <text:list-item>
          <text:p text:style-name="P389">Delivery style 레이블이 독자성이 높음. 어떤 객관적 방침(선행연구)으로 레이블을 정의했는가를 설명하는 것이 중요.</text:p>
        </text:list-item>
        <text:list-item>
          <text:p text:style-name="P389">레이블 관계 없이, 일단 ‘비디오 존재 ↔ 고 피인용’을 보여주면 좋음</text:p>
        </text:list-item>
      </text:list>
      <text:p text:style-name="P92"/>
      <text:list xml:id="list2942995544208312811" text:style-name="L41">
        <text:list-item>
          <text:p text:style-name="P390">arxiv 피인용수 크롤러 :크롤러방지… 니미시발!!</text:p>
        </text:list-item>
        <text:list-item>
          <text:p text:style-name="P390"/>
        </text:list-item>
        <text:list-item>
          <text:p text:style-name="P390">슬라이드 번호 넣자!</text:p>
        </text:list-item>
      </text:list>
      <text:p text:style-name="P93"/>
      <text:p text:style-name="P95">반드시 묻는 것: 피인용이 높아져서 비디오 등장? 비디오 등장이 피인용수를 부름? ← 이것의 판단은?</text:p>
      <text:p text:style-name="P95">(나)비디오 공개일과 피인용 시계열 데이터</text:p>
      <text:p text:style-name="P95">(坂田)저널 영향력 높을수록 피인용수 기대치 높은건 당연. 따라서 높은 저널 선택도 중요</text:p>
      <text:p text:style-name="P95"/>
      <text:p text:style-name="P93"/>
      <text:p text:style-name="P94">磯沼：배경과 모티베이션</text:p>
      <text:p text:style-name="P94">story: 더 흥미를 부르는 배경/가설이 있으면 좋음. 아무도 안했기 때문에 하는건 좀.</text:p>
      <text:p text:style-name="P94">예) 가설:’이런’ 논문이면 <text:span text:style-name="T46">YT가 유효하지 않을까? 스텝: 가설 해결을 위한 연구 구상</text:span></text:p>
      <text:p text:style-name="P94">step의 결론과 연구 목적이 괴리</text:p>
      <text:p text:style-name="P94"/>
      <text:p text:style-name="P93"/>
      <text:p text:style-name="P94">坂田：</text:p>
      <text:p text:style-name="P94"><text:soft-page-break/>저널 선정도 중요. 좋은 저널이면 <text:span text:style-name="T47">citation 높을 것을 예상하고, 저널측에서 적극적으로 유튜브 홍보를 할 수도.</text:span></text:p>
      <text:p text:style-name="P94"><text:span text:style-name="T1">ＹＴの数を稼いだ(←</text:span><text:span text:style-name="T33"> 회귀분석을 위해선 데이터 확보 필요)</text:span>上で、象<text:span text:style-name="T1">論文の質を出来るだけ均質化</text:span><text:span text:style-name="T33">(저널)</text:span>する上では、Scientific Reportsのようなメガジャーナルに掲載された論文を対象とすることも考えられる。Scientific Reportsは、分野の分類も付いていますので、その面でも便利。 </text:p>
      <text:p text:style-name="P94">ＹＴではないが、雑誌の方から公開にあたって、ビジュアライズされたアブストラクトや、図を付けろという要求は、拡がってる。それと同じ傾向とも捉えられるのではないか。すなわち、主要な出版社も、論文の引用数を増やすのに、ビジュアルに意味があると考えているものと推測できる。 </text:p>
      <text:p text:style-name="P92"/>
      <text:p text:style-name="P97">Scientific report: ...broad open-access journals such as Nature Communications and Scientific Reports...</text:p>
      <text:p text:style-name="P92"/>
      <text:p text:style-name="P91">아이디어</text:p>
      <text:p text:style-name="P91">논문 데이터셋: 논문의 질을 균등화</text:p>
      <text:list xml:id="list988398276473221115" text:style-name="L42">
        <text:list-item>
          <text:p text:style-name="P391">저널: 임팩트팩터 고 그룹, 중 그룹, 저 그룹</text:p>
        </text:list-item>
      </text:list>
      <text:p text:style-name="P96"/>
      <text:p text:style-name="P30">200623</text:p>
      <text:p text:style-name="P100">배경:유튜브 리서치 커뮤니케이션의 대두를 <text:span text:style-name="T49">2축으로 어프로치</text:span></text:p>
      <text:p text:style-name="P102">1. 비주얼 커뮤니케이션의 대두: 연구원 본인에 의한 사이언스 커뮤니케이션 활동 증가</text:p>
      <text:p text:style-name="P102">2. <text:span text:style-name="T50">YT리서치 커뮤니케이션 증가: (연구원 본인 일부 포함)사이언스 커뮤니케이션 온갖 플레이어</text:span></text:p>
      <text:p text:style-name="P98"/>
      <text:p text:style-name="P98">디펜스…</text:p>
      <text:p text:style-name="P99"><text:span text:style-name="T48">Q</text:span>. <text:span text:style-name="T47">피인용이 높아져서 비디오 등장? 비디오 등장이 피인용수를 부름? ← 이것의 판단은?</text:span></text:p>
      <text:p text:style-name="P101">A. 実際のところ、</text:p>
      <text:p text:style-name="P101">そのため、論文の質をできるだけ均質化した上で、YT動画数を稼ぐために、Scientific Reportsのようなメガジャーナルに掲載された論文を対象とすることが、一つの案として考えられます。</text:p>
      <text:p text:style-name="P96"/>
      <text:p text:style-name="P33">200625 중간발표</text:p>
      <text:p text:style-name="P113">キム発表分質疑応答</text:p>
      <text:p text:style-name="P113">1. <text:s text:c="4"/>吉田先生</text:p>
      <text:p text:style-name="P113">Ø 動画有無で論文にやる気の有無が変わるため、データセットの質に偏りがあるのではないか。</text:p>
      <text:p text:style-name="P113">Ø キム：対策としてインパクトの高いメガジャーナルから論文を取得することを考えている。これにより論文の質と動画数を確保したいと考えている。また、分野の分類がついているため分析がしやすそう。</text:p>
      <text:p text:style-name="P113">Ø 納得。</text:p>
      <text:p text:style-name="P113">Ø 手法(傾向スコアマッチングなど)が多くあるためいくつかトライしてみると良い。</text:p>
      <text:p text:style-name="P113">2. <text:s text:c="4"/>きみた先生</text:p>
      <text:p text:style-name="P113">Ø 効果的なリサーチコミュニケーションは被引用数のみを考えているか？他にもありそうではないか？</text:p>
      <text:p text:style-name="P113">Ø キム：今回被引用数への効果を考えている。ビブリオメトリクス、オルトメトリクスの他にも大衆的な認知度を利用していくことも考えている。定義自体が人それぞれになりうるので、最も信頼性の高い被引用数を中心として進めることを考えている。</text:p>
      <text:p text:style-name="P96"/>
      <text:p text:style-name="P31">200629</text:p>
      <text:p text:style-name="P103">일단 논문 데이터셋</text:p>
      <text:p text:style-name="P103">(균질화)+(유튜브 수 충분 확보)</text:p>
      <text:p text:style-name="P103">최상위 논문에 대해 10%</text:p>
      <text:p text:style-name="P103">전체에 대해 3%</text:p>
      <text:p text:style-name="P103">하위엔 아마 1%이하</text:p>
      <text:p text:style-name="P103"/>
      <text:p text:style-name="P104"><text:soft-page-break/>Sci rep, Nature.: scopus 상에서 multidisciplinary로 일괄 분류</text:p>
      <text:p text:style-name="P52">Springer API로 논문 레벨 분류 취득 가능</text:p>
      <text:p text:style-name="P106">저널 레벨 분류였음… ㅅㅂ…</text:p>
      <text:p text:style-name="P105">http://api.springernature.com/meta/v2/json?q=doi:<text:span text:style-name="T1">&lt;DOI&gt;</text:span>&amp;api_key=<text:span text:style-name="T1">&lt;APIKEY&gt;</text:span></text:p>
      <text:p text:style-name="P103"/>
      <text:p text:style-name="P103"/>
      <text:p text:style-name="P32">200702 <text:span text:style-name="T51">mentorochi</text:span></text:p>
      <text:p text:style-name="P107">데이터셋도 중요하지만 결국 비디오의 효과에 대한 가설이 필요.</text:p>
      <text:p text:style-name="P107">가설이 아직 없다.</text:p>
      <text:p text:style-name="P108">비디오 있는 논문에 대해 효과를 먼저 검증하자.</text:p>
      <text:p text:style-name="P108">비디오 없는 논문은 일단 제쳐두고. </text:p>
      <text:p text:style-name="P103"/>
      <text:p text:style-name="P109"><text:span text:style-name="T52">WoS: </text:span>Xpath, xml</text:p>
      <text:p text:style-name="P109">abstract, keyword→ 논문 레벨 분야 분류? : 오오치상</text:p>
      <text:p text:style-name="P110">일단 저널 레벨 분야 분류로 실험 ㄱㄱ</text:p>
      <text:p text:style-name="P110"/>
      <text:p text:style-name="P111">Source list</text:p>
      <text:list xml:id="list7302331680988773837" text:style-name="L43">
        <text:list-item>
          <text:p text:style-name="P392">Life science: Environmental + Earth and Planetary + Agricultural and Biological</text:p>
        </text:list-item>
      </text:list>
      <text:p text:style-name="P111"/>
      <table:table table:name="표1" table:style-name="표1">
        <table:table-column table:style-name="표1.A" table:number-columns-repeated="2"/>
        <table:table-column table:style-name="표1.C"/>
        <table:table-column table:style-name="표1.A"/>
        <table:table-column table:style-name="표1.E"/>
        <table:table-row>
          <table:table-cell table:style-name="표1.A1" office:value-type="string">
            <text:p text:style-name="P281">테마</text:p>
          </table:table-cell>
          <table:table-cell table:style-name="표1.A1" office:value-type="string">
            <text:p text:style-name="P281">Scopus subject area</text:p>
          </table:table-cell>
          <table:table-cell table:style-name="표1.A1" office:value-type="string">
            <text:p text:style-name="P283">필터</text:p>
          </table:table-cell>
          <table:table-cell table:style-name="표1.A1" office:value-type="string">
            <text:p text:style-name="P283">list</text:p>
          </table:table-cell>
          <table:table-cell table:style-name="표1.E1" office:value-type="string">
            <text:p text:style-name="Table_20_Contents">파일</text:p>
          </table:table-cell>
        </table:table-row>
        <table:table-row>
          <table:table-cell table:style-name="표1.A2" office:value-type="string">
            <text:p text:style-name="P281">Life<text:span text:style-name="T84">+Earth</text:span></text:p>
          </table:table-cell>
          <table:table-cell table:style-name="표1.A2" office:value-type="string">
            <text:p text:style-name="P111">Environmental + Earth and Planetary + Agricultural and Biological</text:p>
          </table:table-cell>
          <table:table-cell table:style-name="표1.A2" office:value-type="string">
            <text:p text:style-name="P287">Journals only</text:p>
          </table:table-cell>
          <table:table-cell table:style-name="표1.A2" office:value-type="string">
            <text:p text:style-name="P283">1000/<text:span text:style-name="T83">5684</text:span></text:p>
          </table:table-cell>
          <table:table-cell table:style-name="표1.E2" office:value-type="string">
            <text:p text:style-name="P281">source-results-life_science-citescore-2013.<text:span text:style-name="T54">xlsx</text:span></text:p>
          </table:table-cell>
        </table:table-row>
        <table:table-row>
          <table:table-cell table:style-name="표1.A2" office:value-type="string">
            <text:p text:style-name="P283">Math &amp; Computer Science</text:p>
          </table:table-cell>
          <table:table-cell table:style-name="표1.A2" office:value-type="string">
            <text:p text:style-name="P115">Computer Science + Mathmatics</text:p>
          </table:table-cell>
          <table:table-cell table:style-name="표1.A2" office:value-type="string">
            <text:p text:style-name="P285">Journals only</text:p>
          </table:table-cell>
          <table:table-cell table:style-name="표1.A2" office:value-type="string">
            <text:p text:style-name="P283">1000/3201</text:p>
          </table:table-cell>
          <table:table-cell table:style-name="표1.E2" office:value-type="string">
            <text:p text:style-name="P283">source-results-math_cs-citescore-2013.xlsx</text:p>
          </table:table-cell>
        </table:table-row>
      </table:table>
      <text:p text:style-name="P111"/>
      <text:p text:style-name="P34">200708</text:p>
      <text:p text:style-name="P114">일단 실험...</text:p>
      <text:p text:style-name="P114">저널: IF최상위 저널</text:p>
      <text:p text:style-name="P114">분야: Didegah et al.</text:p>
      <text:list xml:id="list7674291850590847478" text:style-name="L44">
        <text:list-item>
          <text:p text:style-name="P393">Social &amp; Humanities</text:p>
        </text:list-item>
        <text:list-item>
          <text:p text:style-name="P393">Biomed &amp; Health: </text:p>
        </text:list-item>
        <text:list-item>
          <text:p text:style-name="P394">Life &amp; Earth: <text:span text:style-name="T85">284.2개 채널</text:span></text:p>
        </text:list-item>
        <text:list-item>
          <text:p text:style-name="P393">Physical &amp; Engineering</text:p>
        </text:list-item>
        <text:list-item>
          <text:p text:style-name="P395">Math &amp; Computer: <text:span text:style-name="T53">arXiv cs.LG결과가 있으므로, 이것 부터</text:span></text:p>
        </text:list-item>
      </text:list>
      <text:p text:style-name="P117">CiteScore상위 10%에서 추출: 320.1개 저널</text:p>
      <text:p text:style-name="P118">Scopus 검색</text:p>
      <text:p text:style-name="P120">SUBAREA(MATH OR COMP) AND</text:p>
      <text:p text:style-name="P120">PUBDATETXT(January 2014) AND</text:p>
      <text:p text:style-name="P120">ISSN(<text:span text:style-name="T55">19358237 OR 1935-8237 OR 17444292 OR 1744-4292 OR 02767783 OR 0276-7783 OR 15722740 OR 1572-2740 OR 01628828 OR 0162-8828 OR 21576904 OR 2157-6904 OR 15710645 OR 1571-0645 OR 19357516 OR 1935-7516 OR 15540669 OR 1554-0669 OR 1089778X OR 1089-778X OR 00189219 OR 0018-9219 OR 10636706 OR 1063-6706 OR 00361445 OR 0036-1445 OR 03600300 OR 0360-0300 OR 09205691 OR 0920-5691 OR 01636804 OR 0163-6804 OR 17590876 OR 1759-0876 OR 09624929 OR 0962-4929 OR 01635980 OR 0163-5980 OR 17517575 OR 1751-7575 OR 15361284 OR 1536-1284 OR 19493053 OR 1949-3053 OR 18844049 OR 1884-4049 OR 19324553 OR 1932-4553 OR 20451059 OR 2045-1059 OR 11343060 OR 1134-3060 OR 13697412 OR 1369-7412 OR 02783649 OR 0278-3649 OR 22106502 OR 2210-6502 OR 08908044 OR 0890-8044 OR 2162237X OR 2162-237X OR 19391374 OR 1939-1374 OR 07300301 OR 0730-0301 OR 13674803 OR 1367-4803 OR 01290657 OR 0129-0657 OR 14675463 OR 1467-5463 OR 02780062 OR 0278-0062 OR 15513203 OR 1551-3203 OR 19493045 OR 1949-3045 OR 00010782 OR 0001-0782 OR 16875265 OR 1687-5265 OR 00189286 OR 0018-9286 OR 10577149 OR 1057-7149 OR 15523098 OR 1552-3098 OR 00985589 OR 0098-5589 OR 00045411 OR 0004-5411 OR 13618415 OR 1361-8415 OR 07338716 OR 0733-8716 OR 10946705 </text:span><text:soft-page-break/><text:span text:style-name="T55">OR 1094-6705 OR 03601315 OR 0360-1315 OR 00043702 OR 0004-3702 OR 15708268 OR 1570-8268 OR 1053587X OR 1053-587X OR 15499618 OR 1549-9618 OR 00313203 OR 0031-3203 OR 1553734X OR 1553-734X OR 00100285 OR 0010-0285 OR 02628856 OR 0262-8856 OR 10939687 OR 1093-9687 OR 13648152 OR 1364-8152 OR 15361233 OR 1536-1233 OR 00200255 OR 0020-0255 OR 10834435 OR 1083-4435 OR 1556603X OR 1556-603X OR 15662535 OR 1566-2535 OR 01928651 OR 0192-8651 OR 15672190 OR 1567-2190 OR 03605442 OR 0360-5442 OR 21682291 OR 2168-2291 OR 15249050 OR 1524-9050 OR 10477047 OR 1047-7047 OR 18688071 OR 1868-8071 OR 10967516 OR 1096-7516 OR 21682194 OR 2168-2194 OR 1943068X OR 1943-068X OR 00189448 OR 0018-9448 OR 10414347 OR 1041-4347 OR 03064379 OR 0306-4379 OR 15564959 OR 1556-4959 OR 13845810 OR 1384-5810 OR 13501917 OR 1350-1917 OR 15499596 OR 1549-9596 OR 09638687 OR 0963-8687 OR 09295593 OR 0929-5593 OR 00189545 OR 0018-9545 OR 15361276 OR 1536-1276 OR 15700844 OR 1570-0844 OR 15591131 OR 1559-1131 OR 17456150 OR 1745-6150 OR 1991959X OR 1991-959X OR 15561607 OR 1556-1607 OR 02683962 OR 0268-3962 OR 17511577 OR 1751-1577 OR 09473602 OR 0947-3602 OR 0003486X OR 0003-486X OR 19462166 OR 1946-2166 OR 0167739X OR 0167-739X OR 02721732 OR 0272-1732 OR 10692509 OR 1069-2509 OR 10636692 OR 1063-6692 OR 18674828 OR 1867-4828 OR 09628428 OR 0962-8428 OR 00804614 OR 0080-4614 OR 1364503X OR 1364-503X OR 00905364 OR 0090-5364 OR 14712105 OR 1471-2105 OR 00103640 OR 0010-3640 OR 13823256 OR 1382-3256 OR 15566013 OR 1556-6013 OR 17580366 OR 1758-0366 OR 08940347 OR 0894-0347 OR 15564681 OR 1556-4681 OR 02692821 OR 0269-2821 OR 08852308 OR 0885-2308 OR 10636560 OR 1063-6560 OR 20734212 OR 2073-4212 OR 09507051 OR 0950-7051 OR 00983500 OR 0098-3500 OR 1049331X OR 1049-331X OR 17520509 OR 1752-0509 OR 10075704 OR 1007-5704 OR 17580463 OR 1758-0463 OR 02684012 OR 0268-4012 OR 15324435 OR 1532-4435 OR 09288910 OR 0928-8910 OR 09574174 OR 0957-4174 OR 02664909 OR 0266-4909 OR 15741192 OR 1574-1192 OR 07475632 OR 0747-5632 OR 10668888 OR 1066-8888 OR 14740346 OR 1474-0346 OR 00104655 OR 0010-4655 OR 13892576 OR 1389-2576 OR 10709932 OR 1070-9932 OR 08856125 OR 0885-6125 OR 10635203 OR 1063-5203 OR 00457825 OR 0045-7825 OR 1531636X OR 1531-636X OR 15361268 OR 1536-1268 OR 10459219 OR 1045-9219 OR 14681218 OR 1468-1218 OR 03787206 OR 0378-7206 OR 09505849 OR 0950-5849 OR 09332790 OR 0933-2790 OR 23301635 OR 2330-1635 OR 2045824X OR 2045-824X OR 16177959 OR 1617-7959 OR 10773142 OR 1077-3142 OR 10897801 OR 1089-7801 OR 15320464 OR 1532-0464 OR 17262135 OR 1726-2135 OR 15369323 OR 1536-9323 OR 18672949 OR 1867-2949 OR 1751570X OR 1751-570X OR 15504859 OR 1550-4859 OR 09670661 OR 0967-0661 OR 03772217 OR 0377-2217 OR 09535438 OR 0953-5438 OR 10769757 OR 1076-9757 OR 10468188 OR 1046-8188 OR 03050548 OR 0305-0548 OR 14717727 OR 1471-7727 OR 0920654X OR 0920-654X OR 0749596X OR 0749-596X OR 18787789 OR 1878-7789 OR 08981221 OR 0898-1221 OR 15674223 OR 1567-4223 OR 0960085X OR 0960-085X OR 10772626 OR 1077-2626 OR 07421222 OR 0742-1222 OR 08883270 OR 0888-3270 OR 13675788 OR 1367-5788 OR 21682356 OR 2168-2356 OR 15455971 OR 1545-5971 OR 19391382 OR 1939-1382 OR 15209210 OR 1520-9210 OR 09591524 OR 0959-1524 OR 02191377 OR 0219-1377 OR 16191366 OR 1619-1366 OR 01676393 OR 0167-6393 OR 03640213 OR 0364-0213 OR 13864564 OR 1386-4564 OR 10848045 OR 1084-8045 OR 13811991 OR 1381-1991 OR 15392791 OR 1539-2791 OR 14635003 OR 1463-5003 OR 01651684 OR 0165-1684 OR 03625915 OR 0362-5915 OR 01640925 OR 0164-0925 OR 00015962 OR 0001-5962 OR 15740137 OR 1574-0137 OR 00981354 OR 0098-1354 OR 01679236 OR 0167-9236 OR 16625218 OR 1662-5218 OR 19391412 OR 1939-1412 OR 00295981 OR 0029-5981 OR 17481279 OR 1748-1279 OR 03779017 OR 0377-9017 OR 19364954 OR 1936-4954 OR 0888613X OR 0888-613X OR 17478405 OR 1747-8405 OR 09242716 OR 0924-2716 OR 00219991 OR 0021-9991 OR 08834237 OR 0883-4237 OR 1615147X OR 1615-147X OR 13872532 OR 1387-2532 OR 13891286 OR 1389-1286 OR 09259724 OR 0925-9724 OR 01650114 OR 0165-0114 OR 1066033X OR 1066-033X OR 15411672 OR 1541-1672 OR 10836101 OR 1083-6101 OR 01678655 OR 0167-8655 OR 10526234 OR 1052-6234 OR 08912017 OR 0891-2017 OR 0142694X OR 0142-694X OR 16625196 OR 1662-5196 OR 00190578 OR 0019-0578 OR 09240136 OR 0924-0136 OR 08936080 OR 0893-6080 OR 07365845 OR 0736-5845 OR 01676911 OR 0167-6911 OR 17568757 OR 1756-8757 OR 0968090X OR 0968-090X OR 03401200 OR 0340-1200 OR 01663615 OR 0166-3615 OR 21522715 OR 2152-2715 OR 17518644 OR 1751-8644 OR 1476072X OR 1476-072X OR 10715819 OR 1071-5819 OR 17582946 OR 1758-2946 OR 01641212 OR 0164-1212 OR 00225193 OR 0022-5193 OR 13845640 OR 1384-5640 OR 09218890 OR 0921-8890 OR 10730516 OR 1073-0516 OR 01677055 OR 0167-7055 OR 01681699 OR 0168-1699 OR 09521976 OR 0952-1976 OR 15513955 OR 1551-3955 OR 16153375 OR 1615-3375 OR 01421123 OR 0142-1123 OR 18777503 OR 1877-7503 OR 09249907 OR 0924-9907 OR 00160032 OR 0016-0032 OR 00255610 OR 0025-5610 OR 00804630 OR 0080-4630 OR 09628444 OR 0962-8444 OR 13645021 OR 1364-5021 OR 01622439 OR 0162-2439 OR 01389130 OR 0138-9130 OR 15443558 OR 1544-3558 OR 18686478 OR 1868-6478 OR 07370024 OR 0737-0024 OR 1574017X OR 1574-017X OR 09641726 OR 0964-1726 OR 09622802 OR 0962-2802 OR 09333657 OR 0933-3657 OR 14654644 OR 1465-4644 OR 13837133 OR 1383-7133 OR 16871820 OR 1687-1820 OR 10709908 OR 1070-9908 OR 08848173 OR 0884-8173 OR 07350015 OR 0735-0015 OR 08887985 OR 0888-7985 OR 02182025 OR 0218-2025 OR 0030364X OR 0030-364X OR 01678191 OR 0167-8191 OR 16174909 OR 1617-4909 OR 08956111 OR 0895-6111 OR 00457949 OR 0045-7949 OR 10512004 OR 1051-2004 OR 00188646 OR 0018-8646 OR 19328184 OR 1932-8184 OR 18754791 OR 1875-4791 OR 09574158 OR 0957-4158 OR 1383469X OR 1383-469X OR 01635808 OR 0163-5808 OR 19367228 OR 1936-7228 OR 15708705 OR 1570-8705 OR 00039527 OR 0003-9527 OR 01787675 OR 0178-7675 OR 03608352 OR 0360-8352 OR 01674048 OR 0167-4048 OR 15566056 OR 1556-6056 OR 20407939 OR 2040-7939 OR 10943420 OR 1094-3420 OR 14332833 OR 1433-2833 OR 00209910 OR 0020-9910 OR 08869383 OR 0886-9383 OR 07315090 OR 0731-5090 OR 20935374 OR 2093-5374 OR 03406253 OR 0340-6253 OR 00659266 OR 0065-9266 OR 00380644 OR 0038-0644 OR 09600833 OR 0960-0833 OR 01697439 OR 0169-7439 OR 02780070 OR 0278-0070 OR 00189340 OR 0018-9340 OR 02635577 OR 0263-5577 OR 15604292 OR 1560-4292 OR 00207683 OR 0020-7683 OR 19401493 OR 1940-1493 OR 00220000 OR 0022-0000 OR 01400118 OR 0140-0118 OR 0924090X OR 0924-090X OR 00738301 OR 0073-8301 OR 1569190X OR 1569-190X OR 1386145X OR 1386-145X OR 17487188 OR 1748-7188 OR 10645462 OR 1064-5462 OR 19360975 OR 1936-0975 OR 02730979 OR 0273-0979 OR 0926227X OR 0926-227X</text:span>)</text:p>
      <text:p text:style-name="P114"/>
      <text:p text:style-name="P35">200709 mentorochi</text:p>
      <text:p text:style-name="P119">유명 사이언스 커뮤니케이터가 언급한 논문의 피인용수/AAS가 급 증가한 케이스를 찾아내보면 어떤가?</text:p>
      <text:p text:style-name="P119"/>
      <text:p text:style-name="P119">석사 템플릿은 자유. Overleaf 템플릿이 쓰기 쉬울 듯</text:p>
      <text:p text:style-name="P119">노르마 없음. 50페이지면 충분</text:p>
      <text:p text:style-name="P119">영어 가능.</text:p>
      <text:p text:style-name="P119"/>
      <text:p text:style-name="P36">200710</text:p>
      <text:p text:style-name="P122">math+comp 소스 5%만…<text:span text:style-name="T63">(155개)</text:span></text:p>
      <text:p text:style-name="P121">SUB<text:span text:style-name="T56">J</text:span>AREA(MATH OR COMP) AND PUBDATETXT(January 2014) AND <text:span text:style-name="T56">ISSN(1935-8237 OR 19358237 OR 1744-4292 OR 17444292 OR 0276-7783 OR 02767783 OR 1572-2740 OR 15722740 OR 0162-8828 OR 01628828 OR 2157-6904 OR 21576904 OR 1571-0645 OR 15710645 OR 1935-7516 OR 19357516 OR 1554-0669 OR 15540669 OR 1089-778X OR 1089778X OR 0018-9219 OR 00189219 OR 1063-6706 OR 10636706 OR 0036-1445 OR 00361445 OR 0360-0300 OR 03600300 OR 0920-5691 OR 09205691 OR 0163-6804 OR 01636804 OR 1759-0876 OR 17590876 OR 0962-4929 OR 09624929 OR 0000-0000 OR 00000000 OR 0163-5980 OR 01635980 OR 1751-7575 OR 17517575 OR 1536-1284 OR 15361284 OR 1949-3053 OR 19493053 OR 1884-4049 OR 18844049 OR 1932-4553 OR 19324553 OR 2045-1059 OR 20451059 OR 1134-3060 OR 11343060 OR 1369-7412 OR 13697412 OR 0278-3649 OR 02783649 OR 2210-6502 OR 22106502 OR 0890-8044 OR 08908044 OR </text:span><text:soft-page-break/><text:span text:style-name="T56">2162-237X OR 2162237X OR 1939-1374 OR 19391374 OR 0730-0301 OR 07300301 OR 1367-4803 OR 13674803 OR 0129-0657 OR 01290657 OR 1467-5463 OR 14675463 OR 0278-0062 OR 02780062 OR 1551-3203 OR 15513203 OR 1949-3045 OR 19493045 OR 0001-0782 OR 00010782 OR 1687-5265 OR 16875265 OR 0018-9286 OR 00189286 OR 1057-7149 OR 10577149 OR 1552-3098 OR 15523098 OR 0098-5589 OR 00985589 OR 0004-5411 OR 00045411 OR 1361-8415 OR 13618415 OR 0733-8716 OR 07338716 OR 1094-6705 OR 10946705 OR 0360-1315 OR 03601315 OR 0004-3702 OR 00043702 OR 1570-8268 OR 15708268 OR 1053-587X OR 1053587X OR 1549-9618 OR 15499618 OR 0031-3203 OR 00313203 OR 1553-734X OR 1553734X OR 0010-0285 OR 00100285 OR 0262-8856 OR 02628856 OR 1093-9687 OR 10939687 OR 1364-8152 OR 13648152 OR 1536-1233 OR 15361233 OR 0020-0255 OR 00200255 OR 1083-4435 OR 10834435 OR 1556-603X OR 1556603X OR 1566-2535 OR 15662535 OR 0192-8651 OR 01928651 OR 1567-2190 OR 15672190 OR 0360-5442 OR 03605442 OR 2168-2291 OR 21682291 OR 1524-9050 OR 15249050 OR 1047-7047 OR 10477047 OR 1868-8071 OR 18688071 OR 1096-7516 OR 10967516 OR 2168-2194 OR 21682194 OR 1943-068X OR 1943068X OR 0018-9448 OR 00189448 OR 1041-4347 OR 10414347 OR 0306-4379 OR 03064379 OR 1556-4959 OR 15564959 OR 1384-5810 OR 13845810 OR 1350-1917 OR 13501917 OR 1549-9596 OR 15499596 OR 0963-8687 OR 09638687 OR 0929-5593 OR 09295593 OR 0018-9545 OR 00189545 OR 1536-1276 OR 15361276 OR 1570-0844 OR 15700844 OR 1559-1131 OR 15591131 OR 1745-6150 OR 17456150 OR 1991-959X OR 1991959X OR 1556-1607 OR 15561607 OR 0268-3962 OR 02683962 OR 1751-1577 OR 17511577 OR 0947-3602 OR 09473602 OR 0003-486X OR 0003486X OR 1946-2166 OR 19462166 OR 0167-739X OR 0167739X OR 0272-1732 OR 02721732 OR 1069-2509 OR 10692509 OR 1063-6692 OR 10636692 OR 1867-4828 OR 18674828 OR 0962-8428 OR 09628428 OR 0080-4614 OR 00804614 OR 1364-503X OR 1364503X OR 0090-5364 OR 00905364 OR 1471-2105 OR 14712105 OR 0010-3640 OR 00103640 OR 1382-3256 OR 13823256 OR 1556-6013 OR 15566013 OR 1758-0366 OR 17580366 OR 0894-0347 OR 08940347 OR 1556-4681 OR 15564681 OR 0269-2821 OR 02692821 OR 0885-2308 OR 08852308 OR 1063-6560 OR 10636560 OR 2073-4212 OR 20734212 OR 0950-7051 OR 09507051 OR 0098-3500 OR 00983500 OR 1049-331X OR 1049331X OR 1752-0509 OR 17520509 OR 1007-5704 OR 10075704 OR 1758-0463 OR 17580463 OR 0268-4012 OR 02684012 OR 1532-4435 OR 15324435 OR 0928-8910 OR 09288910 OR 0957-4174 OR 09574174 OR 0266-4909 OR 02664909 OR 1574-1192 OR 15741192 OR 0747-5632 OR 07475632 OR 1066-8888 OR 10668888 OR 1474-0346 OR 14740346 OR 0010-4655 OR 00104655 OR 1389-2576 OR 13892576 OR 1070-9932 OR 10709932 OR 0885-6125 OR 08856125 OR 1063-5203 OR 10635203 OR 0045-7825 OR 00457825 OR 0000-0000 OR 00000000 OR 1531-636X OR 1531636X OR 1536-1268 OR 15361268 OR 1045-9219 OR 10459219 OR 1468-1218 OR 14681218 OR 0378-7206 OR 03787206 OR 0950-5849 OR 09505849 OR 0933-2790 OR 09332790 OR 2330-1635 OR 23301635 OR 2045-824X OR 2045824X OR 1617-7959 OR 16177959 OR 1077-3142 OR 10773142 OR 1089-7801 OR 10897801 OR 1532-0464 OR 15320464 OR 1726-2135 OR 17262135 OR 1536-9323 OR 15369323 OR 1867-2949 OR 18672949)</text:span></text:p>
      <text:p text:style-name="P123"/>
      <text:p text:style-name="P124">1401~03 리다이렉션 크롤링 완료.</text:p>
      <text:p text:style-name="P124">Err처리 필요.</text:p>
      <text:p text:style-name="P123"/>
      <text:p text:style-name="P128">200711</text:p>
      <text:p text:style-name="P125">1401~1406 리다이렉션 크롤링 완료.</text:p>
      <text:p text:style-name="P125">Err처리 필요.</text:p>
      <text:p text:style-name="P125"/>
      <text:p text:style-name="P129">200716</text:p>
      <text:p text:style-name="P131">해야할 일</text:p>
      <text:p text:style-name="P131">1 pdf링크 채우기</text:p>
      <text:p text:style-name="P131">2 잘못된 리다이렉션 수정</text:p>
      <text:p text:style-name="P125"/>
      <text:p text:style-name="P130">200719</text:p>
      <text:p text:style-name="P126">비디오 수집 시작: 1월</text:p>
      <text:p text:style-name="P127">videos <text:span text:style-name="T34">는 모두 필터 적용</text:span></text:p>
      <text:p text:style-name="P132">1. DOI</text:p>
      <text:p text:style-name="P134">search_20200719_111900.txt</text:p>
      <text:p text:style-name="P134">videos_20200719_145026.txt<text:span text:style-name="T61">(필터x)</text:span> <text:span text:style-name="T60">+13</text:span></text:p>
      <text:p text:style-name="P132">2. redirection</text:p>
      <text:p text:style-name="P134">search_20200719_131640.txt</text:p>
      <text:p text:style-name="P134">videos_20200719_185202.txt</text:p>
      <text:p text:style-name="P132">3. title</text:p>
      <text:p text:style-name="P133">search_20200719_133736.txt</text:p>
      <text:p text:style-name="P133">videos_20200719_190933.txt</text:p>
      <text:p text:style-name="P132">총 1<text:span text:style-name="T62">3</text:span>편</text:p>
      <text:p text:style-name="P132"/>
      <text:p text:style-name="P132">2월</text:p>
      <text:p text:style-name="P142"><text:span text:style-name="T57">1. </text:span><text:span text:style-name="T58">D</text:span><text:span text:style-name="T57">OI</text:span></text:p>
      <text:p text:style-name="P134">search_20200719_201448.txt</text:p>
      <text:p text:style-name="P142"><text:span text:style-name="T57">videos_20200719_202104.txt </text:span><text:span text:style-name="T59">+7</text:span></text:p>
      <text:p text:style-name="P143"><text:span text:style-name="T59">2. </text:span><text:span text:style-name="T57">redirection</text:span></text:p>
      <text:p text:style-name="P143">search_20200719_203509.txt</text:p>
      <text:p text:style-name="P144"><text:soft-page-break/>videos_20200719_203850.txt +2</text:p>
      <text:p text:style-name="P134"/>
      <text:p text:style-name="P141">200720 <text:span text:style-name="T71">labmtg</text:span></text:p>
      <text:p text:style-name="P135">3. title</text:p>
      <text:p text:style-name="P135">search_20200720_094049.txt</text:p>
      <text:p text:style-name="P140">videos_20200721_180320.txt +0</text:p>
      <text:p text:style-name="P140"/>
      <text:p text:style-name="P135"/>
      <text:p text:style-name="P135">발표…</text:p>
      <text:p text:style-name="P135"/>
      <text:p text:style-name="P135">한 것:</text:p>
      <text:p text:style-name="P136">2013 scopus computer science + mathematics분야 CiteScore상위5% 저널<text:span text:style-name="T64">(155개)</text:span>에서</text:p>
      <text:p text:style-name="P136">1401(1618편)~1402(1529편) 논고 3147편 중 22편(0.70%) 언급 비디오 22개 수집</text:p>
      <text:p text:style-name="P136">방법: doi/redirection/title이 비디오 타이틀/설명문에 정확히 언급됨</text:p>
      <text:p text:style-name="P136"/>
      <text:p text:style-name="P136">1901~1903 arXiv CS.LG언급 (55/1676 = 3.28%)보다 훨씬 못한 수치</text:p>
      <text:p text:style-name="P136"/>
      <text:p text:style-name="P136">가설</text:p>
      <text:p text:style-name="P53">1. 포함 분야의 차이: 머신러닝이 인기 소분야라서 (← 2014 데이터셋에도 최상위 머신러닝은 포함되어 있으므로 기각)</text:p>
      <text:p text:style-name="P137">2. 분야 인기의 차이: 당시 머신러닝은 비인기 분야</text:p>
      <text:p text:style-name="P136"><text:span text:style-name="T63">3</text:span>. 시간: 과거엔 유튜브 리서치 커뮤니케이션이 덜 활성화 되어있어서 + 과거 논문은 주목받기 힘들어서</text:p>
      <text:p text:style-name="P138">4. 플랫폼 차이: 당시엔 리서치 커뮤니케이션 플랫폼으로 유튜브가 활성화 되지 않음.</text:p>
      <text:p text:style-name="P53"><text:span text:style-name="T63">4</text:span>. 출판 단계: 저널 출판된 시점의 논문은 이미 늦어서?(← 그전 단계 비디오가 발견되지 않았기 때문에 기각)</text:p>
      <text:p text:style-name="P136"/>
      <text:p text:style-name="P136">사카타 비디오</text:p>
      <text:p text:style-name="P136"><text:a xlink:type="simple" xlink:href="https://www.youtube.com/watch?v=rH7lSdX_fpY" text:style-name="Internet_20_link" text:visited-style-name="Visited_20_Internet_20_Link"><text:span text:style-name="T65">https://www.youtube.com/watch?v=rH7lSdX_fpY</text:span></text:a></text:p>
      <text:p text:style-name="P145"/>
      <text:p text:style-name="P145">앞으로의 후보</text:p>
      <text:p text:style-name="P146">1. 연도를 앞당긴다</text:p>
      <text:p text:style-name="P146">2014는 넘 과거… 최근으로 올수록 활발해지는 모습이 보이면… 뭐가 좋지? 당연한거 아닌가?</text:p>
      <text:p text:style-name="P146">2. 분야 변화</text:p>
      <text:p text:style-name="P146">머신 러닝으로만 좁힌다? 음;</text:p>
      <text:p text:style-name="P146">아니면 대분야를 바꾼다. 흠</text:p>
      <text:p text:style-name="P206">3. 논문 중심이 아닌, 커뮤니케이터 중심으로?</text:p>
      <text:p text:style-name="P146">논문 → 커뮤니케이터</text:p>
      <text:p text:style-name="P146">비디오 대부분이 활동량 적은 일반인(저자 등)이기 때문에, 의미있는 효과가 보이지 않는다.</text:p>
      <text:p text:style-name="P146">커뮤니케이터 → 논문</text:p>
      <text:p text:style-name="P146">먼저 영향력 있는 커뮤니케이터를 선정하고 그의 컨텐츠에서 논문 언급을 찾는게 나을듯.</text:p>
      <text:p text:style-name="P146">단 리서치 커뮤니케이터는 수가 적으므로 사이언스 커뮤니케이터가 나을듯.</text:p>
      <text:p text:style-name="P147">ex. 유명 사이언스 커뮤니케이터의 논문 언급</text:p>
      <text:p text:style-name="P148">1.(이후)논문 스코어 변화</text:p>
      <text:p text:style-name="P148">2.(이전)성공적인 유튜브 사이언스 커뮤니케이션이 성립하는 배경()</text:p>
      <text:p text:style-name="P145"/>
      <text:p text:style-name="P148">문제:</text:p>
      <text:p text:style-name="P148">1. 사이언스 커뮤니케이션에선 출처를 안남기는 경우가 많다 (Kurzgesagt – In a Nutshell채널)</text:p>
      <text:p text:style-name="P139"><text:span text:style-name="T65">→</text:span><text:span text:style-name="T66"> 학술관계자(저널/회의 등) 채널 비디오를 중심으로</text:span></text:p>
      <text:p text:style-name="P148"/>
      <text:p text:style-name="P148"><text:soft-page-break/>할일:</text:p>
      <text:p text:style-name="P148">일단 커뮤니케이터를 찾는다.</text:p>
      <text:p text:style-name="P148">-학술지 운영 채널</text:p>
      <text:p text:style-name="P148">-비디오 저널</text:p>
      <text:p text:style-name="P148"/>
      <text:p text:style-name="P148">랩미팅</text:p>
      <text:list xml:id="list7821836141051014101" text:style-name="L45">
        <text:list-item>
          <text:p text:style-name="P400">코로나 상황 등에서 비디오 리서치 커뮤니케이션의 이의는 분명 있다.</text:p>
        </text:list-item>
        <text:list-item>
          <text:p text:style-name="P400">경향 스코어:<text:span text:style-name="T72">if/H-index의 동향이 서로 다름. 동시에 맞추는건 어려울것.</text:span></text:p>
        </text:list-item>
        <text:list-item>
          <text:p text:style-name="P401">事後チェックもあり：예를 들어 인용수가 증가한 논문이 특별 논문에 편중되어 있을 수 있다. 사후에 체크해보면 알수 있다. 사전에 모든걸 다 맞추는것도 어렵고, 결과도 그대로 안나올수도.</text:p>
        </text:list-item>
        <text:list-item>
          <text:p text:style-name="P402">한정 비디오: 일부 사용자에게만 보여지게 한 비디오 존재 가능성. 그런게 활발한 채널은, 앞으로도 비디오를 통한 커뮤니케이션 활성화가 기대됨.</text:p>
        </text:list-item>
      </text:list>
      <text:p text:style-name="P149"/>
      <text:p text:style-name="P207">200721</text:p>
      <text:p text:style-name="P150"/>
      <text:p text:style-name="P151">3월</text:p>
      <text:p text:style-name="P151">1. doi</text:p>
      <text:p text:style-name="P151">search_20200721_181653.txt</text:p>
      <text:p text:style-name="P151">videos_20200721_184014.txt +14</text:p>
      <text:p text:style-name="P151">2. redirection</text:p>
      <text:p text:style-name="P152">search_20200721_184632.txt</text:p>
      <text:p text:style-name="P153">videos_20200721_190251.txt +9</text:p>
      <text:p text:style-name="P153">3. title</text:p>
      <text:p text:style-name="P154">search_20200721_191317.txt</text:p>
      <text:p text:style-name="P154">videos_20200721_191536.txt +0</text:p>
      <text:p text:style-name="P154"/>
      <text:p text:style-name="P153"/>
      <text:p text:style-name="P208">200722</text:p>
      <text:p text:style-name="P155">비디오 content</text:p>
      <text:list xml:id="list141613224635008" text:continue-list="list8116602938545072058" text:style-name="L14">
        <text:list-item>
          <text:p text:style-name="P312">paper_explanation: 대상 논문 해설을 예고/논문의 진척, 새로운 결과 등을 소개(/논문 저자)</text:p>
          <text:list>
            <text:list-item>
              <text:p text:style-name="P396"><text:span text:style-name="T73">(음성or설명문)</text:span>대상 논문 해설할 것을 예고 <text:span text:style-name="T73">or</text:span> <text:span text:style-name="T73">(시각)</text:span>논문 제목을 명시해야함</text:p>
            </text:list-item>
            <text:list-item>
              <text:p text:style-name="P396">논문 원문<text:span text:style-name="T73">(Fig/Table)</text:span>의 일부가 표시되어야 함</text:p>
            </text:list-item>
            <text:list-item>
              <text:p text:style-name="P312">논문을 그냥 읽는 것도 포함</text:p>
            </text:list-item>
            <text:list-item>
              <text:p text:style-name="P312">형식: 프레젠테이션, 판서, ...</text:p>
            </text:list-item>
            <text:list-item>
              <text:p text:style-name="P312">청중이 학술 관련자(학회 발표<text:span text:style-name="T9">)</text:span></text:p>
            </text:list-item>
          </text:list>
        </text:list-item>
        <text:list-item>
          <text:p text:style-name="P312">paper_<text:span text:style-name="T74">linked_</text:span>supplementary: 논문 내에서 supplementary로 명시/description에서 supplementary, demo 등을 명시</text:p>
          <text:list>
            <text:list-item>
              <text:p text:style-name="P396"><text:span text:style-name="T73">(대상 논문)</text:span>논문 내/논문 사이트에서 <text:span text:style-name="T73">supplementary 비디오 명시</text:span></text:p>
            </text:list-item>
          </text:list>
        </text:list-item>
        <text:list-item>
          <text:p text:style-name="P423">paper_supplementary</text:p>
          <text:list>
            <text:list-item>
              <text:p text:style-name="P397">(대상 논문)논문 내/논문 사이트에서 명시 없음</text:p>
            </text:list-item>
            <text:list-item>
              <text:p text:style-name="P309">(대상 논문)영상이 논문 내 자료 원본 혹은 그 연장선(애니메이션 등)일때</text:p>
            </text:list-item>
          </text:list>
        </text:list-item>
        <text:list-item>
          <text:p text:style-name="P312">paper_application: 논문의 수법, 기술을 적용, 활용한 독자적인 결과 영상, 소개</text:p>
          <text:list>
            <text:list-item>
              <text:p text:style-name="P424"/>
            </text:list-item>
          </text:list>
        </text:list-item>
        <text:list-item>
          <text:p text:style-name="P314">paper_assessment: (논문 소개 후에) 논문 평가가 주요 내용</text:p>
        </text:list-item>
        <text:list-item>
          <text:p text:style-name="P314">paper_reference: 주제의 일환으로 논문의 존재나 관련된 내용을 언급할 뿐, 논문의 해설되지 않음/영상 중 논문 언급이 없음/연구</text:p>
          <text:list>
            <text:list-item>
              <text:p text:style-name="P398">초두에 논문 해설할 것을 명시하지 않음</text:p>
            </text:list-item>
            <text:list-item>
              <text:p text:style-name="P399">description상에 reference로 명시되어 있음</text:p>
            </text:list-item>
            <text:list-item>
              <text:p text:style-name="P317"><text:soft-page-break/>논문 언급 분량이 적음<text:span text:style-name="T74">(얼마나 적음?)</text:span></text:p>
            </text:list-item>
            <text:list-item>
              <text:p text:style-name="P317">논문 본문이 표시될 수 있음</text:p>
            </text:list-item>
            <text:list-item>
              <text:p text:style-name="P317">아예 논문과 관계 없는 영상일 수 있음</text:p>
            </text:list-item>
          </text:list>
        </text:list-item>
        <text:list-item>
          <text:p text:style-name="P321">news: 논문이 주 내용이나, 홍보가 주 목적, 설명은 있으나 해설이 주 목적이 아님</text:p>
          <text:list>
            <text:list-item>
              <text:p text:style-name="P425">preview비디오 포함</text:p>
            </text:list-item>
            <text:list-item>
              <text:p text:style-name="P426">dissemination목적. </text:p>
            </text:list-item>
            <text:list-item>
              <text:p text:style-name="P321">홍보 대상은 논문 자체/논문과 관련된 프로젝트 등일수 있음.</text:p>
            </text:list-item>
          </text:list>
        </text:list-item>
      </text:list>
      <text:p text:style-name="P274"/>
      <text:p text:style-name="P274">목적/취지가 이어지는 영상이라면, 전체의 비주얼/오디오 스타일을 감안하여 통일.</text:p>
      <text:p text:style-name="P274"/>
      <text:p text:style-name="P275">인기 채널 의해 언급되는 케이스</text:p>
      <text:list xml:id="list2738806140090892484" text:style-name="L46">
        <text:list-item>
          <text:p text:style-name="P427">assessment</text:p>
          <text:list>
            <text:list-item>
              <text:p text:style-name="P430">OuGtd8nhm6Y, xRuZDG0QgH8 : 훗날 자세히 언급되는 케이스</text:p>
            </text:list-item>
          </text:list>
        </text:list-item>
        <text:list-item>
          <text:p text:style-name="P427">reference</text:p>
          <text:list>
            <text:list-item>
              <text:p text:style-name="P428">AO6NkJcfYNc, <text:span text:style-name="T76">Xx0SsffdMBw: 전문가?</text:span></text:p>
            </text:list-item>
            <text:list-item>
              <text:p text:style-name="P432">bTUvI-a8uGA, AgIG22l5oOM: 유사과학? 음모론?</text:p>
            </text:list-item>
            <text:list-item>
              <text:p text:style-name="P434"><text:span text:style-name="T75">5tkLCzvD3uo, </text:span>cjRK1KK3nA8: 과학채널</text:p>
            </text:list-item>
          </text:list>
        </text:list-item>
      </text:list>
      <text:p text:style-name="P275"/>
      <text:p text:style-name="P276"/>
      <text:p text:style-name="P156">3개월치 비디오 라벨링 완료</text:p>
      <text:p text:style-name="P151"/>
      <text:p text:style-name="P209">2007<text:span text:style-name="T79">2</text:span>3</text:p>
      <text:p text:style-name="P151"/>
      <text:p text:style-name="P157">4월</text:p>
      <text:p text:style-name="P157">1. doi</text:p>
      <text:p text:style-name="P157">search_20200722_024418.txt</text:p>
      <text:p text:style-name="P157">videos_20200723_024558.txt +29</text:p>
      <text:p text:style-name="P157">2. redirection</text:p>
      <text:p text:style-name="P157">search_20200723_025350.<text:span text:style-name="T77">txt</text:span></text:p>
      <text:p text:style-name="P158">videos_20200723_025719.txt +3</text:p>
      <text:p text:style-name="P157">3. title</text:p>
      <text:p text:style-name="P159">search_20200723_030646.txt</text:p>
      <text:p text:style-name="P159">videos_20200723_032614.txt <text:span text:style-name="T78">+0</text:span></text:p>
      <text:p text:style-name="P149"/>
      <text:p text:style-name="P210">200724</text:p>
      <text:p text:style-name="P160">5월</text:p>
      <text:p text:style-name="P162">1.doi</text:p>
      <text:p text:style-name="P161">search_20200724_094200.txt</text:p>
      <text:p text:style-name="P161">videos_20200724_095857.txt <text:span text:style-name="T80">+35</text:span></text:p>
      <text:p text:style-name="P162">2.redirection</text:p>
      <text:p text:style-name="P163">search_20200724_100521.txt</text:p>
      <text:p text:style-name="P164">videos_20200724_101008.txt +1</text:p>
      <text:p text:style-name="P164">3. title</text:p>
      <text:p text:style-name="P165">Skip.</text:p>
      <text:p text:style-name="P165"/>
      <text:p text:style-name="P165">6월</text:p>
      <text:p text:style-name="P165">1.<text:span text:style-name="T81">doi</text:span></text:p>
      <text:p text:style-name="P168">search_20200724_102249.txt</text:p>
      <text:p text:style-name="P169">videos_20200725_135128.txt +21</text:p>
      <text:p text:style-name="P169"/>
      <text:p text:style-name="P165"/>
      <text:p text:style-name="P211"><text:soft-page-break/>200724</text:p>
      <text:p text:style-name="P166">visual_style</text:p>
      <text:list xml:id="list6368789972109548746" text:style-name="L47">
        <text:list-item>
          <text:p text:style-name="P403">creative</text:p>
          <text:list>
            <text:list-item>
              <text:p text:style-name="P403">논문과 직접 관련 없는(또는 관계를 알 수 없는) 컨텐츠가 포함</text:p>
            </text:list-item>
            <text:list-item>
              <text:p text:style-name="P403">raw video + 논문 자료 외의 컨텐츠가 포함됨</text:p>
            </text:list-item>
            <text:list-item>
              <text:p text:style-name="P403">비디오의 이어붙이기는 포함<text:span text:style-name="T82">x</text:span></text:p>
            </text:list-item>
            <text:list-item>
              <text:p text:style-name="P403">촬영 비디오/논문 자료가 가공됨</text:p>
            </text:list-item>
          </text:list>
        </text:list-item>
        <text:list-item>
          <text:p text:style-name="P403">presentation</text:p>
          <text:list>
            <text:list-item>
              <text:p text:style-name="P403">논문에 제시된 자료를 정적/동적 화면의 나열로 설명</text:p>
            </text:list-item>
            <text:list-item>
              <text:p text:style-name="P405">(소개 슬라이드→ 비디오)의 반복도 포함</text:p>
              <text:list>
                <text:list-item>
                  <text:p text:style-name="P405">단 2번 이상 반복되어야 함. (소개→비디오)는 <text:span text:style-name="T92">raw취급</text:span></text:p>
                </text:list-item>
              </text:list>
            </text:list-item>
            <text:list-item>
              <text:p text:style-name="P405">비디오 클립만 이어붙이는건 비포함(<text:span text:style-name="T91">raw</text:span>)</text:p>
            </text:list-item>
            <text:list-item>
              <text:p text:style-name="P407">음성으로 설명하면서 동적 화면이 나열되는건 → 비포함! raw로</text:p>
              <text:list>
                <text:list-item>
                  <text:p text:style-name="P407">음성은 음성 레이블로 설명. raw+narrative</text:p>
                </text:list-item>
              </text:list>
            </text:list-item>
          </text:list>
        </text:list-item>
        <text:list-item>
          <text:p text:style-name="P403">raw: 촬영된 비디오를 가공 없이 게재</text:p>
          <text:list>
            <text:list-item>
              <text:p text:style-name="P406">비디오 클립만 이어붙이는 것 포함</text:p>
            </text:list-item>
            <text:list-item>
              <text:p text:style-name="P403">논문 자료의 비디오/애니메이션 판도 포함</text:p>
            </text:list-item>
            <text:list-item>
              <text:p text:style-name="P403">정지된 논문 자료를 한장을 보여주는건 <text:span text:style-name="T104">fixed, 여러장을 나열하면 raw?</text:span></text:p>
            </text:list-item>
          </text:list>
        </text:list-item>
        <text:list-item>
          <text:p text:style-name="P403">fixed</text:p>
          <text:list>
            <text:list-item>
              <text:p text:style-name="P403">(본질적으로)고정된 화면</text:p>
            </text:list-item>
            <text:list-item>
              <text:p text:style-name="P404">정지된 논문 자료를 한장을 보여줌</text:p>
            </text:list-item>
          </text:list>
        </text:list-item>
      </text:list>
      <text:p text:style-name="P149"/>
      <text:p text:style-name="P167">합성 음성도 꽤 있음. 분류 해볼까?</text:p>
      <text:p text:style-name="P167">말하는 속도에도 편차가 있음. 음성 레이블링 끝나면 측정해보는게 좋을듯.</text:p>
      <text:p text:style-name="P149"/>
      <text:p text:style-name="P169">6월</text:p>
      <text:p text:style-name="P169">2.redirection</text:p>
      <text:p text:style-name="P169">search_20200725_135753.txt</text:p>
      <text:p text:style-name="P169">videos_20200725_140523.txt +9</text:p>
      <text:p text:style-name="P169"/>
      <text:p text:style-name="P214">200725</text:p>
      <text:p text:style-name="P169"/>
      <text:p text:style-name="P170">Life &amp; Earth: 284.2개 채널 → (N/A, 공백 제거)278개</text:p>
      <text:p text:style-name="P219"><text:span text:style-name="T86">SUBJAREA(AGRI OR EART OR ENVI)</text:span> AND PUBDATETXT(January 2014) AND <text:span text:style-name="T56">ISSN(1543-5008 OR 15435008 OR 0169-5347 OR 01695347 OR 1941-1405 OR 19411405 OR 0066-4170 OR 00664170 OR 1360-1385 OR 13601385 OR 1614-4961 OR 16144961 OR 8755-1209 OR 87551209 OR 0067-0049 OR 00670049 OR 1744-4292 OR 17444292 OR 1063-5157 OR 10635157 OR 1754-5692 OR 17545692 OR 0935-4956 OR 09354956 OR 1461-023X OR 1461023X OR 0737-4038 OR 07374038 OR 0066-4286 OR 00664286 OR 1752-0894 OR 17520894 OR 1464-7931 OR 14647931 OR 0149-2195 OR 01492195 OR 1571-0645 OR 15710645 OR 1544-9173 OR 15449173 OR 1369-5266 OR 13695266 OR 1474-7596 OR 14747596 OR 1751-7362 OR 17517362 OR 0166-0616 OR 01660616 OR 1040-4651 OR 10404651 OR 0012-9615 OR 00129615 OR 0960-9822 OR 09609822 OR 1383-5742 OR 13835742 OR 0800-4622 OR 08004622 OR 0962-8436 OR 09628436 OR 1354-1013 OR 13541013 OR 1743-8977 OR 17438977 OR 0032-0889 OR 00320889 OR 1755-098X OR 1755098X OR 0960-7412 OR 09607412 OR 1540-9295 OR 15409295 OR 1342-937X OR 1342937X OR 0033-5770 OR 00335770 OR 0091-6765 OR 00916765 OR 1553-7390 OR 15537390 OR 0012-8252 OR 00128252 OR 2041-8205 OR 20418205 OR 1463-9262 OR 14639262 OR 1462-2912 OR 14622912 OR 1466-822X OR 1466822X OR 1758-678X OR 1758678X OR 0028-646X OR 0028646X OR 1467-7644 OR 14677644 OR 1467-2960 OR 14672960 OR 1941-1413 OR 19411413 OR 0004-637X OR 0004637X OR 0003-0007 OR 00030007 OR 0140-7791 OR 01407791 OR 0926-3373 OR 09263373 OR 1674-2052 OR 16742052 OR 1680-7316 OR 16807316 OR 1741-7007 OR 17417007 OR 1546-0738 OR 15460738 OR 1864-5631 OR 18645631 OR 1560-2745 OR 15602745 OR 0962-8452 OR 09628452 OR 0962-1083 OR 09621083 OR 0959-3780 OR 09593780 OR 0022-538X OR 0022538X OR 1541-4337 OR 15414337 OR 0735-2689 OR 07352689 OR 0160-4120 OR 01604120 OR 0022-0957 OR 00220957 OR 0022-0477 OR 00220477 OR 0038-6308 OR 00386308 OR 1366-9516 OR 13669516 OR 0304-3894 OR 03043894 OR 1093-7404 OR 10937404 OR 0960-8524 OR 09608524 OR 1040-8398 OR 10408398 OR 0035-8711 OR 00358711 OR 0043-1354 OR 00431354 OR 0924-2244 OR 09242244 OR 0306-2619 OR 03062619 OR 0012-9658 OR 00129658 OR 0021-8790 OR 00218790 OR 0034-4257 OR 00344257 OR 0032-0781 OR 00320781 OR 0021-8901 OR 00218901 OR 1613-4125 OR 16134125 OR 1757-7780 OR 17577780 OR 0004-6361 OR 00046361 OR 0016-7606 OR 00167606 OR 0888-8892 OR 08888892 OR 0906-7590 OR 09067590 OR 0269-8463 OR 02698463 OR 0894-0282 OR 08940282 OR 1051-0761 OR 10510761 OR 0014-3820 OR 00143820 OR 0280-6509 OR 02806509 OR 0012-821X OR 0012821X OR 0277-3791 OR 02773791 OR 1386-1964 </text:span><text:soft-page-break/><text:span text:style-name="T56">OR 13861964 OR 0179-5953 OR 01795953 OR 0020-2754 OR 00202754 OR 0004-6256 OR 00046256 OR 0305-0270 OR 03050270 OR 1553-734X OR 1553734X OR 0748-3007 OR 07483007 OR 1755-263X OR 1755263X OR 0003-0147 OR 00030147 OR 0340-5761 OR 03405761 OR 0006-3568 OR 00063568 OR 1471-2229 OR 14712229 OR 1364-8152 OR 13648152 OR 0091-7613 OR 00917613 OR 0196-2892 OR 01962892 OR 0894-8755 OR 08948755 OR 0011-9164 OR 00119164 OR 1055-7903 OR 10557903 OR 0967-0645 OR 09670645 OR 1464-6722 OR 14646722 OR 0169-3298 OR 01693298 OR 0006-3207 OR 00063207 OR 0930-7575 OR 09307575 OR 0301-9268 OR 03019268 OR 0360-5442 OR 03605442 OR 1672-9072 OR 16729072 OR 0022-3530 OR 00223530 OR 1350-4177 OR 13504177 OR 0003-2670 OR 00032670 OR 0269-7491 OR 02697491 OR 0046-5070 OR 00465070 OR 0886-6236 OR 08866236 OR 0905-6947 OR 09056947 OR 0035-9009 OR 00359009 OR 0099-2240 OR 00992240 OR 0962-1075 OR 09621075 OR 1752-4563 OR 17524563 OR 0094-8276 OR 00948276 OR 0263-4929 OR 02634929 OR 1568-7767 OR 15687767 OR 0024-3590 OR 00243590 OR 0031-5850 OR 00315850 OR 0167-4412 OR 01674412 OR 0079-6611 OR 00796611 OR 0038-0717 OR 00380717 OR 0002-9599 OR 00029599 OR 1745-6150 OR 17456150 OR 1991-959X OR 1991959X OR 1774-0746 OR 17740746 OR 1744-9561 OR 17449561 OR 0168-6496 OR 01686496 OR 1472-4677 OR 14724677 OR 1750-5836 OR 17505836 OR 1750-6816 OR 17506816 OR 0278-7407 OR 02787407 OR 1471-2148 OR 14712148 OR 0893-6692 OR 08936692 OR 0268-005X OR 0268005X OR 0168-1605 OR 01681605 OR 1045-6740 OR 10456740 OR 0040-5752 OR 00405752 OR 0168-1923 OR 01681923 OR 0166-445X OR 0166445X OR 0950-091X OR 0950091X OR 0964-4733 OR 09644733 OR 0165-0009 OR 01650009 OR 0266-4658 OR 02664658 OR 1811-5209 OR 18115209 OR 0004-6280 OR 00046280 OR 1871-1014 OR 18711014 OR 0308-8146 OR 03088146 OR 1759-6653 OR 17596653 OR 0267-8179 OR 02678179 OR 0024-4937 OR 00244937 OR 1433-8319 OR 14338319 OR 0031-9317 OR 00319317 OR 0309-1333 OR 03091333 OR 0961-9534 OR 09619534 OR 1385-8947 OR 13858947 OR 1758-0463 OR 17580463 OR 0740-0020 OR 07400020 OR 0965-1748 OR 09651748 OR 0949-7714 OR 09497714 OR 0047-2484 OR 00472484 OR 0304-4203 OR 03044203 OR 0267-8357 OR 02678357 OR 0030-1299 OR 00301299 OR 0032-0935 OR 00320935 OR 0305-7364 OR 03057364 OR 1994-0416 OR 19940416 OR 1877-3435 OR 18773435 OR 0921-8009 OR 09218009 OR 0013-9351 OR 00139351 OR 1010-061X OR 1010061X OR 0305-1838 OR 03051838 OR 1726-4170 OR 17264170 OR 0936-577X OR 0936577X OR 1064-3389 OR 10643389 OR 1449-2288 OR 14492288 OR 1436-2228 OR 14362228 OR 1874-2130 OR 18742130 OR 0829-318X OR 0829318X OR 0167-8809 OR 01678809 OR 0899-8418 OR 08998418 OR 1745-3925 OR 17453925 OR 0003-2654 OR 00032654 OR 1687-7969 OR 16877969 OR 0892-7014 OR 08927014 OR 0168-2563 OR 01682563 OR 0360-1323 OR 03601323 OR 1090-5138 OR 10905138 OR 1757-1693 OR 17571693 OR 0019-1035 OR 00191035 OR 0166-5162 OR 01665162 OR 0095-3628 OR 00953628 OR 0168-9452 OR 01689452 OR 1045-2249 OR 10452249 OR 0010-7999 OR 00107999 OR 1432-9840 OR 14329840 OR 1863-5407 OR 18635407 OR 0999-193X OR 0999193X OR 2210-6340 OR 22106340 OR 1471-0358 OR 14710358 OR 0022-0949 OR 00220949 OR 0022-3670 OR 00223670 OR 0940-6360 OR 09406360 OR 0167-6857 OR 01676857 OR 0386-2208 OR 03862208 OR 1322-7130 OR 13227130 OR 0001-8244 OR 00018244 OR 0966-0844 OR 09660844 OR 1532-0456 OR 15320456 OR 0301-4215 OR 03014215 OR 1568-9883 OR 15689883 OR 1540-7063 OR 15407063 OR 0021-8561 OR 00218561 OR 0959-6526 OR 09596526 OR 1726-2135 OR 17262135 OR 1525-755X OR 1525755X OR 0924-7963 OR 09247963 OR 2212-2672 OR 22122672 OR 1100-9233 OR 11009233 OR 0032-7786 OR 00327786 OR 1352-2310 OR 13522310 OR 1867-1381 OR 18671381 OR 0045-6535 OR 00456535 OR 1476-945X OR 1476945X OR 0098-8472 OR 00988472 OR 1462-9011 OR 14629011 OR 0148-0227 OR 01480227 OR 0094-8373 OR 00948373 OR 1323-3580 OR 13233580 OR 0048-9697 OR 00489697 OR 0307-6970 OR 03076970 OR 0956-053X OR 0956053X OR 0043-1397 OR 00431397 OR 0300-3256 OR 03003256 OR 0065-2881 OR 00652881 OR 1387-3547 OR 13873547 OR 0195-9255 OR 01959255 OR 1758-2229 OR 17582229 OR 1520-541X OR 1520541X OR 0266-1144 OR 02661144 OR 1052-5173 OR 10525173 OR 0921-2973 OR 09212973 OR 0173-9565 OR 01739565 OR 2041-210X OR 2041210X OR 0027-0644 OR 00270644 OR 0029-8549 OR 00298549 OR 0166-8595 OR 01668595 OR 0280-6495 OR 02806495 OR 0001-706X OR 0001706X OR 1367-9430 OR 13679430 OR 1814-9324 OR 18149324 OR 0197-9337 OR 01979337 OR 0361-0128 OR 03610128 OR 0016-6480 OR 00166480 OR 0921-8181 OR 09218181 OR 1526-3800 OR 15263800 OR 0959-6836 OR 09596836 OR 1754-1611 OR 17541611 OR 1387-6473 OR 13876473)</text:span></text:p>
      <text:p text:style-name="P169">→ 6267건: 너무 많네… 소스를 줄이자. <text:span text:style-name="T86">math+comp </text:span>똑같이 상위 155개</text:p>
      <text:p text:style-name="P220"><text:span text:style-name="T86">SUBJAREA(AGRI OR EART OR ENVI)</text:span> AND PUBDATETXT(January 2014) AND <text:span text:style-name="T56">ISSN(1543-5008 OR 15435008 OR 0169-5347 OR 01695347 OR 1941-1405 OR 19411405 OR 0066-4170 OR 00664170 OR 1360-1385 OR 13601385 OR 1614-4961 OR 16144961 OR 8755-1209 OR 87551209 OR 0067-0049 OR 00670049 OR 1744-4292 OR 17444292 OR 1063-5157 OR 10635157 OR 1754-5692 OR 17545692 OR 0935-4956 OR 09354956 OR 1461-023X OR 1461023X OR 0737-4038 OR 07374038 OR 0066-4286 OR 00664286 OR 1752-0894 OR 17520894 OR 1464-7931 OR 14647931 OR 0149-2195 OR 01492195 OR 1571-0645 OR 15710645 OR 1544-9173 OR 15449173 OR 1369-5266 OR 13695266 OR 1474-7596 OR 14747596 OR 1751-7362 OR 17517362 OR 0166-0616 OR 01660616 OR 1040-4651 OR 10404651 OR 0012-9615 OR 00129615 OR 0960-9822 OR 09609822 OR 1383-5742 OR 13835742 OR 0800-4622 OR 08004622 OR 0962-8436 OR 09628436 OR 1354-1013 OR 13541013 OR 1743-8977 OR 17438977 OR 0032-0889 OR 00320889 OR 1755-098X OR 1755098X OR 0960-7412 OR 09607412 OR 1540-9295 OR 15409295 OR 1342-937X OR 1342937X OR 0033-5770 OR 00335770 OR 0091-6765 OR 00916765 OR 1553-7390 OR 15537390 OR 0012-8252 OR 00128252 OR 2041-8205 OR 20418205 OR 1463-9262 OR 14639262 OR 1462-2912 OR 14622912 OR 1466-822X OR 1466822X OR 1758-678X OR 1758678X OR 0028-646X OR 0028646X OR 1467-7644 OR 14677644 OR 1467-2960 OR 14672960 OR 1941-1413 OR 19411413 OR 0004-637X OR 0004637X OR 0003-0007 OR 00030007 OR 0140-7791 OR 01407791 OR 0926-3373 OR 09263373 OR 1674-2052 OR 16742052 OR 1680-7316 OR 16807316 OR 1741-7007 OR 17417007 OR 1546-0738 OR 15460738 OR 1864-5631 OR 18645631 OR 1560-2745 OR 15602745 OR 0962-8452 OR 09628452 OR 0962-1083 OR 09621083 OR 0959-3780 OR 09593780 OR 0022-538X OR 0022538X OR 1541-4337 OR 15414337 OR 0735-2689 OR 07352689 OR 0160-4120 OR 01604120 OR 0022-0957 OR 00220957 OR 0022-0477 OR 00220477 OR 0038-6308 OR 00386308 OR 1366-9516 OR 13669516 OR 0304-3894 OR 03043894 OR 1093-7404 OR 10937404 OR 0960-8524 OR 09608524 OR 1040-8398 OR 10408398 OR 0035-8711 OR 00358711 OR 0043-1354 OR 00431354 OR 0924-2244 OR 09242244 OR 0306-2619 OR 03062619 OR 0012-9658 OR 00129658 OR 0021-8790 OR 00218790 OR 0034-4257 OR 00344257 OR 0032-0781 OR 00320781 OR 0021-8901 OR 00218901 OR 1613-4125 OR 16134125 OR 1757-7780 OR 17577780 OR 0004-6361 OR 00046361 OR 0016-7606 OR 00167606 OR 0888-8892 OR 08888892 OR 0906-7590 OR 09067590 OR 0269-8463 OR 02698463 OR 0894-0282 OR 08940282 OR 1051-0761 OR 10510761 OR 0014-3820 OR 00143820 OR 0280-6509 OR 02806509 OR 0012-821X OR 0012821X OR 0277-3791 OR 02773791 OR 1386-1964 OR 13861964 OR 0179-5953 OR 01795953 OR 0020-2754 OR 00202754 OR 0004-6256 OR 00046256 OR 0305-0270 OR 03050270 OR 1553-734X OR 1553734X OR 0748-3007 OR 07483007 OR 1755-263X OR 1755263X OR 0003-0147 OR 00030147 OR 0340-5761 OR 03405761 OR 0006-3568 OR 00063568 OR 1471-2229 OR 14712229 OR 1364-8152 OR 13648152 OR 0091-7613 OR 00917613 OR 0196-2892 OR 01962892 OR 0894-8755 OR 08948755 OR 0011-9164 OR 00119164 OR 1055-7903 OR 10557903 OR 0967-0645 OR 09670645 OR 1464-6722 OR 14646722 OR 0169-3298 </text:span><text:soft-page-break/><text:span text:style-name="T56">OR 01693298 OR 0006-3207 OR 00063207 OR 0930-7575 OR 09307575 OR 0301-9268 OR 03019268 OR 0360-5442 OR 03605442 OR 1672-9072 OR 16729072 OR 0022-3530 OR 00223530 OR 1350-4177 OR 13504177 OR 0003-2670 OR 00032670 OR 0269-7491 OR 02697491 OR 0046-5070 OR 00465070 OR 0886-6236 OR 08866236 OR 0905-6947 OR 09056947 OR 0035-9009 OR 00359009 OR 0099-2240 OR 00992240 OR 0962-1075 OR 09621075 OR 1752-4563 OR 17524563 OR 0094-8276 OR 00948276 OR 0263-4929 OR 02634929 OR 1568-7767 OR 15687767 OR 0024-3590 OR 00243590 OR 0031-5850 OR 00315850 OR 0167-4412 OR 01674412 OR 0079-6611 OR 00796611 OR 0038-0717 OR 00380717 OR 0002-9599 OR 00029599 OR 1745-6150 OR 17456150 OR 1991-959X OR 1991959X OR 1774-0746 OR 17740746 OR 1744-9561 OR 17449561 OR 0168-6496 OR 01686496 OR 1472-4677 OR 14724677 OR 1750-5836 OR 17505836 OR 1750-6816 OR 17506816 OR 0278-7407 OR 02787407 OR 1471-2148 OR 14712148 OR 0893-6692 OR 08936692 OR 0268-005X OR 0268005X OR 0168-1605 OR 01681605)</text:span></text:p>
      <text:p text:style-name="P169">→<text:span text:style-name="T87"> 4299건: 실화? 상위 80개로</text:span></text:p>
      <text:p text:style-name="P221"><text:span text:style-name="T86">SUBJAREA(AGRI OR EART OR ENVI)</text:span> AND PUBDATETXT(January 2014) AND <text:span text:style-name="T56">ISSN(1543-5008 OR 15435008 OR 0169-5347 OR 01695347 OR 1941-1405 OR 19411405 OR 0066-4170 OR 00664170 OR 1360-1385 OR 13601385 OR 1614-4961 OR 16144961 OR 8755-1209 OR 87551209 OR 0067-0049 OR 00670049 OR 1744-4292 OR 17444292 OR 1063-5157 OR 10635157 OR 1754-5692 OR 17545692 OR 0935-4956 OR 09354956 OR 1461-023X OR 1461023X OR 0737-4038 OR 07374038 OR 0066-4286 OR 00664286 OR 1752-0894 OR 17520894 OR 1464-7931 OR 14647931 OR 0149-2195 OR 01492195 OR 1571-0645 OR 15710645 OR 1544-9173 OR 15449173 OR 1369-5266 OR 13695266 OR 1474-7596 OR 14747596 OR 1751-7362 OR 17517362 OR 0166-0616 OR 01660616 OR 1040-4651 OR 10404651 OR 0012-9615 OR 00129615 OR 0960-9822 OR 09609822 OR 1383-5742 OR 13835742 OR 0800-4622 OR 08004622 OR 0962-8436 OR 09628436 OR 1354-1013 OR 13541013 OR 1743-8977 OR 17438977 OR 0032-0889 OR 00320889 OR 1755-098X OR 1755098X OR 0960-7412 OR 09607412 OR 1540-9295 OR 15409295 OR 1342-937X OR 1342937X OR 0033-5770 OR 00335770 OR 0091-6765 OR 00916765 OR 1553-7390 OR 15537390 OR 0012-8252 OR 00128252 OR 2041-8205 OR 20418205 OR 1463-9262 OR 14639262 OR 1462-2912 OR 14622912 OR 1466-822X OR 1466822X OR 1758-678X OR 1758678X OR 0028-646X OR 0028646X OR 1467-7644 OR 14677644 OR 1467-2960 OR 14672960 OR 1941-1413 OR 19411413 OR 0004-637X OR 0004637X OR 0003-0007 OR 00030007 OR 0140-7791 OR 01407791 OR 0926-3373 OR 09263373 OR 1674-2052 OR 16742052 OR 1680-7316 OR 16807316 OR 1741-7007 OR 17417007 OR 1546-0738 OR 15460738 OR 1864-5631 OR 18645631 OR 1560-2745 OR 15602745 OR 0962-8452 OR 09628452 OR 0962-1083 OR 09621083 OR 0959-3780 OR 09593780 OR 0022-538X OR 0022538X OR 1541-4337 OR 15414337 OR 0735-2689 OR 07352689 OR 0160-4120 OR 01604120 OR 0022-0957 OR 00220957 OR 0022-0477 OR 00220477 OR 0038-6308 OR 00386308 OR 1366-9516 OR 13669516 OR 0304-3894 OR 03043894 OR 1093-7404 OR 10937404 OR 0960-8524 OR 09608524 OR 1040-8398 OR 10408398 OR 0035-8711 OR 00358711 OR 0043-1354 OR 00431354 OR 0924-2244 OR 09242244 OR 0306-2619 OR 03062619 OR 0012-9658 OR 00129658)</text:span></text:p>
      <text:p text:style-name="P169">→ 2391건: 60개로</text:p>
      <text:p text:style-name="P169">아니 잠깐만; 그냥 위에서 차례대로 해나가면 만개도 할 수 있자나;</text:p>
      <text:p text:style-name="P222"><text:span text:style-name="T86">SUBJAREA(AGRI OR EART OR ENVI)</text:span> AND PUBDATETXT(January 2014) AND <text:span text:style-name="T56">ISSN(1543-5008 OR 15435008 OR 0169-5347 OR 01695347 OR 1941-1405 OR 19411405 OR 0066-4170 OR 00664170 OR 1360-1385 OR 13601385 OR 1614-4961 OR 16144961 OR 8755-1209 OR 87551209 OR 0067-0049 OR 00670049 OR 1744-4292 OR 17444292 OR 1063-5157 OR 10635157 OR 1754-5692 OR 17545692 OR 0935-4956 OR 09354956 OR 1461-023X OR 1461023X OR 0737-4038 OR 07374038 OR 0066-4286 OR 00664286 OR 1752-0894 OR 17520894 OR 1464-7931 OR 14647931 OR 0149-2195 OR 01492195 OR 1571-0645 OR 15710645 OR 1544-9173 OR 15449173 OR 1369-5266 OR 13695266 OR 1474-7596 OR 14747596 OR 1751-7362 OR 17517362 OR 0166-0616 OR 01660616 OR 1040-4651 OR 10404651 OR 0012-9615 OR 00129615 OR 0960-9822 OR 09609822 OR 1383-5742 OR 13835742 OR 0800-4622 OR 08004622 OR 0962-8436 OR 09628436 OR 1354-1013 OR 13541013 OR 1743-8977 OR 17438977 OR 0032-0889 OR 00320889 OR 1755-098X OR 1755098X OR 0960-7412 OR 09607412 OR 1540-9295 OR 15409295 OR 1342-937X OR 1342937X OR 0033-5770 OR 00335770 OR 0091-6765 OR 00916765 OR 1553-7390 OR 15537390 OR 0012-8252 OR 00128252 OR 2041-8205 OR 20418205 OR 1463-9262 OR 14639262 OR 1462-2912 OR 14622912 OR 1466-822X OR 1466822X OR 1758-678X OR 1758678X OR 0028-646X OR 0028646X OR 1467-7644 OR 14677644 OR 1467-2960 OR 14672960 OR 1941-1413 OR 19411413 OR 0004-637X OR 0004637X OR 0003-0007 OR 00030007 OR 0140-7791 OR 01407791 OR 0926-3373 OR 09263373 OR 1674-2052 OR 16742052 OR 1680-7316 OR 16807316 OR 1741-7007 OR 17417007 OR 1546-0738 OR 15460738 OR 1864-5631 OR 18645631 OR 1560-2745 OR 15602745)</text:span></text:p>
      <text:p text:style-name="P169">→ 1444건 </text:p>
      <text:p text:style-name="P169"/>
      <text:p text:style-name="P212">200727</text:p>
      <text:p text:style-name="P171">Life+Earth</text:p>
      <text:p text:style-name="P171">2월</text:p>
      <text:p text:style-name="P171">1.doi</text:p>
      <text:p text:style-name="P172">search_20200727_004741.txt</text:p>
      <text:p text:style-name="P172">videos_20200727_004847.txt +3</text:p>
      <text:p text:style-name="P172">2.redirection</text:p>
      <text:p text:style-name="P173">search_20200727_005328.txt</text:p>
      <text:p text:style-name="P173">videos_20200727_005440.txt +3</text:p>
      <text:p text:style-name="P173"/>
      <text:p text:style-name="P173">1월</text:p>
      <text:p text:style-name="P173">1.doi</text:p>
      <text:p text:style-name="P174">search_20200727_010226.txt</text:p>
      <text:p text:style-name="P174">videos_20200727_010400.txt +22</text:p>
      <text:p text:style-name="P171"/>
      <text:p text:style-name="P175"><text:soft-page-break/>炎上：페미니즘 옹호 영상에 인용되는 케이스</text:p>
      <text:list xml:id="list7010869781886134647" text:style-name="L48">
        <text:list-item>
          <text:p text:style-name="P408">8N-tkrxAEWw</text:p>
        </text:list-item>
      </text:list>
      <text:p text:style-name="P169"/>
      <text:p text:style-name="P177">(idx_video &gt;= 76부터)</text:p>
      <text:p text:style-name="P178">video_visual: 전체적 영상 스타일</text:p>
      <text:p text:style-name="P177"><text:span text:style-name="T88">paper_visual</text:span>: 대상 논문이 소개되는 파트의 영상만을 고려. 영상 전체의 구성이 아님.</text:p>
      <text:list xml:id="list7504222519169071175" text:style-name="L49">
        <text:list-item>
          <text:p text:style-name="P409">논문이 소개되는 파트의 정의</text:p>
          <text:list>
            <text:list-item>
              <text:p text:style-name="P409">영상에 논문 제목<text:span text:style-name="T88">|저자|기관이 표시</text:span></text:p>
            </text:list-item>
            <text:list-item>
              <text:p text:style-name="P409">음성으로 상동 내용을 정확히 언급</text:p>
            </text:list-item>
            <text:list-item>
              <text:p text:style-name="P409">파트가 확인되지 않을 경우, <text:span text:style-name="T89">none처리</text:span></text:p>
            </text:list-item>
          </text:list>
        </text:list-item>
      </text:list>
      <text:p text:style-name="P178">audio_style: 전체적 음성 스타일</text:p>
      <text:p text:style-name="P178"/>
      <text:p text:style-name="P179">idx 151까지 레이블링 완료</text:p>
      <text:p text:style-name="P177"/>
      <text:p text:style-name="P213">200728</text:p>
      <text:p text:style-name="P177">2.<text:span text:style-name="T90">redirection</text:span></text:p>
      <text:p text:style-name="P180">search_20200728_101953.txt</text:p>
      <text:p text:style-name="P180">videos_20200728_102246.txt +11</text:p>
      <text:p text:style-name="P180"/>
      <text:p text:style-name="P181">3월</text:p>
      <text:p text:style-name="P181">1.doi</text:p>
      <text:p text:style-name="P182">search_20200728_102857.txt</text:p>
      <text:p text:style-name="P182">videos_20200728_103853.txt +24</text:p>
      <text:p text:style-name="P182">2.redirection</text:p>
      <text:p text:style-name="P183">search_20200728_104428.txt</text:p>
      <text:p text:style-name="P183">videos_20200728_105902.txt +7</text:p>
      <text:p text:style-name="P177"/>
      <text:p text:style-name="P184">4월</text:p>
      <text:p text:style-name="P184">1.doi</text:p>
      <text:p text:style-name="P184">search_20200728_110649.txt</text:p>
      <text:p text:style-name="P185"/>
      <text:p text:style-name="P215">200729</text:p>
      <text:p text:style-name="P185">videos_20200729_173802.txt +6</text:p>
      <text:p text:style-name="P215"/>
      <text:p text:style-name="P185">2.redirection</text:p>
      <text:p text:style-name="P186">search_20200729_174051.txt</text:p>
      <text:p text:style-name="P186">videos_20200729_174756.txt +3</text:p>
      <text:p text:style-name="P186"/>
      <text:p text:style-name="P186">5월</text:p>
      <text:p text:style-name="P187">1.doi</text:p>
      <text:p text:style-name="P187">search_20200729_175057.txt</text:p>
      <text:p text:style-name="P187">videos_20200729_175632.txt +3</text:p>
      <text:p text:style-name="P187">2.redirection</text:p>
      <text:p text:style-name="P188">search_20200729_175828.txt</text:p>
      <text:p text:style-name="P188">videos_20200729_180418.txt +8</text:p>
      <text:p text:style-name="P184"/>
      <text:p text:style-name="P189">시발 라벨링 다날렸다!!!!</text:p>
      <text:p text:style-name="P184"/>
      <text:p text:style-name="P190">idx&lt;=134 그룹</text:p>
      <text:p text:style-name="P184"/>
      <text:p text:style-name="P216">200730 <text:span text:style-name="T97">mentorochi</text:span></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290">N​</text:p>
          </table:table-cell>
          <table:table-cell table:style-name="Table1.A1" office:value-type="string">
            <text:p text:style-name="P290">%​</text:p>
          </table:table-cell>
          <table:table-cell table:style-name="Table1.A1" office:value-type="string">
            <text:p text:style-name="P290">Engagement​</text:p>
          </table:table-cell>
          <table:table-cell table:style-name="Table1.A1" office:value-type="string">
            <text:p text:style-name="P290">Group By​</text:p>
          </table:table-cell>
        </table:table-row>
        <text:soft-page-break/>
        <table:table-row>
          <table:table-cell table:style-name="Table1.A1" office:value-type="string">
            <text:p text:style-name="P290">11​</text:p>
          </table:table-cell>
          <table:table-cell table:style-name="Table1.A1" office:value-type="string">
            <text:p text:style-name="P290">8.2​</text:p>
          </table:table-cell>
          <table:table-cell table:style-name="Table1.A1" office:value-type="string">
            <text:p text:style-name="P290">paper_explanation​</text:p>
          </table:table-cell>
          <table:table-cell table:style-name="Table1.A1" office:value-type="string">
            <text:p text:style-name="P290">paper_explanation​</text:p>
          </table:table-cell>
        </table:table-row>
        <table:table-row>
          <table:table-cell table:style-name="Table1.A1" office:value-type="string">
            <text:p text:style-name="P290">1​</text:p>
          </table:table-cell>
          <table:table-cell table:style-name="Table1.A1" office:value-type="string">
            <text:p text:style-name="P290">0.7​</text:p>
          </table:table-cell>
          <table:table-cell table:style-name="Table1.A1" office:value-type="string">
            <text:p text:style-name="P290">paper_linked_supplementary​</text:p>
          </table:table-cell>
          <table:table-cell table:style-name="Table1.A1" table:number-rows-spanned="2" office:value-type="string">
            <text:p text:style-name="P290">paper_supplementary​</text:p>
          </table:table-cell>
        </table:table-row>
        <table:table-row>
          <table:table-cell table:style-name="Table1.A1" office:value-type="string">
            <text:p text:style-name="P290">30​</text:p>
          </table:table-cell>
          <table:table-cell table:style-name="Table1.A1" office:value-type="string">
            <text:p text:style-name="P290">22.4​</text:p>
          </table:table-cell>
          <table:table-cell table:style-name="Table1.A1" office:value-type="string">
            <text:p text:style-name="P290">paper_supplementary​</text:p>
          </table:table-cell>
          <table:covered-table-cell/>
        </table:table-row>
        <table:table-row>
          <table:table-cell table:style-name="Table1.A1" office:value-type="string">
            <text:p text:style-name="P290">1​</text:p>
          </table:table-cell>
          <table:table-cell table:style-name="Table1.A1" office:value-type="string">
            <text:p text:style-name="P290">0.7​</text:p>
          </table:table-cell>
          <table:table-cell table:style-name="Table1.A1" office:value-type="string">
            <text:p text:style-name="P290">paper_application​</text:p>
          </table:table-cell>
          <table:table-cell table:style-name="Table1.A1" table:number-rows-spanned="2" office:value-type="string">
            <text:p text:style-name="P290">paper_assessment​</text:p>
          </table:table-cell>
        </table:table-row>
        <table:table-row>
          <table:table-cell table:style-name="Table1.A1" office:value-type="string">
            <text:p text:style-name="P290">3​</text:p>
          </table:table-cell>
          <table:table-cell table:style-name="Table1.A1" office:value-type="string">
            <text:p text:style-name="P290">2.<text:span text:style-name="T93">2</text:span>​</text:p>
          </table:table-cell>
          <table:table-cell table:style-name="Table1.A1" office:value-type="string">
            <text:p text:style-name="P290">paper_assessment​</text:p>
          </table:table-cell>
          <table:covered-table-cell/>
        </table:table-row>
        <table:table-row>
          <table:table-cell table:style-name="Table1.A1" office:value-type="string">
            <text:p text:style-name="P290">88​</text:p>
          </table:table-cell>
          <table:table-cell table:style-name="Table1.A1" office:value-type="string">
            <text:p text:style-name="P290">65.7​</text:p>
          </table:table-cell>
          <table:table-cell table:style-name="Table1.A1" office:value-type="string">
            <text:p text:style-name="P290">paper_reference​</text:p>
          </table:table-cell>
          <table:table-cell table:style-name="Table1.A1" office:value-type="string">
            <text:p text:style-name="P290">paper_reference​</text:p>
          </table:table-cell>
        </table:table-row>
      </table:table>
      <text:p text:style-name="P184"/>
      <text:p text:style-name="P191"/>
      <text:p text:style-name="P193">2페이지:arXiv비교</text:p>
      <text:p text:style-name="P193">arxiv 설명비디오가 압도적으로 높다.→ 논문 자체에 관심을 가지고 (제대로 읽고) 제작하는 사람이 많다.</text:p>
      <text:p text:style-name="P193"/>
      <text:p text:style-name="P193"><text:span text:style-name="T96">과거엔 비디오 커뮤니케이션 비인기 + (</text:span>최근 논문에만 관심이 높다. 옛날 논문엔 관심<text:span text:style-name="T96">x)</text:span></text:p>
      <text:p text:style-name="P191"/>
      <text:p text:style-name="P191"><text:span text:style-name="T95">3</text:span>페이지: 경과년수과 뷰, 라이크</text:p>
      <text:list xml:id="list959798148488880795" text:style-name="L50">
        <text:list-item>
          <text:p text:style-name="P410">y값: 대체로 0주변, 과학채널의 reference 비디오에 한해서 높은 케이스</text:p>
        </text:list-item>
        <text:list-item>
          <text:p text:style-name="P410">x값:</text:p>
          <text:list>
            <text:list-item>
              <text:p text:style-name="P410">reference: 전체적으로 꾸준히</text:p>
            </text:list-item>
            <text:list-item>
              <text:p text:style-name="P410">supplementary: 당연히 논문 발표 즈음에 공개</text:p>
            </text:list-item>
            <text:list-item>
              <text:p text:style-name="P410">explanation, assessment: 3년 즈음부터 공개</text:p>
            </text:list-item>
          </text:list>
        </text:list-item>
        <text:list-item>
          <text:p text:style-name="P410"/>
        </text:list-item>
      </text:list>
      <text:p text:style-name="P191"/>
      <text:p text:style-name="P191"><text:span text:style-name="T95">4</text:span>페이지: 스케일</text:p>
      <text:list xml:id="list8670948424097161452" text:style-name="L51">
        <text:list-item>
          <text:p text:style-name="P411">대체로 플랫</text:p>
        </text:list-item>
        <text:list-item>
          <text:p text:style-name="P411"><text:span text:style-name="T8">6년이 지난 시점에서도 참고문헌으로 인용되는 비디오: 성장률이 매우 빠름</text:span> 스케일때문에 그렇게 보일뿐</text:p>
        </text:list-item>
        <text:list-item>
          <text:p text:style-name="P411">최신 동영상에서 </text:p>
        </text:list-item>
      </text:list>
      <text:p text:style-name="P191"/>
      <text:p text:style-name="P192"><text:span text:style-name="T95">5</text:span>페이지: Like/dislike ratio</text:p>
      <text:p text:style-name="P192">reference: </text:p>
      <text:p text:style-name="P176">炎上：페미니즘 옹호 영상에 인용되는 케이스</text:p>
      <text:p text:style-name="P277">인기 채널: 과학채널, 유사과학(?<text:span text:style-name="T93">)</text:span></text:p>
      <text:p text:style-name="P277"/>
      <text:p text:style-name="P278">assessment: 바이오인포마틱스 연구원에 의한 전문 리뷰</text:p>
      <text:list xml:id="list141613865719846" text:continue-list="list2738806140090892484" text:style-name="L46">
        <text:list-item>
          <text:p text:style-name="P429">assessment</text:p>
          <text:list>
            <text:list-item>
              <text:p text:style-name="P431">OuGtd8nhm6Y, xRuZDG0QgH8 : 훗날 자세히 언급되는 케이스</text:p>
            </text:list-item>
          </text:list>
        </text:list-item>
        <text:list-item>
          <text:p text:style-name="P429">reference</text:p>
          <text:list>
            <text:list-item>
              <text:p text:style-name="P429">AO6NkJcfYNc, <text:span text:style-name="T76">Xx0SsffdMBw: 전문가?</text:span></text:p>
            </text:list-item>
            <text:list-item>
              <text:p text:style-name="P433">bTUvI-a8uGA, AgIG22l5oOM: 유사과학? 음모론?</text:p>
            </text:list-item>
            <text:list-item>
              <text:p text:style-name="P413"><text:span text:style-name="T75">5tkLCzvD3uo, </text:span>cjRK1KK3nA8: 과학채널</text:p>
            </text:list-item>
          </text:list>
        </text:list-item>
      </text:list>
      <text:p text:style-name="P191"/>
      <text:p text:style-name="P191">향후:</text:p>
      <text:p text:style-name="P191">논문 메트릭 동향과 연관시키기</text:p>
      <text:list xml:id="list7971735794769991354" text:style-name="L52">
        <text:list-item>
          <text:p text:style-name="P414">altmetric</text:p>
          <text:list>
            <text:list-item>
              <text:p text:style-name="P412"><text:span text:style-name="T94">(</text:span>논문 레벨<text:span text:style-name="T94">)비디오 활동과 트윗 활동</text:span></text:p>
            </text:list-item>
            <text:list-item>
              <text:p text:style-name="P414">(분야 레벨)</text:p>
            </text:list-item>
          </text:list>
        </text:list-item>
      </text:list>
      <text:p text:style-name="P194"/>
      <text:p text:style-name="P195"/>
      <text:p text:style-name="P195">로그 축</text:p>
      <text:p text:style-name="P195">최근 논문에 대해서 비디오 수가 많으면 비디오 커뮤니케이션의 활성화 증거</text:p>
      <text:p text:style-name="P195"><text:soft-page-break/>→ (중요해진다)</text:p>
      <text:p text:style-name="P195">→ 어떤식으로 이루어지고있는가</text:p>
      <text:p text:style-name="P195">→ (알았다)</text:p>
      <text:p text:style-name="P195">→ 리서치 커뮤니케이션의 의의에 반하는 활동이 있음을 알았다</text:p>
      <text:p text:style-name="P195">→ 예를 들면 비디오 / 채널 지표를 제안</text:p>
      <text:p text:style-name="P195"/>
      <text:p text:style-name="P279"><text:span text:style-name="T67">뷰카운트로 박스플롯: 어떤 종류의 비디오가 </text:span><text:span text:style-name="T69">み</text:span><text:span text:style-name="T68">られやすいか？</text:span></text:p>
      <text:p text:style-name="P196">(라이크/뷰, 디스라이크/뷰 …)</text:p>
      <text:p text:style-name="P196">그 후에 라이크,디스라이크 액션이 이어진다.</text:p>
      <text:p text:style-name="P196"/>
      <text:p text:style-name="P279"><text:span text:style-name="T68">애당초 일반인에게 리서치 커뮤니케이션는 어떻게 이루어져왔는가? 유튜브, 트윗은 최근? </text:span><text:span text:style-name="T69">TV의 리서치 커뮤니케이션은 </text:span><text:span text:style-name="T70">어떤가?</text:span></text:p>
      <text:p text:style-name="P196"/>
      <text:p text:style-name="P217">200731</text:p>
      <text:p text:style-name="P197"/>
      <text:p text:style-name="P197">6월</text:p>
      <text:p text:style-name="P197">1.doi</text:p>
      <text:p text:style-name="P197">search_20200731_174417.txt</text:p>
      <text:p text:style-name="P199">videos_20200731_175054.txt +18</text:p>
      <text:p text:style-name="P199">2.redirection</text:p>
      <text:p text:style-name="P200">search_20200731_183739.txt</text:p>
      <text:p text:style-name="P201">videos_20200731_195218.txt +5</text:p>
      <text:p text:style-name="P201"/>
      <text:p text:style-name="P204">comp: idx &lt;= 143</text:p>
      <text:p text:style-name="P205">life+earth: 나머지</text:p>
      <text:p text:style-name="P201"/>
      <text:p text:style-name="P218">200802</text:p>
      <text:p text:style-name="P198"/>
      <table:table table:name="Table2" table:style-name="Table2">
        <table:table-column table:style-name="Table2.A" table:number-columns-repeated="2"/>
        <table:table-column table:style-name="Table2.C"/>
        <table:table-column table:style-name="Table2.A"/>
        <table:table-column table:style-name="Table2.E"/>
        <table:table-row>
          <table:table-cell table:style-name="Table2.A1" office:value-type="string">
            <text:p text:style-name="P282">테마</text:p>
          </table:table-cell>
          <table:table-cell table:style-name="Table2.A1" office:value-type="string">
            <text:p text:style-name="P282">Scopus subject area</text:p>
          </table:table-cell>
          <table:table-cell table:style-name="Table2.A1" office:value-type="string">
            <text:p text:style-name="P284">필터</text:p>
          </table:table-cell>
          <table:table-cell table:style-name="Table2.A1" office:value-type="string">
            <text:p text:style-name="P284">list</text:p>
          </table:table-cell>
          <table:table-cell table:style-name="Table2.E1" office:value-type="string">
            <text:p text:style-name="P289">파일</text:p>
          </table:table-cell>
        </table:table-row>
        <table:table-row>
          <table:table-cell table:style-name="Table2.A2" office:value-type="string">
            <text:p text:style-name="P282">Life<text:span text:style-name="T84">+Earth</text:span></text:p>
          </table:table-cell>
          <table:table-cell table:style-name="Table2.A2" office:value-type="string">
            <text:p text:style-name="P112">Environmental + Earth and Planetary + Agricultural and Biological</text:p>
          </table:table-cell>
          <table:table-cell table:style-name="Table2.A2" office:value-type="string">
            <text:p text:style-name="P288"/>
          </table:table-cell>
          <table:table-cell table:style-name="Table2.A2" office:value-type="string">
            <text:p text:style-name="P284"/>
          </table:table-cell>
          <table:table-cell table:style-name="Table2.E2" office:value-type="string">
            <text:p text:style-name="P282"/>
          </table:table-cell>
        </table:table-row>
        <table:table-row>
          <table:table-cell table:style-name="Table2.A2" office:value-type="string">
            <text:p text:style-name="P284">Math &amp; Computer Science</text:p>
          </table:table-cell>
          <table:table-cell table:style-name="Table2.A2" office:value-type="string">
            <text:p text:style-name="P116">Computer Science + Mathmatics</text:p>
          </table:table-cell>
          <table:table-cell table:style-name="Table2.A2" office:value-type="string">
            <text:p text:style-name="P286">Journals<text:span text:style-name="T98">+Conference Proceedings</text:span></text:p>
          </table:table-cell>
          <table:table-cell table:style-name="Table2.A2" office:value-type="string">
            <text:p text:style-name="P284">1000/<text:span text:style-name="T98">3427</text:span></text:p>
          </table:table-cell>
          <table:table-cell table:style-name="Table2.E2" office:value-type="string">
            <text:p text:style-name="P284">source-results-math_cs-citescore-201<text:span text:style-name="T98">8</text:span>.xlsx</text:p>
          </table:table-cell>
        </table:table-row>
      </table:table>
      <text:p text:style-name="P198"/>
      <text:p text:style-name="P202">상위5%: 171개 중</text:p>
      <text:p text:style-name="P203">ISSN없음:15개</text:p>
      <text:p text:style-name="P203"/>
      <text:p text:style-name="P223">SUB<text:span text:style-name="T56">J</text:span>AREA(MATH OR COMP) AND PUBDATETXT(January 201<text:span text:style-name="T100">9</text:span>) AND <text:span text:style-name="T56">ISSN(15487660 OR 1548-7660 OR 15710645 OR 1571-0645 OR 01628828 OR 0162-8828 OR 09205691 OR 0920-5691 OR 15672190 OR 1567-2190 OR 19358237 OR 1935-8237 OR 01636804 OR 0163-6804 OR 1089778X OR 1089-778X OR 15662535 OR 1566-2535 OR 21682267 OR 2168-2267 OR 15361284 OR 1536-1284 OR 17590876 OR 1759-0876 OR 09624929 OR 0962-4929 OR 00189219 OR 0018-9219 OR 15722740 OR 1572-2740 OR 07338716 OR 0733-8716 OR 03600300 OR 0360-0300 OR 02767783 OR 0276-7783 OR 08908044 OR 0890-8044 OR 2162237X OR 2162-237X OR 10967516 OR 1096-7516 OR 17444292 OR 1744-4292 OR 10636706 OR 1063-6706 OR 19493053 OR 1949-3053 OR 10535888 OR 1053-5888 OR 08936080 OR 0893-6080 OR 1551305X OR 1551-305X OR 15566013 OR 1556-6013 OR 10577149 OR 1057-7149 OR 15523098 OR 1552-3098 OR 00361445 OR 0036-1445 OR 15540669 OR 1554-0669 OR 02683962 OR 0268-3962 OR 17452759 OR 1745-2759 OR 02780062 OR 0278-0062 OR 21682216 OR 2168-2216 OR 02783649 OR 0278-3649 OR 10946705 OR 1094-6705 OR 16720229 OR 1672-0229 OR 13618415 OR 1361-8415 OR 02684012 OR 0268-4012 OR 15361276 OR 1536-1276 OR 18844049 OR 1884-4049 OR 07300301 OR 0730-0301 OR 10836101 OR 1083-6101 OR 22145796 OR </text:span><text:soft-page-break/><text:span text:style-name="T56">2214-5796 OR 03601315 OR 0360-1315 OR 19391374 OR 1939-1374 OR 15249050 OR 1524-9050 OR 09638687 OR 0963-8687 OR 15740137 OR 1574-0137 OR 00985589 OR 0098-5589 OR 09242716 OR 0924-2716 OR 11343060 OR 1134-3060 OR 19324553 OR 1932-4553 OR 00200255 OR 0020-0255 OR 00313203 OR 0031-3203 OR 19493045 OR 1949-3045 OR 09574174 OR 0957-4174 OR 00189286 OR 0018-9286 OR 13501917 OR 1350-1917 OR 15700844 OR 1570-0844 OR 08940347 OR 0894-0347 OR 09507051 OR 0950-7051 OR 10939687 OR 1093-9687 OR 15513203 OR 1551-3203 OR 1556603X OR 1556-603X OR 1053587X OR 1053-587X OR 13674803 OR 1367-4803 OR 09241868 OR 0924-1868 OR 10834435 OR 1083-4435 OR 0968090X OR 0968-090X OR 14675463 OR 1467-5463 OR 0960085X OR 0960-085X OR 10414347 OR 1041-4347 OR 03787206 OR 0378-7206 OR 15499618 OR 1549-9618 OR 10848045 OR 1084-8045 OR 15708268 OR 1570-8268 OR 07475632 OR 0747-5632 OR 23274662 OR 2327-4662 OR 15455971 OR 1545-5971 OR 15209210 OR 1520-9210 OR 10459219 OR 1045-9219 OR 01290657 OR 0129-0657 OR 21682194 OR 2168-2194 OR 15564959 OR 1556-4959 OR 08883270 OR 0888-3270 OR 0003486X OR 0003-486X OR 15361233 OR 1536-1233 OR 11786949 OR 1178-6949 OR 15684946 OR 1568-4946 OR 03064379 OR 0306-4379 OR 23569336 OR 2356-9336 OR 03742830 OR 0374-2830 OR 00457825 OR 0045-7825 OR 1531636X OR 1531-636X OR 17262135 OR 1726-2135 OR 21695172 OR 2169-5172 OR 03605442 OR 0360-5442 OR 1554057X OR 1554-057X OR 21687161 OR 2168-7161 OR 00189340 OR 0018-9340 OR 02692821 OR 0269-2821 OR 01464833 OR 0146-4833 OR 01679236 OR 0167-9236 OR 13648152 OR 1364-8152 OR 22106502 OR 2210-6502 OR 21606455 OR 2160-6455 OR 2045824X OR 2045-824X OR 03064573 OR 0306-4573 OR 07365845 OR 0736-5845 OR 1991959X OR 1991-959X OR 00189545 OR 0018-9545 OR 21686750 OR 2168-6750 OR 09252312 OR 0925-2312 OR 07342071 OR 0734-2071 OR 21576904 OR 2157-6904 OR 09505849 OR 0950-5849 OR 10477047 OR 1047-7047 OR 08848173 OR 0884-8173 OR 02786125 OR 0278-6125 OR 07378017 OR 0737-8017 OR 0167739X OR 0167-739X OR 15708705 OR 1570-8705 OR 00043702 OR 0004-3702 OR 00104655 OR 0010-4655 OR 07370024 OR 0737-0024 OR 01651684 OR 0165-1684 OR 01663615 OR 0166-3615 OR 11108665 OR 1110-8665 OR 13873326 OR 1387-3326 OR 10692509 OR 1069-2509 OR 10715819 OR 1071-5819 OR 17582946 OR 1758-2946 OR 1751570X OR 1751-570X OR 0924090X OR 0924-090X OR 14740346 OR 1474-0346 OR 09240136 OR 0924-0136 OR 21508097 OR 2150-8097 OR 10196781 OR 1019-6781 OR 03772217 OR 0377-2217 OR 19317883 OR 1931-7883 OR 23256818 OR 2325-6818 OR 09218890 OR 0921-8890 OR 21682291 OR 2168-2291 OR 23301635 OR 2330-1635 OR 00983500 OR 0098-3500 OR 00104485 OR 0010-4485 OR 15369323 OR 1536-9323 OR 15392791 OR 1539-2791 OR 1553734X OR 1553-734X OR 18669956 OR 1866-9956 OR 10075704 OR 1007-5704 OR 10772626 OR 1077-2626 OR 00190578 OR 0019-0578)</text:span></text:p>
      <text:p text:style-name="P203">→<text:span text:style-name="T100"> 2602건. 둘로 나눠서 하자.</text:span></text:p>
      <text:p text:style-name="P203"/>
      <text:p text:style-name="P224">SUB<text:span text:style-name="T56">J</text:span>AREA(MATH OR COMP) AND PUBDATETXT(January 201<text:span text:style-name="T100">9</text:span>) AND <text:span text:style-name="T56">ISSN(15487660 OR 1548-7660 OR 15710645 OR 1571-0645 OR 01628828 OR 0162-8828 OR 09205691 OR 0920-5691 OR 15672190 OR 1567-2190 OR 19358237 OR 1935-8237 OR 01636804 OR 0163-6804 OR 1089778X OR 1089-778X OR 15662535 OR 1566-2535 OR 21682267 OR 2168-2267 OR 15361284 OR 1536-1284 OR 17590876 OR 1759-0876 OR 09624929 OR 0962-4929 OR 00189219 OR 0018-9219 OR 15722740 OR 1572-2740 OR 07338716 OR 0733-8716 OR 03600300 OR 0360-0300 OR 02767783 OR 0276-7783 OR 08908044 OR 0890-8044 OR 2162237X OR 2162-237X OR 10967516 OR 1096-7516 OR 17444292 OR 1744-4292 OR 10636706 OR 1063-6706 OR 19493053 OR 1949-3053 OR 10535888 OR 1053-5888 OR 08936080 OR 0893-6080 OR 1551305X OR 1551-305X OR 15566013 OR 1556-6013 OR 10577149 OR 1057-7149 OR 15523098 OR 1552-3098 OR 00361445 OR 0036-1445 OR 15540669 OR 1554-0669 OR 02683962 OR 0268-3962 OR 17452759 OR 1745-2759 OR 02780062 OR 0278-0062 OR 21682216 OR 2168-2216 OR 02783649 OR 0278-3649 OR 10946705 OR 1094-6705 OR 16720229 OR 1672-0229 OR 13618415 OR 1361-8415 OR 02684012 OR 0268-4012 OR 15361276 OR 1536-1276 OR 18844049 OR 1884-4049 OR 07300301 OR 0730-0301 OR 10836101 OR 1083-6101 OR 22145796 OR 2214-5796 OR 03601315 OR 0360-1315 OR 19391374 OR 1939-1374 OR 15249050 OR 1524-9050 OR 09638687 OR 0963-8687 OR 15740137 OR 1574-0137 OR 00985589 OR 0098-5589 OR 09242716 OR 0924-2716 OR 11343060 OR 1134-3060 OR 19324553 OR 1932-4553 OR 00200255 OR 0020-0255 OR 00313203 OR 0031-3203)</text:span></text:p>
      <text:p text:style-name="P224">→<text:span text:style-name="T101"> 753건</text:span></text:p>
      <text:p text:style-name="P224"/>
      <text:p text:style-name="P224">SUB<text:span text:style-name="T56">J</text:span>AREA(MATH OR COMP) AND PUBDATETXT(January 201<text:span text:style-name="T100">9</text:span>) AND <text:span text:style-name="T56">ISSN(19493045 OR 1949-3045 OR 09574174 OR 0957-4174 OR 00189286 OR 0018-9286 OR 13501917 OR 1350-1917 OR 15700844 OR 1570-0844 OR 08940347 OR 0894-0347 OR 09507051 OR 0950-7051 OR 10939687 OR 1093-9687 OR 15513203 OR 1551-3203 OR 1556603X OR 1556-603X OR 1053587X OR 1053-587X OR 13674803 OR 1367-4803 OR 09241868 OR 0924-1868 OR 10834435 OR 1083-4435 OR 0968090X OR 0968-090X OR 14675463 OR 1467-5463 OR 0960085X OR 0960-085X OR 10414347 OR 1041-4347 OR 03787206 OR 0378-7206 OR 15499618 OR 1549-9618 OR 10848045 OR 1084-8045 OR 15708268 OR 1570-8268 OR 07475632 OR 0747-5632 OR 23274662 OR 2327-4662 OR 15455971 OR 1545-5971 OR 15209210 OR 1520-9210 OR 10459219 OR 1045-9219 OR 01290657 OR 0129-0657 OR 21682194 OR 2168-2194 OR 15564959 OR 1556-4959 OR 08883270 OR 0888-3270 OR 0003486X OR 0003-486X OR 15361233 OR 1536-1233 OR 11786949 OR 1178-6949 OR 15684946 OR 1568-4946 OR 03064379 OR 0306-4379 OR 23569336 OR 2356-9336 OR 03742830 OR 0374-2830 OR 00457825 OR 0045-7825 OR 1531636X OR 1531-636X OR 17262135 OR 1726-2135 OR 21695172 OR 2169-5172 OR 03605442 OR 0360-5442 OR 1554057X OR 1554-057X OR 21687161 OR 2168-7161 OR 00189340 OR 0018-9340 OR 02692821 OR 0269-2821 OR 01464833 OR 0146-4833 OR 01679236 OR 0167-9236 OR 13648152 OR 1364-8152 OR 22106502 OR 2210-6502 OR 21606455 OR 2160-6455 OR 2045824X OR 2045-824X OR 03064573 OR 0306-4573 OR 07365845 OR 0736-5845 OR 1991959X OR 1991-959X OR 00189545 OR 0018-9545 OR 21686750 OR 2168-6750 OR 09252312 OR 0925-2312 OR 07342071 OR 0734-2071 OR 21576904 OR 2157-6904 OR 09505849 OR 0950-5849 OR 10477047 OR 1047-7047 OR 08848173 OR 0884-8173 OR 02786125 OR 0278-6125 OR 07378017 OR 0737-8017 OR 0167739X OR 0167-739X OR 15708705 OR 1570-8705 OR 00043702 OR 0004-3702 OR 00104655 OR 0010-4655 OR 07370024 OR 0737-0024 OR 01651684 OR 0165-1684 OR 01663615 OR 0166-3615 OR 11108665 OR 1110-8665 OR 13873326 OR 1387-3326 OR 10692509 OR 1069-2509 OR 10715819 OR 1071-5819 OR 17582946 OR 1758-2946 OR 1751570X OR 1751-570X OR 0924090X OR 0924-090X OR 14740346 OR 1474-0346 OR 09240136 OR 0924-0136 OR 21508097 OR 2150-8097 OR 10196781 OR 1019-6781 OR 03772217 OR 0377-2217 OR 19317883 OR 1931-7883 OR 23256818 OR 2325-6818 OR 09218890 OR 0921-8890 OR 21682291 OR 2168-2291 OR 23301635 OR 2330-1635 OR 00983500 OR 0098-3500 OR 00104485 OR 0010-4485 OR 15369323 OR 1536-9323 OR 15392791 OR 1539-2791 OR 1553734X OR 1553-734X OR 18669956 OR 1866-9956 OR 10075704 OR 1007-5704 OR 10772626 OR 1077-2626 OR 00190578 OR 0019-0578)</text:span></text:p>
      <text:p text:style-name="P224">→<text:span text:style-name="T101"> 1849</text:span><text:span text:style-name="T99">건</text:span></text:p>
      <text:p text:style-name="P226"/>
      <text:p text:style-name="P227"><text:soft-page-break/>cs+math 2019</text:p>
      <text:p text:style-name="P230">1월</text:p>
      <text:p text:style-name="P227">1. doi</text:p>
      <text:p text:style-name="P227">search_20200802_150832.txt</text:p>
      <text:p text:style-name="P228">videos_20200802_155628.txt +6</text:p>
      <text:p text:style-name="P228">2.redirection</text:p>
      <text:p text:style-name="P229">search_20200802_155832.txt</text:p>
      <text:p text:style-name="P232">videos_20200802_162522.txt +9</text:p>
      <text:p text:style-name="P232"/>
      <text:p text:style-name="P265">200803</text:p>
      <text:p text:style-name="P233"/>
      <text:p text:style-name="P237"><text:span text:style-name="T103">수정: </text:span><text:span text:style-name="T102">update_videos_by_list_videos()</text:span> in <text:span text:style-name="T102">main.py</text:span> </text:p>
      <text:p text:style-name="P237">→ 복수의 idx_paper 포함하는 비디오는 paper별로 row생성.</text:p>
      <text:p text:style-name="P237"/>
      <text:p text:style-name="P238">2014 비디오엔 복수의 paper를 참조하는 row 없음</text:p>
      <text:p text:style-name="P238">(select * from scopus_videos_2014 where match(idx_paper) against (','))</text:p>
      <text:p text:style-name="P233"/>
      <text:p text:style-name="P233">2월</text:p>
      <text:p text:style-name="P233">1.doi</text:p>
      <text:p text:style-name="P234">search_20200803_161143.txt</text:p>
      <text:p text:style-name="P235">videos_20200803_162600.txt +0</text:p>
      <text:p text:style-name="P235">2.redirection</text:p>
      <text:p text:style-name="P236">search_20200803_165644.txt</text:p>
      <text:p text:style-name="P236">videos_20200803_170634.txt +15</text:p>
      <text:p text:style-name="P242"/>
      <text:p text:style-name="P266">200804</text:p>
      <text:p text:style-name="P239">3월</text:p>
      <text:p text:style-name="P240">1.doi</text:p>
      <text:p text:style-name="P240">search_20200804_162247.txt</text:p>
      <text:p text:style-name="P240">videos_20200804_163010.txt +11</text:p>
      <text:p text:style-name="P240">2.redirection</text:p>
      <text:p text:style-name="P241">search_20200804_163216.txt</text:p>
      <text:p text:style-name="P241">videos_20200804_164026.txt +5</text:p>
      <text:p text:style-name="P241"/>
      <text:p text:style-name="P241"/>
      <text:p text:style-name="P267">200805</text:p>
      <text:p text:style-name="P244">비디오 메트릭 분석</text:p>
      <text:list xml:id="list1897423076520416773" text:style-name="L53">
        <text:list-item>
          <text:p text:style-name="P415">히트맵</text:p>
        </text:list-item>
      </text:list>
      <text:p text:style-name="P244"/>
      <text:p text:style-name="P244">추가 분석</text:p>
      <text:list xml:id="list2846376241763763670" text:style-name="L54">
        <text:list-item>
          <text:p text:style-name="P416">저널: 특정 분야에 대해 비디오가 많은가?</text:p>
          <text:list>
            <text:list-item>
              <text:p text:style-name="P416">대분야 아래의 소분야</text:p>
            </text:list-item>
            <text:list-item>
              <text:p text:style-name="P416">비디오→ 저널 조인 후 저널의 소분야 획득</text:p>
            </text:list-item>
          </text:list>
        </text:list-item>
        <text:list-item>
          <text:p text:style-name="P416">논문: 비디오 유뮤 그룹의 피인용수</text:p>
          <text:list>
            <text:list-item>
              <text:p text:style-name="P416">비디오 유: content 그룹화 후 분석</text:p>
            </text:list-item>
          </text:list>
        </text:list-item>
      </text:list>
      <text:p text:style-name="P243"/>
      <text:p text:style-name="P245">column name 획득:</text:p>
      <text:p text:style-name="P245">SELECT `COLUMN_NAME` FROM `INFORMATION_SCHEMA`.`COLUMNS` WHERE `TABLE_SCHEMA`='ytcrawl0' AND `TABLE_NAME`='scopus_videos_2014'</text:p>
      <text:p text:style-name="P243"/>
      <text:p text:style-name="P243">4월</text:p>
      <text:p text:style-name="P243">1.doi</text:p>
      <text:p text:style-name="P246">search_20200805_164635.txt</text:p>
      <text:p text:style-name="P246">videos_20200805_165631.txt +7</text:p>
      <text:p text:style-name="P247">2.redirection</text:p>
      <text:p text:style-name="P248">search_20200805_175023.txt</text:p>
      <text:p text:style-name="P248">videos_20200805_180834.txt +3</text:p>
      <text:p text:style-name="P250"><text:soft-page-break/>GCP: APIkey, API enable필요</text:p>
      <text:p text:style-name="P250"/>
      <text:p text:style-name="P271">200805</text:p>
      <text:p text:style-name="P231"/>
      <text:p text:style-name="P231"/>
      <text:p text:style-name="P268">200806 <text:span text:style-name="T106">mentorochi</text:span></text:p>
      <text:p text:style-name="P251">1.논문 해설 비디오에 dislike붙이는 경우는?</text:p>
      <text:p text:style-name="P251">2.일반 비디오에 비해서 dislike보다는 like이 붙기 쉬운 경향이 보인 것 아닌가?</text:p>
      <text:p text:style-name="P226">→ 리서치 퀘스천 방향성에 맞게 해석</text:p>
      <text:p text:style-name="P226"/>
      <text:p text:style-name="P226">과제감</text:p>
      <text:p text:style-name="P226">1.논문 이해 확산</text:p>
      <text:p text:style-name="P226">2.비디오 공개 목적에 룰이 없다</text:p>
      <text:p text:style-name="P226">3.전문가에 의한 비디오 별로 인기가 없다</text:p>
      <text:p text:style-name="P226"/>
      <text:p text:style-name="P226">의의가 있다!→ 의의엔 어떤게 있지? 여러 측면의 의의<text:span text:style-name="T105">ex.일반인에게(알트메트릭스)/전문가에게(피인용수)/...</text:span></text:p>
      <text:p text:style-name="P269">의의에 대해서 구체적으로 생각해두는게 중요</text:p>
      <text:p text:style-name="P226"/>
      <text:p text:style-name="P270">200807</text:p>
      <text:p text:style-name="P249">5월</text:p>
      <text:p text:style-name="P249">1.doi</text:p>
      <text:p text:style-name="P252">search_20200807_114451.txt</text:p>
      <text:p text:style-name="P253">videos_20200807_115422.txt +10</text:p>
      <text:p text:style-name="P254">2.redirection</text:p>
      <text:p text:style-name="P255">search_20200807_115917.txt</text:p>
      <text:p text:style-name="P255">videos_20200807_120657.txt +1</text:p>
      <text:p text:style-name="P255"/>
      <text:p text:style-name="P255">6월</text:p>
      <text:p text:style-name="P255">1.doi</text:p>
      <text:p text:style-name="P256">search_20200807_121054.txt</text:p>
      <text:p text:style-name="P256">videos_20200807_121942.txt +11</text:p>
      <text:p text:style-name="P226"/>
      <text:p text:style-name="P272">200808</text:p>
      <text:p text:style-name="P257">17년도 math에 대해서도 해보자</text:p>
      <text:p text:style-name="P257">소스: comp+math,2016metric,journal+conference → 3427건</text:p>
      <text:p text:style-name="P257">5%→ 171.35 → 171건 → na:3건 제거→ 168건</text:p>
      <text:p text:style-name="P257"/>
      <text:p text:style-name="P225"><text:span text:style-name="T107">SUBJAREA(MATH OR COMP) AND PUBDATETXT(January 201</text:span>7<text:span text:style-name="T107">) AND ISSN(</text:span>15710645 OR 1571-0645 OR 01628828 OR 0162-8828 OR 02767783 OR 0276-7783 OR 17590876 OR 1759-0876 OR 17444292 OR 1744-4292 OR 01636804 OR 0163-6804 OR 09205691 OR 0920-5691 OR 10636919 OR 1063-6919 OR 19328346 OR 1932-8346 OR 1551305X OR 1551-305X OR 00832057 OR 0083-2057 OR 1089778X OR 1089-778X OR 03600300 OR 0360-0300 OR 19358237 OR 1935-8237 OR 14675463 OR 1467-5463 OR 09624929 OR 0962-4929 OR 15513203 OR 1551-3203 OR 07338716 OR 0733-8716 OR 15361284 OR 1536-1284 OR 10636706 OR 1063-6706 OR 00189219 OR 0018-9219 OR 18844049 OR 1884-4049 OR 19493053 OR 1949-3053 OR 00000000 OR 0000-0000 OR 15540669 OR 1554-0669 OR 21682267 OR 2168-2267 OR 00000000 OR 0000-0000 OR 21695172 OR 2169-5172 OR 08908044 OR 0890-8044 OR 15662535 OR 1566-2535 OR 18750362 OR 1875-0362 OR 2162237X OR 2162-237X OR 10477047 OR 1047-7047 OR 02783649 OR 0278-3649 OR 07300301 OR 0730-0301 OR 13674803 OR 1367-4803 OR 0167739X OR 0167-739X OR 10836101 OR 1083-6101 OR 00985589 OR 0098-5589 OR 10577149 OR 1057-7149 OR 03601315 OR 0360-1315 OR 01290657 OR 0129-0657 OR 10967516 OR 1096-7516 OR 13618415 OR 1361-8415 OR 19493045 OR 1949-3045 OR 00000000 OR 0000-0000 OR 15499618 OR 1549-9618 OR 00043702 OR 0004-3702 OR 21687161 OR 2168-7161 OR 15361276 OR 1536-1276 OR 13501917 OR 1350-1917 OR 0749596X OR 0749-596X OR 15672190 OR 1567-2190 OR 19324553 OR 1932-4553 OR 09242716 OR 0924-2716 OR 07378017 OR 0737-8017 OR 00189286 OR 0018-9286 OR 02684012 OR 0268-4012 OR 00313203 OR 0031-3203 OR 0960085X OR 0960-085X OR 10459219 OR 1045-9219 OR 15523098 OR 1552-3098 OR 08936080 OR 0893-6080 OR 10939687 OR 1093-9687 OR 01679236 OR 0167-9236 OR 15566013 OR 1556-6013 OR 10414347 OR 1041-4347 OR 19353812 OR 1935-3812 OR 1053587X OR 1053-587X OR 15487660 OR 1548-7660 OR 10834435 OR 1083-4435 OR 00200255 OR 0020-0255 OR 22106502 OR 2210-6502 OR 07342071 OR 0734-2071 OR 10730516 OR 1073-0516 OR 1049331X OR 1049-331X OR 15740137 OR 1574-0137 OR 15361233 OR 1536-1233 OR 10946705 OR 1094-6705 OR 09638687 OR 0963-8687 OR 13648152 OR 1364-8152 OR 09574174 OR 0957-4174 OR 02780062 OR 0278-0062 OR 10692509 OR 1069-2509 OR 15564959 OR 1556-4959 OR 09507051 OR 0950-7051 OR 02692821 OR 0269-2821 OR 1556603X OR 1556-603X OR 15209210 OR 1520-9210 OR 13697412 OR 1369-7412 OR 08912017 OR 0891-2017 OR 23274662 OR 2327-4662 OR 21508097 OR 2150-8097 OR 07365845 OR 0736-5845 OR 14717727 OR 1471-7727 OR 1553734X OR 1553-734X OR 00000000 OR 0000-0000 OR 00010782 OR 0001-0782 OR 15722740 OR 1572-2740 OR 19391374 OR 1939-1374 OR 03787206 OR 0378-7206 OR 02705257 OR 0270-5257 OR 00361445 OR 0036-1445 OR 03605442 OR 0360-5442 OR 15369323 OR 1536-9323 OR 00100285 OR <text:soft-page-break/>0010-0285 OR 21686750 OR 2168-6750 OR 0968090X OR 0968-090X OR 2045824X OR 2045-824X OR 00103640 OR 0010-3640 OR 00104655 OR 0010-4655 OR 15249050 OR 1524-9050 OR 07421222 OR 0742-1222 OR 00000000 OR 0000-0000 OR 08883270 OR 0888-3270 OR 21576904 OR 2157-6904 OR 00071102 OR 0007-1102 OR 23255870 OR 2325-5870 OR 15499596 OR 1549-9596 OR 11343060 OR 1134-3060 OR 00000000 OR 0000-0000 OR 15708268 OR 1570-8268 OR 10848045 OR 1084-8045 OR 0003486X OR 0003-486X OR 09259724 OR 0925-9724 OR 21682194 OR 2168-2194 OR 10772626 OR 1077-2626 OR 03050548 OR 0305-0548 OR 00000000 OR 0000-0000 OR 1531636X OR 1531-636X OR 01928651 OR 0192-8651 OR 15411672 OR 1541-1672 OR 15455971 OR 1545-5971 OR 16174909 OR 1617-4909 OR 09295593 OR 0929-5593 OR 09521976 OR 0952-1976 OR 17517575 OR 1751-7575 OR 10636692 OR 1063-6692 OR 17262135 OR 1726-2135 OR 15700844 OR 1570-0844 OR 00015962 OR 0001-5962 OR 23268298 OR 2326-8298 OR 03742830 OR 0374-2830 OR 00457825 OR 0045-7825 OR 10773142 OR 1077-3142 OR 13845810 OR 1384-5810 OR 16625196 OR 1662-5196 OR 21682216 OR 2168-2216 OR 00045411 OR 0004-5411 OR 19424787 OR 1942-4787 OR 00905364 OR 0090-5364 OR 10769757 OR 1076-9757 OR 02683962 OR 0268-3962 OR 02182025 OR 0218-2025 OR 1751570X OR 1751-570X OR 01651684 OR 0165-1684 OR 16875893 OR 1687-5893 OR 10635203 OR 1063-5203 OR 10075704 OR 1007-5704 OR 07475632 OR 0747-5632 OR 03064379 OR 0306-4379 OR 0888613X OR 0888-613X OR 17582946 OR 1758-2946 OR 20511310 OR 2051-1310 OR 15708705 OR 1570-8705 OR 08852308 OR 0885-2308 OR 00189545 OR 0018-9545 OR 09505849 OR 0950-5849 OR 09591524 OR 0959-1524)</text:p>
      <text:p text:style-name="P226"/>
      <text:p text:style-name="P258">1월</text:p>
      <text:p text:style-name="P258">1.doi</text:p>
      <text:p text:style-name="P258">search_20200808_195132.txt</text:p>
      <text:p text:style-name="P258">videos_20200808_195749.txt +22</text:p>
      <text:p text:style-name="P258"/>
      <text:p text:style-name="P258">2월</text:p>
      <text:p text:style-name="P258">1.doi</text:p>
      <text:p text:style-name="P259">search_20200808_200920.txt</text:p>
      <text:p text:style-name="P259">videos_20200808_202849.txt <text:span text:style-name="T108">+16</text:span></text:p>
      <text:p text:style-name="P259"/>
      <text:p text:style-name="P260">3월</text:p>
      <text:p text:style-name="P260">1.doi</text:p>
      <text:p text:style-name="P261">search_20200808_203230.txt</text:p>
      <text:p text:style-name="P261">videos_20200808_204832.txt +17</text:p>
      <text:p text:style-name="P261"/>
      <text:p text:style-name="P261">아… search 쿼리 당 1페이지만 비디오 검색중이었음… 하…</text:p>
      <text:p text:style-name="P261">수정 완료…</text:p>
      <text:p text:style-name="P261"/>
      <text:p text:style-name="P273">200809</text:p>
      <text:p text:style-name="P262"><text:span text:style-name="T102">main.py</text:span> search_by_domains()</text:p>
      <text:p text:style-name="P262">문제는 나중에 추가된 도메인에 대해 비디오 아이디를 어떤 식으로 확보할 것이냐.</text:p>
      <text:p text:style-name="P262">→ 추가된 도메인을 따로 보관해야 하나?</text:p>
      <text:p text:style-name="P262">→ 도메인이 추가된 시점을 보관해두자.</text:p>
      <text:p text:style-name="P262"/>
      <text:p text:style-name="P263">130701-130710</text:p>
      <text:p text:style-name="P264">search_20200809_165430.txt</text:p>
      <text:p text:style-name="P263">130710-130721</text:p>
      <text:p text:style-name="P263">search_20200809_172138.txt</text:p>
      <text:p text:style-name="P264"/>
      <text:p text:style-name="P417">1701 redirection 처리 완료</text:p>
      <text:p text:style-name="P417"/>
      <text:p text:style-name="P421">200810</text:p>
      <text:p text:style-name="P418">4월</text:p>
      <text:p text:style-name="P418">1.doi</text:p>
      <text:p text:style-name="P418">search_20200810_104358.txt</text:p>
      <text:p text:style-name="P418">videos_20200810_105151.txt +17</text:p>
      <text:p text:style-name="P418"/>
      <text:p text:style-name="P418">5월</text:p>
      <text:p text:style-name="P418">1.doi</text:p>
      <text:p text:style-name="P422">search_20200810_105326.txt</text:p>
      <text:p text:style-name="P422">videos_20200810_105931.txt</text:p>
      <text:p text:style-name="P419">search_20200810_111517.txt</text:p>
      <text:p text:style-name="P419">videos_20200810_112716.txt +1</text:p>
      <text:p text:style-name="P419"/>
      <text:p text:style-name="P419">6월</text:p>
      <text:p text:style-name="P420"><text:soft-page-break/>1.doi</text:p>
      <text:p text:style-name="P420">search_20200810_112813.txt</text:p>
      <text:p text:style-name="P420">videos_20200810_114305.txt <text:span text:style-name="T109">+2</text:span></text:p>
      <text:p text:style-name="P4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Slack-Lato" svg:font-family="Slack-Lato, appleLogo, sans-serif"/>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JP Regular" svg:font-family="'Noto Sans CJK JP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Noto Sans CJK JP Regular" style:font-size-asian="10.5pt" style:language-asian="ko" style:country-asian="KR"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Noto Sans CJK JP Regular" style:font-size-asian="10.5pt" style:language-asian="ko" style:country-asian="KR"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ext-autospace="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JP Regular" style:font-family-asian="'Noto Sans CJK JP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JP Regular" style:font-family-asian="'Noto Sans CJK JP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06T10:27:19.463791035</meta:creation-date>
    <dc:date>2020-08-10T11:44:36.454937487</dc:date>
    <meta:editing-duration>P3DT8H2M41S</meta:editing-duration>
    <meta:editing-cycles>271</meta:editing-cycles>
    <meta:generator>LibreOffice/5.1.6.2$Linux_X86_64 LibreOffice_project/10m0$Build-2</meta:generator>
    <meta:document-statistic meta:table-count="3" meta:image-count="0" meta:object-count="0" meta:page-count="30" meta:paragraph-count="985" meta:word-count="17926" meta:character-count="62916" meta:non-whitespace-character-count="53599"/>
  </office:meta>
</office:document-meta>
</file>